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style:text-underline-style="solid" style:text-underline-width="auto" style:text-underline-color="font-color" fo:font-weight="normal" officeooo:rsid="000aec8c" officeooo:paragraph-rsid="000aec8c" style:font-size-asian="21pt" style:font-weight-asian="normal" style:font-size-complex="24pt" style:font-weight-complex="normal"/>
    </style:style>
    <style:style style:name="P2" style:family="paragraph" style:parent-style-name="Standard">
      <style:paragraph-properties fo:text-align="center" style:justify-single-word="false"/>
      <style:text-properties fo:font-size="24pt" style:text-underline-style="solid" style:text-underline-width="auto" style:text-underline-color="font-color" fo:font-weight="normal" officeooo:rsid="000dbd5d" officeooo:paragraph-rsid="000dbd5d" style:font-size-asian="21pt" style:font-weight-asian="normal" style:font-size-complex="24pt" style:font-weight-complex="normal"/>
    </style:style>
    <style:style style:name="P3" style:family="paragraph" style:parent-style-name="Standard">
      <style:paragraph-properties fo:text-align="start" style:justify-single-word="false"/>
      <style:text-properties fo:font-size="20pt" style:text-underline-style="solid" style:text-underline-width="auto" style:text-underline-color="font-color" fo:font-weight="normal" officeooo:rsid="000dbd5d" officeooo:paragraph-rsid="000dbd5d" style:font-size-asian="17.5pt" style:font-weight-asian="normal" style:font-size-complex="20pt" style:font-weight-complex="normal"/>
    </style:style>
    <style:style style:name="P4" style:family="paragraph" style:parent-style-name="Standard">
      <style:paragraph-properties fo:text-align="start" style:justify-single-word="false"/>
      <style:text-properties fo:font-size="20pt" style:text-underline-style="solid" style:text-underline-width="auto" style:text-underline-color="font-color" fo:font-weight="normal" officeooo:rsid="000dbd5d" officeooo:paragraph-rsid="00162072" style:font-size-asian="17.5pt" style:font-weight-asian="normal" style:font-size-complex="20pt" style:font-weight-complex="normal"/>
    </style:style>
    <style:style style:name="P5" style:family="paragraph" style:parent-style-name="Standard">
      <style:paragraph-properties fo:text-align="start" style:justify-single-word="false"/>
      <style:text-properties fo:font-size="20pt" style:text-underline-style="solid" style:text-underline-width="auto" style:text-underline-color="font-color" fo:font-weight="normal" officeooo:rsid="000e4fd6" officeooo:paragraph-rsid="00151b0c" style:font-size-asian="17.5pt" style:font-weight-asian="normal" style:font-size-complex="20pt" style:font-weight-complex="normal"/>
    </style:style>
    <style:style style:name="P6" style:family="paragraph" style:parent-style-name="Standard">
      <style:paragraph-properties fo:text-align="start" style:justify-single-word="false"/>
      <style:text-properties fo:font-size="12pt" style:text-underline-style="none" fo:font-weight="normal" officeooo:rsid="000e4fd6" officeooo:paragraph-rsid="000e4fd6"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style:text-underline-style="none" fo:font-weight="normal" officeooo:rsid="000e4fd6" officeooo:paragraph-rsid="00130ced"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none" fo:font-weight="normal" officeooo:rsid="000e4fd6" officeooo:paragraph-rsid="00136328"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normal" officeooo:rsid="000e4fd6" officeooo:paragraph-rsid="00151b0c"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0fb2fd" officeooo:paragraph-rsid="00108872"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0151b0c" officeooo:paragraph-rsid="00136328"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none" fo:font-weight="normal" officeooo:rsid="00151b0c" officeooo:paragraph-rsid="00151b0c"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style="italic" style:text-underline-style="none" fo:font-weight="normal" officeooo:rsid="000e4fd6" officeooo:paragraph-rsid="000dbd5d" style:font-size-asian="10.5pt" style:font-style-asian="italic" style:font-weight-asian="normal" style:font-size-complex="12pt" style:font-style-complex="italic" style:font-weight-complex="normal"/>
    </style:style>
    <style:style style:name="P14" style:family="paragraph" style:parent-style-name="Standard">
      <style:paragraph-properties fo:text-align="start" style:justify-single-word="false"/>
      <style:text-properties officeooo:paragraph-rsid="0017bf4e"/>
    </style:style>
    <style:style style:name="P15" style:family="paragraph" style:parent-style-name="Standard">
      <style:paragraph-properties fo:text-align="start" style:justify-single-word="false"/>
      <style:text-properties fo:font-size="13pt" style:text-underline-style="none" fo:font-weight="normal" officeooo:rsid="000e4fd6" officeooo:paragraph-rsid="00151b0c" style:font-size-asian="13pt" style:font-weight-asian="normal" style:font-size-complex="13pt" style:font-weight-complex="normal"/>
    </style:style>
    <style:style style:name="P16" style:family="paragraph" style:parent-style-name="Standard">
      <style:paragraph-properties fo:text-align="start" style:justify-single-word="false"/>
      <style:text-properties fo:font-size="13pt" style:text-underline-style="none" fo:font-weight="normal" officeooo:rsid="000e4fd6" officeooo:paragraph-rsid="001d6023" style:font-size-asian="13pt" style:font-weight-asian="normal" style:font-size-complex="13pt" style:font-weight-complex="normal"/>
    </style:style>
    <style:style style:name="P17" style:family="paragraph" style:parent-style-name="Standard">
      <style:paragraph-properties fo:text-align="start" style:justify-single-word="false"/>
      <style:text-properties fo:font-size="13pt" style:text-underline-style="none" fo:font-weight="bold" officeooo:rsid="000e4fd6" officeooo:paragraph-rsid="00114aa2" style:font-size-asian="13pt" style:font-weight-asian="bold" style:font-size-complex="13pt" style:font-weight-complex="bold"/>
    </style:style>
    <style:style style:name="P18" style:family="paragraph" style:parent-style-name="Standard">
      <style:paragraph-properties fo:text-align="start" style:justify-single-word="false"/>
      <style:text-properties fo:font-size="13pt" style:text-underline-style="none" fo:font-weight="bold" officeooo:rsid="000e4fd6" officeooo:paragraph-rsid="00130ced" style:font-size-asian="13pt" style:font-weight-asian="bold" style:font-size-complex="13pt" style:font-weight-complex="bold"/>
    </style:style>
    <style:style style:name="P19" style:family="paragraph" style:parent-style-name="Standard">
      <style:paragraph-properties fo:text-align="start" style:justify-single-word="false"/>
      <style:text-properties fo:font-size="13pt" style:text-underline-style="none" fo:font-weight="bold" officeooo:rsid="000e4fd6" officeooo:paragraph-rsid="001ecd25" style:font-size-asian="13pt" style:font-weight-asian="bold" style:font-size-complex="13pt" style:font-weight-complex="bold"/>
    </style:style>
    <style:style style:name="P20" style:family="paragraph" style:parent-style-name="Standard">
      <style:paragraph-properties fo:text-align="start" style:justify-single-word="false"/>
      <style:text-properties fo:font-size="13pt" style:text-underline-style="none" fo:font-weight="bold" officeooo:rsid="000e4fd6" officeooo:paragraph-rsid="001f3ae7" style:font-size-asian="13pt" style:font-weight-asian="bold" style:font-size-complex="13pt" style:font-weight-complex="bold"/>
    </style:style>
    <style:style style:name="P21" style:family="paragraph" style:parent-style-name="Standard">
      <style:paragraph-properties fo:text-align="start" style:justify-single-word="false"/>
      <style:text-properties fo:font-size="13pt" style:text-underline-style="solid" style:text-underline-width="auto" style:text-underline-color="font-color" fo:font-weight="bold" officeooo:rsid="00130ced" officeooo:paragraph-rsid="00114aa2" style:font-size-asian="13pt" style:font-weight-asian="bold" style:font-size-complex="13pt" style:font-weight-complex="bold"/>
    </style:style>
    <style:style style:name="P22" style:family="paragraph" style:parent-style-name="Standard">
      <style:paragraph-properties fo:text-align="start" style:justify-single-word="false"/>
      <style:text-properties fo:font-size="13pt" style:text-underline-style="solid" style:text-underline-width="auto" style:text-underline-color="font-color" fo:font-weight="bold" officeooo:rsid="00130ced" officeooo:paragraph-rsid="00130ced" style:font-size-asian="13pt" style:font-weight-asian="bold" style:font-size-complex="13pt" style:font-weight-complex="bold"/>
    </style:style>
    <style:style style:name="P23" style:family="paragraph" style:parent-style-name="Standard">
      <style:paragraph-properties fo:text-align="start" style:justify-single-word="false"/>
      <style:text-properties fo:font-size="13pt" style:text-underline-style="solid" style:text-underline-width="auto" style:text-underline-color="font-color" fo:font-weight="bold" officeooo:rsid="00130ced" officeooo:paragraph-rsid="001ecd25" style:font-size-asian="13pt" style:font-weight-asian="bold" style:font-size-complex="13pt" style:font-weight-complex="bold"/>
    </style:style>
    <style:style style:name="P24" style:family="paragraph" style:parent-style-name="Standard">
      <style:paragraph-properties fo:text-align="start" style:justify-single-word="false"/>
      <style:text-properties fo:font-size="13pt" style:text-underline-style="solid" style:text-underline-width="auto" style:text-underline-color="font-color" fo:font-weight="bold" officeooo:rsid="00130ced" officeooo:paragraph-rsid="001f3ae7" style:font-size-asian="13pt" style:font-weight-asian="bold" style:font-size-complex="13pt" style:font-weight-complex="bold"/>
    </style:style>
    <style:style style:name="P25" style:family="paragraph" style:parent-style-name="Standard">
      <style:paragraph-properties fo:text-align="center" style:justify-single-word="false"/>
      <style:text-properties fo:color="#c9211e" loext:opacity="100%" fo:font-size="12pt" fo:font-style="italic" style:text-underline-style="none" fo:font-weight="normal" officeooo:rsid="000e4fd6" officeooo:paragraph-rsid="00151b0c" style:font-size-asian="10.5pt" style:font-style-asian="italic" style:font-weight-asian="normal" style:font-size-complex="12pt" style:font-style-complex="italic" style:font-weight-complex="normal"/>
    </style:style>
    <style:style style:name="P26" style:family="paragraph" style:parent-style-name="Standard">
      <style:paragraph-properties fo:text-align="start" style:justify-single-word="false"/>
      <style:text-properties fo:color="#c9211e" loext:opacity="100%" fo:font-size="12pt" fo:font-style="italic" style:text-underline-style="none" fo:font-weight="normal" officeooo:rsid="000e4fd6" officeooo:paragraph-rsid="00130ced" style:font-size-asian="10.5pt" style:font-style-asian="italic" style:font-weight-asian="normal" style:font-size-complex="12pt" style:font-style-complex="italic" style:font-weight-complex="normal"/>
    </style:style>
    <style:style style:name="P27" style:family="paragraph" style:parent-style-name="Standard">
      <style:paragraph-properties fo:text-align="start" style:justify-single-word="false"/>
      <style:text-properties fo:color="#c9211e" loext:opacity="100%" fo:font-size="12pt" fo:font-style="italic" style:text-underline-style="none" fo:font-weight="normal" officeooo:rsid="000e4fd6" officeooo:paragraph-rsid="001ecd25" style:font-size-asian="10.5pt" style:font-style-asian="italic" style:font-weight-asian="normal" style:font-size-complex="12pt" style:font-style-complex="italic" style:font-weight-complex="normal"/>
    </style:style>
    <style:style style:name="P28" style:family="paragraph" style:parent-style-name="Standard">
      <style:paragraph-properties fo:text-align="start" style:justify-single-word="false"/>
      <style:text-properties fo:color="#c9211e" loext:opacity="100%" fo:font-size="12pt" fo:font-style="italic" style:text-underline-style="none" fo:font-weight="normal" officeooo:rsid="000e4fd6" officeooo:paragraph-rsid="001f3ae7" style:font-size-asian="10.5pt" style:font-style-asian="italic" style:font-weight-asian="normal" style:font-size-complex="12pt" style:font-style-complex="italic" style:font-weight-complex="normal"/>
    </style:style>
    <style:style style:name="P29" style:family="paragraph" style:parent-style-name="Standard">
      <style:paragraph-properties fo:text-align="start" style:justify-single-word="false"/>
      <style:text-properties fo:color="#c9211e" loext:opacity="100%" fo:font-size="12pt" fo:font-style="italic" style:text-underline-style="none" fo:font-weight="normal" officeooo:rsid="001ecd25" officeooo:paragraph-rsid="001ecd25" style:font-size-asian="10.5pt" style:font-style-asian="italic" style:font-weight-asian="normal" style:font-size-complex="12pt" style:font-style-complex="italic" style:font-weight-complex="normal"/>
    </style:style>
    <style:style style:name="P30" style:family="paragraph" style:parent-style-name="Standard">
      <style:paragraph-properties fo:text-align="start" style:justify-single-word="false"/>
      <style:text-properties fo:color="#c9211e" loext:opacity="100%" fo:font-size="12pt" fo:font-style="italic" style:text-underline-style="none" fo:font-weight="normal" officeooo:rsid="001f3ae7" officeooo:paragraph-rsid="001f3ae7" style:font-size-asian="10.5pt" style:font-style-asian="italic" style:font-weight-asian="normal" style:font-size-complex="12pt" style:font-style-complex="italic" style:font-weight-complex="normal"/>
    </style:style>
    <style:style style:name="P31" style:family="paragraph" style:parent-style-name="Standard">
      <style:paragraph-properties fo:text-align="start" style:justify-single-word="false"/>
      <style:text-properties fo:color="#c9211e" loext:opacity="100%" fo:font-size="13pt" fo:font-style="italic" style:text-underline-style="none" fo:font-weight="normal" officeooo:rsid="00130ced" officeooo:paragraph-rsid="00130ced" style:font-size-asian="13pt" style:font-style-asian="italic" style:font-weight-asian="normal" style:font-size-complex="13pt" style:font-style-complex="italic" style:font-weight-complex="normal"/>
    </style:style>
    <style:style style:name="P32" style:family="paragraph" style:parent-style-name="Standard">
      <style:paragraph-properties fo:text-align="start" style:justify-single-word="false"/>
      <style:text-properties fo:color="#000000" loext:opacity="100%" fo:font-size="20pt" fo:font-style="normal" style:text-underline-style="solid" style:text-underline-width="auto" style:text-underline-color="font-color" fo:font-weight="normal" officeooo:rsid="000dbd5d" officeooo:paragraph-rsid="0017bf4e" style:font-size-asian="17.5pt" style:font-style-asian="normal" style:font-weight-asian="normal" style:font-size-complex="20pt" style:font-style-complex="normal" style:font-weight-complex="normal"/>
    </style:style>
    <style:style style:name="P33" style:family="paragraph" style:parent-style-name="Standard">
      <style:paragraph-properties fo:text-align="start" style:justify-single-word="false"/>
      <style:text-properties fo:color="#000000" loext:opacity="100%" fo:font-size="20pt" fo:font-style="normal" style:text-underline-style="solid" style:text-underline-width="auto" style:text-underline-color="font-color" fo:font-weight="normal" officeooo:rsid="000dbd5d" officeooo:paragraph-rsid="001f3ae7" style:font-size-asian="17.5pt" style:font-style-asian="normal" style:font-weight-asian="normal" style:font-size-complex="20pt" style:font-style-complex="normal" style:font-weight-complex="normal"/>
    </style:style>
    <style:style style:name="P34" style:family="paragraph" style:parent-style-name="Standard">
      <style:paragraph-properties fo:text-align="start" style:justify-single-word="false"/>
      <style:text-properties fo:color="#000000" loext:opacity="100%" fo:font-size="20pt" fo:font-style="normal" style:text-underline-style="solid" style:text-underline-width="auto" style:text-underline-color="font-color" fo:font-weight="normal" officeooo:rsid="001ecd25" officeooo:paragraph-rsid="001ecd25" style:font-size-asian="17.5pt" style:font-style-asian="normal" style:font-weight-asian="normal" style:font-size-complex="20pt" style:font-style-complex="normal" style:font-weight-complex="normal"/>
    </style:style>
    <style:style style:name="P35" style:family="paragraph" style:parent-style-name="Standard">
      <style:paragraph-properties fo:text-align="start" style:justify-single-word="false"/>
      <style:text-properties fo:color="#000000" loext:opacity="100%" fo:font-size="12pt" fo:font-style="normal" style:text-underline-style="none" fo:font-weight="normal" officeooo:rsid="001ecd25" officeooo:paragraph-rsid="001ecd25"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fo:color="#000000" loext:opacity="100%" fo:font-size="12pt" fo:font-style="normal" style:text-underline-style="none" fo:font-weight="normal" officeooo:rsid="001ecd25" officeooo:paragraph-rsid="002613b5" style:font-size-asian="10.5pt" style:font-style-asian="normal" style:font-weight-asian="normal" style:font-size-complex="12pt" style:font-style-complex="normal" style:font-weight-complex="normal"/>
    </style:style>
    <style:style style:name="P37" style:family="paragraph" style:parent-style-name="Text_20_body">
      <style:paragraph-properties fo:text-align="start" style:justify-single-word="false"/>
      <style:text-properties fo:color="#000000" loext:opacity="100%" fo:font-size="12pt" fo:font-style="normal" style:text-underline-style="none" fo:font-weight="normal" officeooo:rsid="002e8907" officeooo:paragraph-rsid="002e8907" style:font-size-asian="10.5pt" style:font-style-asian="normal" style:font-weight-asian="normal" style:font-size-complex="12pt" style:font-style-complex="normal" style:font-weight-complex="normal"/>
    </style:style>
    <style:style style:name="P38" style:family="paragraph" style:parent-style-name="Standard">
      <style:text-properties fo:color="#000000" loext:opacity="100%" fo:font-size="10pt" style:text-underline-style="solid" style:text-underline-width="auto" style:text-underline-color="font-color" fo:font-weight="normal" officeooo:rsid="000717bd" officeooo:paragraph-rsid="00311c70" style:font-size-asian="10pt" style:font-weight-asian="normal" style:font-size-complex="10pt" style:font-weight-complex="normal"/>
    </style:style>
    <style:style style:name="P39" style:family="paragraph" style:parent-style-name="Standard">
      <style:text-properties fo:color="#ff0000" loext:opacity="100%" fo:font-size="10pt" officeooo:paragraph-rsid="00162072" style:font-size-asian="10pt" style:font-size-complex="10pt"/>
    </style:style>
    <style:style style:name="P40" style:family="paragraph" style:parent-style-name="Standard">
      <style:text-properties fo:color="#ff0000" loext:opacity="100%" fo:font-size="10pt" style:text-underline-style="none" fo:font-weight="normal" officeooo:rsid="00347c88" officeooo:paragraph-rsid="00162072" style:font-size-asian="10pt" style:font-weight-asian="normal" style:font-size-complex="10pt" style:font-weight-complex="normal"/>
    </style:style>
    <style:style style:name="P41" style:family="paragraph" style:parent-style-name="Standard">
      <style:text-properties fo:color="#ff0000" loext:opacity="100%" fo:font-size="10pt" fo:font-style="normal" style:text-underline-style="none" fo:font-weight="normal" officeooo:rsid="00347c88" officeooo:paragraph-rsid="00162072" style:font-size-asian="10pt" style:font-style-asian="normal" style:font-weight-asian="normal" style:font-size-complex="10pt" style:font-style-complex="normal" style:font-weight-complex="normal"/>
    </style:style>
    <style:style style:name="P42" style:family="paragraph" style:parent-style-name="Standard">
      <style:paragraph-properties fo:text-align="start" style:justify-single-word="false"/>
      <style:text-properties fo:color="#ff0000" loext:opacity="100%" fo:font-size="10pt" fo:font-style="normal" style:text-underline-style="none" fo:font-weight="normal" officeooo:rsid="00347c88" officeooo:paragraph-rsid="00162072" style:font-size-asian="10pt" style:font-style-asian="normal" style:font-weight-asian="normal" style:font-size-complex="10pt" style:font-style-complex="normal" style:font-weight-complex="normal"/>
    </style:style>
    <style:style style:name="P43" style:family="paragraph" style:parent-style-name="Standard">
      <style:text-properties fo:color="#ff0000" loext:opacity="100%" fo:font-size="10pt" fo:font-style="normal" style:text-underline-style="none" fo:font-weight="normal" officeooo:rsid="00347c88" officeooo:paragraph-rsid="00311c70" style:font-size-asian="10pt" style:font-style-asian="normal" style:font-weight-asian="normal" style:font-size-complex="10pt" style:font-style-complex="normal" style:font-weight-complex="normal"/>
    </style:style>
    <style:style style:name="P44" style:family="paragraph" style:parent-style-name="Standard">
      <style:text-properties fo:color="#ff0000" loext:opacity="100%" fo:font-size="10pt" fo:font-style="normal" style:text-underline-style="none" officeooo:rsid="00347c88" officeooo:paragraph-rsid="00162072" style:font-size-asian="10pt" style:font-style-asian="normal" style:font-size-complex="10pt" style:font-style-complex="normal"/>
    </style:style>
    <style:style style:name="P45" style:family="paragraph" style:parent-style-name="Standard">
      <style:text-properties fo:color="#ff0000" loext:opacity="100%" fo:font-size="10pt" fo:font-style="normal" style:text-underline-style="none" officeooo:rsid="00347c88" officeooo:paragraph-rsid="002820f0" style:font-size-asian="10pt" style:font-style-asian="normal" style:font-size-complex="10pt" style:font-style-complex="normal"/>
    </style:style>
    <style:style style:name="P46" style:family="paragraph" style:parent-style-name="Standard">
      <style:text-properties fo:color="#ff0000" loext:opacity="100%" fo:font-size="10pt" fo:font-style="normal" officeooo:rsid="00347c88" officeooo:paragraph-rsid="00162072" style:font-size-asian="10pt" style:font-style-asian="normal" style:font-size-complex="10pt" style:font-style-complex="normal"/>
    </style:style>
    <style:style style:name="P47" style:family="paragraph" style:parent-style-name="Standard">
      <style:text-properties fo:color="#ff0000" loext:opacity="100%" fo:font-size="10pt" fo:font-style="normal" style:text-underline-style="solid" style:text-underline-width="auto" style:text-underline-color="font-color" fo:font-weight="normal" officeooo:rsid="00743dd1" officeooo:paragraph-rsid="001bf1ac" style:font-size-asian="10pt" style:font-style-asian="normal" style:font-weight-asian="normal" style:font-size-complex="10pt" style:font-style-complex="normal" style:font-weight-complex="normal"/>
    </style:style>
    <style:style style:name="P48" style:family="paragraph" style:parent-style-name="Standard">
      <style:text-properties fo:color="#800080" loext:opacity="100%" fo:font-size="10pt" officeooo:paragraph-rsid="00162072" style:font-size-asian="10pt" style:font-size-complex="10pt"/>
    </style:style>
    <style:style style:name="P49" style:family="paragraph" style:parent-style-name="Standard">
      <style:text-properties fo:color="#800080" loext:opacity="100%" fo:font-size="10pt" officeooo:rsid="0016fa07" officeooo:paragraph-rsid="00162072" style:font-size-asian="10pt" style:font-size-complex="10pt"/>
    </style:style>
    <style:style style:name="P50" style:family="paragraph" style:parent-style-name="Standard">
      <style:text-properties fo:color="#800080" loext:opacity="100%" fo:font-size="10pt" style:text-underline-style="none" fo:font-weight="normal" officeooo:rsid="00347c88" officeooo:paragraph-rsid="00162072" style:font-size-asian="10pt" style:font-weight-asian="normal" style:font-size-complex="10pt" style:font-weight-complex="normal"/>
    </style:style>
    <style:style style:name="P51" style:family="paragraph" style:parent-style-name="Standard">
      <style:text-properties fo:color="#800080" loext:opacity="100%" fo:font-size="10pt" style:text-underline-style="none" fo:font-weight="normal" officeooo:rsid="00229260" officeooo:paragraph-rsid="00162072" style:font-size-asian="10pt" style:font-weight-asian="normal" style:font-size-complex="10pt" style:font-weight-complex="normal"/>
    </style:style>
    <style:style style:name="P52" style:family="paragraph" style:parent-style-name="Standard">
      <style:text-properties fo:color="#800080" loext:opacity="100%" fo:font-size="10pt" style:text-underline-style="none" fo:font-weight="normal" officeooo:rsid="001af9d3" officeooo:paragraph-rsid="00162072" style:font-size-asian="10pt" style:font-weight-asian="normal" style:font-size-complex="10pt" style:font-weight-complex="normal"/>
    </style:style>
    <style:style style:name="P53" style:family="paragraph" style:parent-style-name="Standard">
      <style:text-properties fo:color="#800080" loext:opacity="100%" fo:font-size="10pt" style:text-underline-style="none" officeooo:rsid="0059656b" officeooo:paragraph-rsid="002820f0" style:font-size-asian="10pt" style:font-size-complex="10pt"/>
    </style:style>
    <style:style style:name="P54" style:family="paragraph" style:parent-style-name="Standard">
      <style:text-properties fo:color="#800080" loext:opacity="100%" fo:font-size="10pt" style:text-underline-style="solid" style:text-underline-width="auto" style:text-underline-color="font-color" fo:font-weight="bold" officeooo:rsid="00396723" officeooo:paragraph-rsid="00162072" style:font-size-asian="10pt" style:font-weight-asian="bold" style:font-size-complex="10pt" style:font-weight-complex="bold"/>
    </style:style>
    <style:style style:name="P55" style:family="paragraph" style:parent-style-name="Standard">
      <style:text-properties fo:color="#800080" loext:opacity="100%" fo:font-size="10pt" fo:font-style="normal" officeooo:rsid="001891fe" officeooo:paragraph-rsid="00162072" style:font-size-asian="10pt" style:font-style-asian="normal" style:font-size-complex="10pt" style:font-style-complex="normal"/>
    </style:style>
    <style:style style:name="P56" style:family="paragraph" style:parent-style-name="Standard">
      <style:text-properties fo:color="#800080" loext:opacity="100%" fo:font-size="10pt" fo:font-style="normal" officeooo:rsid="00347c88" officeooo:paragraph-rsid="00162072" style:font-size-asian="10pt" style:font-style-asian="normal" style:font-size-complex="10pt" style:font-style-complex="normal"/>
    </style:style>
    <style:style style:name="P57" style:family="paragraph" style:parent-style-name="Standard">
      <style:text-properties fo:color="#800080" loext:opacity="100%" fo:font-size="10pt" fo:font-style="normal" style:text-underline-style="none" officeooo:rsid="00125fff" officeooo:paragraph-rsid="00162072" style:font-size-asian="10pt" style:font-style-asian="normal" style:font-size-complex="10pt" style:font-style-complex="normal"/>
    </style:style>
    <style:style style:name="P58" style:family="paragraph" style:parent-style-name="Standard">
      <style:text-properties fo:font-size="10pt" style:text-underline-style="solid" style:text-underline-width="auto" style:text-underline-color="font-color" fo:font-weight="bold" officeooo:rsid="0017de5f" officeooo:paragraph-rsid="00162072" style:font-size-asian="10pt" style:font-weight-asian="bold" style:font-size-complex="10pt" style:font-weight-complex="bold"/>
    </style:style>
    <style:style style:name="P59" style:family="paragraph" style:parent-style-name="Standard">
      <style:text-properties fo:font-size="10pt" style:text-underline-style="solid" style:text-underline-width="auto" style:text-underline-color="font-color" fo:font-weight="bold" officeooo:rsid="002b8c1e" officeooo:paragraph-rsid="00162072" style:font-size-asian="10pt" style:font-weight-asian="bold" style:font-size-complex="10pt" style:font-weight-complex="bold"/>
    </style:style>
    <style:style style:name="P60" style:family="paragraph" style:parent-style-name="Standard">
      <style:text-properties fo:font-size="10pt" style:text-underline-style="solid" style:text-underline-width="auto" style:text-underline-color="font-color" fo:font-weight="bold" officeooo:rsid="00315a21" officeooo:paragraph-rsid="00162072" style:font-size-asian="10pt" style:font-weight-asian="bold" style:font-size-complex="10pt" style:font-weight-complex="bold"/>
    </style:style>
    <style:style style:name="P61" style:family="paragraph" style:parent-style-name="Standard">
      <style:text-properties fo:font-size="10pt" style:text-underline-style="solid" style:text-underline-width="auto" style:text-underline-color="font-color" fo:font-weight="bold" officeooo:rsid="0050af4a" officeooo:paragraph-rsid="00162072" style:font-size-asian="10pt" style:font-weight-asian="bold" style:font-size-complex="10pt" style:font-weight-complex="bold"/>
    </style:style>
    <style:style style:name="P62" style:family="paragraph" style:parent-style-name="Standard">
      <style:text-properties fo:font-size="10pt" style:text-underline-style="solid" style:text-underline-width="auto" style:text-underline-color="font-color" fo:font-weight="bold" officeooo:rsid="0016fa07" officeooo:paragraph-rsid="00162072" style:font-size-asian="10pt" style:font-weight-asian="bold" style:font-size-complex="10pt" style:font-weight-complex="bold"/>
    </style:style>
    <style:style style:name="P63" style:family="paragraph" style:parent-style-name="Standard">
      <style:text-properties fo:font-size="10pt" style:text-underline-style="solid" style:text-underline-width="auto" style:text-underline-color="font-color" fo:font-weight="bold" officeooo:rsid="002ad002" officeooo:paragraph-rsid="00162072" style:font-size-asian="10pt" style:font-weight-asian="bold" style:font-size-complex="10pt" style:font-weight-complex="bold"/>
    </style:style>
    <style:style style:name="P64" style:family="paragraph" style:parent-style-name="Standard">
      <style:text-properties fo:font-size="10pt" style:text-underline-style="solid" style:text-underline-width="auto" style:text-underline-color="font-color" fo:font-weight="bold" officeooo:rsid="00743dd1" officeooo:paragraph-rsid="00162072" style:font-size-asian="10pt" style:font-weight-asian="bold" style:font-size-complex="10pt" style:font-weight-complex="bold"/>
    </style:style>
    <style:style style:name="P65" style:family="paragraph" style:parent-style-name="Standard">
      <style:text-properties fo:font-size="10pt" style:text-underline-style="solid" style:text-underline-width="auto" style:text-underline-color="font-color" fo:font-weight="bold" officeooo:rsid="001891fe" officeooo:paragraph-rsid="00162072" style:font-size-asian="10pt" style:font-weight-asian="bold" style:font-size-complex="10pt" style:font-weight-complex="bold"/>
    </style:style>
    <style:style style:name="P66" style:family="paragraph" style:parent-style-name="Standard">
      <style:text-properties fo:font-size="10pt" style:text-underline-style="solid" style:text-underline-width="auto" style:text-underline-color="font-color" fo:font-weight="bold" officeooo:rsid="001891fe" officeooo:paragraph-rsid="0029efaf" style:font-size-asian="10pt" style:font-weight-asian="bold" style:font-size-complex="10pt" style:font-weight-complex="bold"/>
    </style:style>
    <style:style style:name="P67" style:family="paragraph" style:parent-style-name="Standard">
      <style:text-properties fo:font-size="10pt" style:text-underline-style="solid" style:text-underline-width="auto" style:text-underline-color="font-color" fo:font-weight="bold" officeooo:rsid="0014ede2" officeooo:paragraph-rsid="00162072" style:font-size-asian="10pt" style:font-weight-asian="bold" style:font-size-complex="10pt" style:font-weight-complex="bold"/>
    </style:style>
    <style:style style:name="P68" style:family="paragraph" style:parent-style-name="Standard">
      <style:text-properties fo:font-size="10pt" style:text-underline-style="solid" style:text-underline-width="auto" style:text-underline-color="font-color" fo:font-weight="bold" officeooo:rsid="004f4725" officeooo:paragraph-rsid="00162072" style:font-size-asian="10pt" style:font-weight-asian="bold" style:font-size-complex="10pt" style:font-weight-complex="bold"/>
    </style:style>
    <style:style style:name="P69" style:family="paragraph" style:parent-style-name="Standard">
      <style:text-properties fo:font-size="10pt" style:text-underline-style="solid" style:text-underline-width="auto" style:text-underline-color="font-color" fo:font-weight="bold" officeooo:rsid="0053ec08" officeooo:paragraph-rsid="0029efaf" style:font-size-asian="10pt" style:font-weight-asian="bold" style:font-size-complex="10pt" style:font-weight-complex="bold"/>
    </style:style>
    <style:style style:name="P70" style:family="paragraph" style:parent-style-name="Standard">
      <style:text-properties fo:font-size="10pt" style:text-underline-style="solid" style:text-underline-width="auto" style:text-underline-color="font-color" fo:font-weight="bold" officeooo:rsid="0011b30a" officeooo:paragraph-rsid="00162072" style:font-size-asian="10pt" style:font-weight-asian="bold" style:font-size-complex="10pt" style:font-weight-complex="bold"/>
    </style:style>
    <style:style style:name="P71" style:family="paragraph" style:parent-style-name="Standard">
      <style:text-properties fo:font-size="10pt" style:text-underline-style="solid" style:text-underline-width="auto" style:text-underline-color="font-color" fo:font-weight="bold" officeooo:rsid="00571103" officeooo:paragraph-rsid="00162072" style:font-size-asian="10pt" style:font-weight-asian="bold" style:font-size-complex="10pt" style:font-weight-complex="bold"/>
    </style:style>
    <style:style style:name="P72" style:family="paragraph" style:parent-style-name="Standard">
      <style:text-properties fo:font-size="10pt" style:text-underline-style="solid" style:text-underline-width="auto" style:text-underline-color="font-color" fo:font-weight="bold" officeooo:rsid="001af9d3" officeooo:paragraph-rsid="00162072" style:font-size-asian="10pt" style:font-weight-asian="bold" style:font-size-complex="10pt" style:font-weight-complex="bold"/>
    </style:style>
    <style:style style:name="P73" style:family="paragraph" style:parent-style-name="Standard">
      <style:text-properties fo:font-size="10pt" style:text-underline-style="solid" style:text-underline-width="auto" style:text-underline-color="font-color" fo:font-weight="bold" officeooo:rsid="00225637" officeooo:paragraph-rsid="00162072" style:font-size-asian="10pt" style:font-weight-asian="bold" style:font-size-complex="10pt" style:font-weight-complex="bold"/>
    </style:style>
    <style:style style:name="P74" style:family="paragraph" style:parent-style-name="Standard">
      <style:text-properties fo:font-size="10pt" style:text-underline-style="solid" style:text-underline-width="auto" style:text-underline-color="font-color" fo:font-weight="bold" officeooo:rsid="00659cc8" officeooo:paragraph-rsid="00162072" style:font-size-asian="10pt" style:font-weight-asian="bold" style:font-size-complex="10pt" style:font-weight-complex="bold"/>
    </style:style>
    <style:style style:name="P75" style:family="paragraph" style:parent-style-name="Standard">
      <style:text-properties fo:font-size="10pt" style:text-underline-style="solid" style:text-underline-width="auto" style:text-underline-color="font-color" fo:font-weight="normal" officeooo:rsid="00347c88" officeooo:paragraph-rsid="00162072" style:font-size-asian="10pt" style:font-weight-asian="normal" style:font-size-complex="10pt" style:font-weight-complex="normal"/>
    </style:style>
    <style:style style:name="P76" style:family="paragraph" style:parent-style-name="Standard">
      <style:text-properties fo:font-size="10pt" style:text-underline-style="solid" style:text-underline-width="auto" style:text-underline-color="font-color" fo:font-weight="normal" officeooo:rsid="000717bd" officeooo:paragraph-rsid="00311c70" style:font-size-asian="10pt" style:font-weight-asian="normal" style:font-size-complex="10pt" style:font-weight-complex="normal"/>
    </style:style>
    <style:style style:name="P77" style:family="paragraph" style:parent-style-name="Standard">
      <style:text-properties fo:font-size="10pt" style:text-underline-style="solid" style:text-underline-width="auto" style:text-underline-color="font-color" officeooo:rsid="0011b30a" officeooo:paragraph-rsid="00162072" style:font-size-asian="10pt" style:font-size-complex="10pt"/>
    </style:style>
    <style:style style:name="P78" style:family="paragraph" style:parent-style-name="Standard">
      <style:text-properties fo:font-size="10pt" style:text-underline-style="none" fo:font-weight="normal" officeooo:rsid="0017de5f" officeooo:paragraph-rsid="00162072" style:font-size-asian="10pt" style:font-weight-asian="normal" style:font-size-complex="10pt" style:font-weight-complex="normal"/>
    </style:style>
    <style:style style:name="P79" style:family="paragraph" style:parent-style-name="Standard">
      <style:text-properties fo:font-size="10pt" style:text-underline-style="none" fo:font-weight="normal" officeooo:rsid="0018ff99" officeooo:paragraph-rsid="00162072" style:font-size-asian="10pt" style:font-weight-asian="normal" style:font-size-complex="10pt" style:font-weight-complex="normal"/>
    </style:style>
    <style:style style:name="P80" style:family="paragraph" style:parent-style-name="Standard">
      <style:text-properties fo:font-size="10pt" style:text-underline-style="none" fo:font-weight="normal" officeooo:rsid="001891fe" officeooo:paragraph-rsid="00162072" style:font-size-asian="10pt" style:font-weight-asian="normal" style:font-size-complex="10pt" style:font-weight-complex="normal"/>
    </style:style>
    <style:style style:name="P81" style:family="paragraph" style:parent-style-name="Standard">
      <style:text-properties fo:font-size="10pt" style:text-underline-style="none" fo:font-weight="normal" officeooo:rsid="002ad002" officeooo:paragraph-rsid="00162072" style:font-size-asian="10pt" style:font-weight-asian="normal" style:font-size-complex="10pt" style:font-weight-complex="normal"/>
    </style:style>
    <style:style style:name="P82" style:family="paragraph" style:parent-style-name="Standard">
      <style:text-properties fo:font-size="10pt" style:text-underline-style="none" fo:font-weight="normal" officeooo:rsid="00347c88" officeooo:paragraph-rsid="00162072" style:font-size-asian="10pt" style:font-weight-asian="normal" style:font-size-complex="10pt" style:font-weight-complex="normal"/>
    </style:style>
    <style:style style:name="P83" style:family="paragraph" style:parent-style-name="Standard">
      <style:text-properties fo:font-size="10pt" style:text-underline-style="none" fo:font-weight="normal" officeooo:rsid="00347c88" officeooo:paragraph-rsid="00311c70" style:font-size-asian="10pt" style:font-weight-asian="normal" style:font-size-complex="10pt" style:font-weight-complex="normal"/>
    </style:style>
    <style:style style:name="P84" style:family="paragraph" style:parent-style-name="Standard">
      <style:text-properties fo:font-size="10pt" style:text-underline-style="none" fo:font-weight="normal" officeooo:rsid="001af9d3" officeooo:paragraph-rsid="00162072" style:font-size-asian="10pt" style:font-weight-asian="normal" style:font-size-complex="10pt" style:font-weight-complex="normal"/>
    </style:style>
    <style:style style:name="P85" style:family="paragraph" style:parent-style-name="Standard">
      <style:text-properties fo:font-size="10pt" style:text-underline-style="none" fo:font-weight="normal" officeooo:rsid="00225637" officeooo:paragraph-rsid="00162072" style:font-size-asian="10pt" style:font-weight-asian="normal" style:font-size-complex="10pt" style:font-weight-complex="normal"/>
    </style:style>
    <style:style style:name="P86" style:family="paragraph" style:parent-style-name="Standard">
      <style:text-properties fo:font-size="10pt" style:text-underline-style="none" fo:font-weight="normal" officeooo:rsid="00229260" officeooo:paragraph-rsid="00162072" style:font-size-asian="10pt" style:font-weight-asian="normal" style:font-size-complex="10pt" style:font-weight-complex="normal"/>
    </style:style>
    <style:style style:name="P87" style:family="paragraph" style:parent-style-name="Standard">
      <style:text-properties fo:font-size="10pt" style:text-underline-style="none" officeooo:rsid="0011b30a" officeooo:paragraph-rsid="00162072" style:font-size-asian="10pt" style:font-size-complex="10pt"/>
    </style:style>
    <style:style style:name="P88" style:family="paragraph" style:parent-style-name="Standard">
      <style:text-properties fo:font-size="10pt" style:text-underline-style="none" officeooo:rsid="00099153" officeooo:paragraph-rsid="00162072" style:font-size-asian="10pt" style:font-size-complex="10pt"/>
    </style:style>
    <style:style style:name="P89" style:family="paragraph" style:parent-style-name="Standard">
      <style:text-properties fo:font-size="10pt" fo:font-style="italic" style:text-underline-style="none" fo:font-weight="normal" officeooo:rsid="0013a30c" officeooo:paragraph-rsid="00162072" style:font-size-asian="10pt" style:font-style-asian="italic" style:font-weight-asian="normal" style:font-size-complex="10pt" style:font-style-complex="italic" style:font-weight-complex="normal"/>
    </style:style>
    <style:style style:name="P90" style:family="paragraph" style:parent-style-name="Standard">
      <style:text-properties fo:font-size="10pt" officeooo:rsid="0016fa07" officeooo:paragraph-rsid="00162072" style:font-size-asian="10pt" style:font-size-complex="10pt"/>
    </style:style>
    <style:style style:name="P91" style:family="paragraph" style:parent-style-name="Standard">
      <style:text-properties fo:font-size="10pt" officeooo:rsid="0004fd99" officeooo:paragraph-rsid="00162072" style:font-size-asian="10pt" style:font-size-complex="10pt"/>
    </style:style>
    <style:style style:name="P92" style:family="paragraph" style:parent-style-name="Standard">
      <style:text-properties fo:font-size="10pt" officeooo:rsid="00347c88" officeooo:paragraph-rsid="00162072" style:font-size-asian="10pt" style:font-size-complex="10pt"/>
    </style:style>
    <style:style style:name="P93" style:family="paragraph" style:parent-style-name="Standard">
      <style:text-properties fo:font-size="10pt" officeooo:rsid="001891fe" officeooo:paragraph-rsid="00162072" style:font-size-asian="10pt" style:font-size-complex="10pt"/>
    </style:style>
    <style:style style:name="P94" style:family="paragraph" style:parent-style-name="Standard">
      <style:text-properties fo:font-size="10pt" officeooo:rsid="001891fe" officeooo:paragraph-rsid="001bf1ac" style:font-size-asian="10pt" style:font-size-complex="10pt"/>
    </style:style>
    <style:style style:name="P95" style:family="paragraph" style:parent-style-name="Standard">
      <style:text-properties fo:font-size="10pt" fo:font-style="normal" style:text-underline-style="none" fo:font-weight="normal" officeooo:rsid="0081c044" officeooo:paragraph-rsid="00162072" style:font-size-asian="10pt" style:font-style-asian="normal" style:font-weight-asian="normal" style:font-size-complex="10pt" style:font-style-complex="normal" style:font-weight-complex="normal"/>
    </style:style>
    <style:style style:name="P96" style:family="paragraph" style:parent-style-name="Standard">
      <style:paragraph-properties fo:text-align="start" style:justify-single-word="false"/>
      <style:text-properties officeooo:paragraph-rsid="003a0015"/>
    </style:style>
    <style:style style:name="P97" style:family="paragraph" style:parent-style-name="Standard">
      <style:paragraph-properties fo:text-align="start" style:justify-single-word="false"/>
      <style:text-properties officeooo:paragraph-rsid="003c3f4b"/>
    </style:style>
    <style:style style:name="P98" style:family="paragraph" style:parent-style-name="Standard">
      <style:paragraph-properties fo:text-align="start" style:justify-single-word="false"/>
      <style:text-properties officeooo:paragraph-rsid="003df2f8"/>
    </style:style>
    <style:style style:name="P99" style:family="paragraph" style:parent-style-name="Standard">
      <style:paragraph-properties fo:text-align="start" style:justify-single-word="false"/>
      <style:text-properties fo:color="#000000" loext:opacity="100%" fo:font-size="20pt" fo:font-style="normal" style:text-underline-style="solid" style:text-underline-width="auto" style:text-underline-color="font-color" fo:font-weight="normal" officeooo:rsid="000dbd5d" officeooo:paragraph-rsid="001f3ae7" style:font-size-asian="17.5pt" style:font-style-asian="normal" style:font-weight-asian="normal" style:font-size-complex="20pt" style:font-style-complex="normal" style:font-weight-complex="normal"/>
    </style:style>
    <style:style style:name="P100" style:family="paragraph" style:parent-style-name="Standard">
      <style:paragraph-properties fo:text-align="start" style:justify-single-word="false"/>
      <style:text-properties fo:color="#000000" loext:opacity="100%" fo:font-size="20pt" fo:font-style="normal" style:text-underline-style="solid" style:text-underline-width="auto" style:text-underline-color="font-color" fo:font-weight="normal" officeooo:rsid="000dbd5d" officeooo:paragraph-rsid="0017bf4e" style:font-size-asian="17.5pt" style:font-style-asian="normal" style:font-weight-asian="normal" style:font-size-complex="20pt" style:font-style-complex="normal" style:font-weight-complex="normal"/>
    </style:style>
    <style:style style:name="P101" style:family="paragraph" style:parent-style-name="Standard">
      <style:paragraph-properties fo:text-align="start" style:justify-single-word="false"/>
      <style:text-properties fo:color="#000000" loext:opacity="100%" fo:font-size="20pt" fo:font-style="normal" style:text-underline-style="solid" style:text-underline-width="auto" style:text-underline-color="font-color" fo:font-weight="normal" officeooo:rsid="001ecd25" officeooo:paragraph-rsid="0053dc87" style:font-size-asian="17.5pt" style:font-style-asian="normal" style:font-weight-asian="normal" style:font-size-complex="20pt" style:font-style-complex="normal" style:font-weight-complex="normal"/>
    </style:style>
    <style:style style:name="P102" style:family="paragraph" style:parent-style-name="Standard">
      <style:paragraph-properties fo:text-align="start" style:justify-single-word="false"/>
      <style:text-properties fo:color="#000000" loext:opacity="100%" fo:font-size="12pt" fo:font-style="normal" style:text-underline-style="none" fo:font-weight="normal" officeooo:rsid="002e8907" officeooo:paragraph-rsid="0035c5fd" style:font-size-asian="10.5pt" style:font-style-asian="normal" style:font-weight-asian="normal" style:font-size-complex="12pt" style:font-style-complex="normal" style:font-weight-complex="normal"/>
    </style:style>
    <style:style style:name="P103" style:family="paragraph" style:parent-style-name="Standard">
      <style:paragraph-properties fo:text-align="start" style:justify-single-word="false"/>
      <style:text-properties fo:color="#000000" loext:opacity="100%" fo:font-size="12pt" fo:font-style="normal" style:text-underline-style="none" fo:font-weight="normal" officeooo:rsid="002e8907" officeooo:paragraph-rsid="0053dc87" style:font-size-asian="10.5pt" style:font-style-asian="normal" style:font-weight-asian="normal" style:font-size-complex="12pt" style:font-style-complex="normal" style:font-weight-complex="normal"/>
    </style:style>
    <style:style style:name="P104" style:family="paragraph" style:parent-style-name="Standard">
      <style:paragraph-properties fo:text-align="start" style:justify-single-word="false"/>
      <style:text-properties fo:color="#000000" loext:opacity="100%" fo:font-size="12pt" fo:font-style="normal" style:text-underline-style="none" fo:font-weight="normal" officeooo:rsid="002e8907" officeooo:paragraph-rsid="0057b351" style:font-size-asian="10.5pt" style:font-style-asian="normal" style:font-weight-asian="normal" style:font-size-complex="12pt" style:font-style-complex="normal" style:font-weight-complex="normal"/>
    </style:style>
    <style:style style:name="P105" style:family="paragraph" style:parent-style-name="Standard">
      <style:paragraph-properties fo:text-align="start" style:justify-single-word="false"/>
      <style:text-properties fo:color="#000000" loext:opacity="100%" fo:font-size="12pt" fo:font-style="normal" style:text-underline-style="none" fo:font-weight="normal" officeooo:rsid="001ecd25" officeooo:paragraph-rsid="001ecd25" style:font-size-asian="10.5pt" style:font-style-asian="normal" style:font-weight-asian="normal" style:font-size-complex="12pt" style:font-style-complex="normal" style:font-weight-complex="normal"/>
    </style:style>
    <style:style style:name="P106" style:family="paragraph" style:parent-style-name="Standard">
      <style:paragraph-properties fo:text-align="start" style:justify-single-word="false"/>
      <style:text-properties fo:color="#000000" loext:opacity="100%" fo:font-size="12pt" fo:font-style="normal" style:text-underline-style="none" fo:font-weight="normal" officeooo:rsid="001ecd25" officeooo:paragraph-rsid="002613b5" style:font-size-asian="10.5pt" style:font-style-asian="normal" style:font-weight-asian="normal" style:font-size-complex="12pt" style:font-style-complex="normal" style:font-weight-complex="normal"/>
    </style:style>
    <style:style style:name="P107" style:family="paragraph" style:parent-style-name="Standard">
      <style:paragraph-properties fo:text-align="start" style:justify-single-word="false"/>
      <style:text-properties fo:color="#000000" loext:opacity="100%" fo:font-size="12pt" fo:font-style="normal" style:text-underline-style="none" fo:font-weight="normal" officeooo:rsid="001ecd25" officeooo:paragraph-rsid="00395ffd" style:font-size-asian="10.5pt" style:font-style-asian="normal" style:font-weight-asian="normal" style:font-size-complex="12pt" style:font-style-complex="normal" style:font-weight-complex="normal"/>
    </style:style>
    <style:style style:name="P108" style:family="paragraph" style:parent-style-name="Standard">
      <style:paragraph-properties fo:text-align="start" style:justify-single-word="false"/>
      <style:text-properties fo:color="#000000" loext:opacity="100%" fo:font-size="12pt" fo:font-weight="normal" officeooo:paragraph-rsid="005eeb31"/>
    </style:style>
    <style:style style:name="P109" style:family="paragraph" style:parent-style-name="Standard">
      <style:paragraph-properties fo:text-align="start" style:justify-single-word="false"/>
      <style:text-properties fo:color="#000000" loext:opacity="100%" fo:font-size="12pt" fo:font-weight="normal" officeooo:paragraph-rsid="0064b494"/>
    </style:style>
    <style:style style:name="P110" style:family="paragraph" style:parent-style-name="Standard">
      <style:paragraph-properties fo:text-align="start" style:justify-single-word="false"/>
      <style:text-properties fo:color="#000000" loext:opacity="100%" fo:font-size="12pt" fo:font-style="italic" style:text-underline-style="none" fo:font-weight="normal" officeooo:rsid="005eeb31" officeooo:paragraph-rsid="005eeb31" style:font-size-asian="10.5pt" style:font-style-asian="italic" style:font-weight-asian="normal" style:font-size-complex="12pt" style:font-style-complex="italic" style:font-weight-complex="normal"/>
    </style:style>
    <style:style style:name="P111" style:family="paragraph" style:parent-style-name="Standard">
      <style:paragraph-properties fo:text-align="start" style:justify-single-word="false"/>
      <style:text-properties fo:color="#000000" loext:opacity="100%" fo:font-size="12pt" fo:font-style="italic" style:text-underline-style="none" fo:font-weight="normal" officeooo:rsid="005eeb31" officeooo:paragraph-rsid="0060dc80" style:font-size-asian="10.5pt" style:font-style-asian="italic" style:font-weight-asian="normal" style:font-size-complex="12pt" style:font-style-complex="italic" style:font-weight-complex="normal"/>
    </style:style>
    <style:style style:name="P112" style:family="paragraph" style:parent-style-name="Standard">
      <style:paragraph-properties fo:text-align="start" style:justify-single-word="false"/>
      <style:text-properties fo:color="#000000" loext:opacity="100%" fo:font-size="12pt" fo:font-style="italic" style:text-underline-style="none" fo:font-weight="normal" officeooo:rsid="005eeb31" officeooo:paragraph-rsid="0064e164" style:font-size-asian="10.5pt" style:font-style-asian="italic" style:font-weight-asian="normal" style:font-size-complex="12pt" style:font-style-complex="italic" style:font-weight-complex="normal"/>
    </style:style>
    <style:style style:name="P113" style:family="paragraph" style:parent-style-name="Standard">
      <style:paragraph-properties fo:text-align="start" style:justify-single-word="false"/>
      <style:text-properties fo:color="#000000" loext:opacity="100%" fo:font-size="12pt" fo:font-style="italic" style:text-underline-style="none" fo:font-weight="normal" officeooo:rsid="005eeb31" officeooo:paragraph-rsid="00659cf2" style:font-size-asian="10.5pt" style:font-style-asian="italic" style:font-weight-asian="normal" style:font-size-complex="12pt" style:font-style-complex="italic" style:font-weight-complex="normal"/>
    </style:style>
    <style:style style:name="P114" style:family="paragraph" style:parent-style-name="Standard">
      <style:paragraph-properties fo:text-align="start" style:justify-single-word="false"/>
      <style:text-properties fo:color="#000000" loext:opacity="100%" fo:font-size="12pt" fo:font-style="italic" style:text-underline-style="none" fo:font-weight="normal" officeooo:rsid="005eeb31" officeooo:paragraph-rsid="006715f6" style:font-size-asian="10.5pt" style:font-style-asian="italic" style:font-weight-asian="normal" style:font-size-complex="12pt" style:font-style-complex="italic" style:font-weight-complex="normal"/>
    </style:style>
    <style:style style:name="P115" style:family="paragraph" style:parent-style-name="Standard">
      <style:paragraph-properties fo:text-align="start" style:justify-single-word="false"/>
      <style:text-properties fo:color="#000000" loext:opacity="100%" fo:font-size="12pt" fo:font-style="italic" style:text-underline-style="none" fo:font-weight="normal" officeooo:rsid="005eeb31" officeooo:paragraph-rsid="0079369a" style:font-size-asian="10.5pt" style:font-style-asian="italic" style:font-weight-asian="normal" style:font-size-complex="12pt" style:font-style-complex="italic" style:font-weight-complex="normal"/>
    </style:style>
    <style:style style:name="P116" style:family="paragraph" style:parent-style-name="Standard">
      <style:paragraph-properties fo:text-align="start" style:justify-single-word="false"/>
      <style:text-properties fo:color="#000000" loext:opacity="100%" fo:font-size="12pt" fo:font-style="italic" style:text-underline-style="none" fo:font-weight="normal" officeooo:rsid="00680498" officeooo:paragraph-rsid="00680498" style:font-size-asian="10.5pt" style:font-style-asian="italic" style:font-weight-asian="normal" style:font-size-complex="12pt" style:font-style-complex="italic" style:font-weight-complex="normal"/>
    </style:style>
    <style:style style:name="P117" style:family="paragraph" style:parent-style-name="Standard">
      <style:paragraph-properties fo:text-align="start" style:justify-single-word="false"/>
      <style:text-properties fo:color="#000000" loext:opacity="100%" fo:font-size="12pt" fo:font-style="italic" style:text-underline-style="none" fo:font-weight="normal" officeooo:rsid="007b013c" officeooo:paragraph-rsid="007b013c" style:font-size-asian="10.5pt" style:font-style-asian="italic" style:font-weight-asian="normal" style:font-size-complex="12pt" style:font-style-complex="italic" style:font-weight-complex="normal"/>
    </style:style>
    <style:style style:name="P118" style:family="paragraph" style:parent-style-name="Standard">
      <style:paragraph-properties fo:text-align="start" style:justify-single-word="false"/>
      <style:text-properties fo:font-size="12pt" fo:font-style="italic" style:text-underline-style="none" fo:font-weight="normal" officeooo:rsid="000e4fd6" officeooo:paragraph-rsid="00162072" style:font-size-asian="10.5pt" style:font-style-asian="italic" style:font-weight-asian="normal" style:font-size-complex="12pt" style:font-style-complex="italic" style:font-weight-complex="normal"/>
    </style:style>
    <style:style style:name="P119" style:family="paragraph" style:parent-style-name="Standard">
      <style:paragraph-properties fo:text-align="start" style:justify-single-word="false"/>
      <style:text-properties fo:font-size="12pt" fo:font-style="italic" style:text-underline-style="none" fo:font-weight="normal" officeooo:rsid="000e4fd6" officeooo:paragraph-rsid="005d70e3" style:font-size-asian="10.5pt" style:font-style-asian="italic" style:font-weight-asian="normal" style:font-size-complex="12pt" style:font-style-complex="italic" style:font-weight-complex="normal"/>
    </style:style>
    <style:style style:name="P120" style:family="paragraph" style:parent-style-name="Standard">
      <style:paragraph-properties fo:text-align="start" style:justify-single-word="false"/>
      <style:text-properties fo:font-size="12pt" fo:font-style="italic" style:text-underline-style="none" fo:font-weight="normal" officeooo:rsid="0033fdf5" officeooo:paragraph-rsid="0033fdf5" style:font-size-asian="10.5pt" style:font-style-asian="italic" style:font-weight-asian="normal" style:font-size-complex="12pt" style:font-style-complex="italic" style:font-weight-complex="normal"/>
    </style:style>
    <style:style style:name="P121" style:family="paragraph" style:parent-style-name="Standard" style:list-style-name="L3">
      <style:paragraph-properties fo:text-align="start" style:justify-single-word="false"/>
      <style:text-properties fo:font-size="12pt" fo:font-style="italic" style:text-underline-style="none" fo:font-weight="normal" officeooo:rsid="0035c5fd" officeooo:paragraph-rsid="0035c5fd" style:font-size-asian="10.5pt" style:font-style-asian="italic" style:font-weight-asian="normal" style:font-size-complex="12pt" style:font-style-complex="italic" style:font-weight-complex="normal"/>
    </style:style>
    <style:style style:name="P122" style:family="paragraph" style:parent-style-name="Standard">
      <style:paragraph-properties fo:text-align="start" style:justify-single-word="false"/>
      <style:text-properties fo:font-size="12pt" fo:font-style="italic" style:text-underline-style="none" fo:font-weight="normal" officeooo:rsid="0035c5fd" officeooo:paragraph-rsid="0048b87c" style:font-size-asian="10.5pt" style:font-style-asian="italic" style:font-weight-asian="normal" style:font-size-complex="12pt" style:font-style-complex="italic" style:font-weight-complex="normal"/>
    </style:style>
    <style:style style:name="P123" style:family="paragraph" style:parent-style-name="Standard" style:list-style-name="L3">
      <style:paragraph-properties fo:text-align="start" style:justify-single-word="false"/>
      <style:text-properties fo:font-size="12pt" fo:font-style="italic" style:text-underline-style="none" fo:font-weight="normal" officeooo:rsid="0037af59" officeooo:paragraph-rsid="00380551" style:font-size-asian="10.5pt" style:font-style-asian="italic" style:font-weight-asian="normal" style:font-size-complex="12pt" style:font-style-complex="italic" style:font-weight-complex="normal"/>
    </style:style>
    <style:style style:name="P124" style:family="paragraph" style:parent-style-name="Standard" style:list-style-name="L3">
      <style:paragraph-properties fo:text-align="start" style:justify-single-word="false"/>
      <style:text-properties fo:font-size="12pt" fo:font-style="italic" style:text-underline-style="none" fo:font-weight="normal" officeooo:rsid="0037af59" officeooo:paragraph-rsid="00395000" style:font-size-asian="10.5pt" style:font-style-asian="italic" style:font-weight-asian="normal" style:font-size-complex="12pt" style:font-style-complex="italic" style:font-weight-complex="normal"/>
    </style:style>
    <style:style style:name="P125" style:family="paragraph" style:parent-style-name="Standard">
      <style:paragraph-properties fo:text-align="start" style:justify-single-word="false"/>
      <style:text-properties fo:font-size="12pt" fo:font-style="italic" style:text-underline-style="none" fo:font-weight="normal" officeooo:rsid="0037af59" officeooo:paragraph-rsid="0037af59" style:font-size-asian="10.5pt" style:font-style-asian="italic" style:font-weight-asian="normal" style:font-size-complex="12pt" style:font-style-complex="italic" style:font-weight-complex="normal"/>
    </style:style>
    <style:style style:name="P126" style:family="paragraph" style:parent-style-name="Standard">
      <style:paragraph-properties fo:text-align="start" style:justify-single-word="false"/>
      <style:text-properties fo:font-size="12pt" fo:font-style="italic" style:text-underline-style="none" fo:font-weight="normal" officeooo:rsid="0037af59" officeooo:paragraph-rsid="00380551" style:font-size-asian="10.5pt" style:font-style-asian="italic" style:font-weight-asian="normal" style:font-size-complex="12pt" style:font-style-complex="italic" style:font-weight-complex="normal"/>
    </style:style>
    <style:style style:name="P127" style:family="paragraph" style:parent-style-name="Standard">
      <style:paragraph-properties fo:text-align="start" style:justify-single-word="false"/>
      <style:text-properties fo:font-size="12pt" fo:font-style="italic" style:text-underline-style="none" fo:font-weight="normal" officeooo:rsid="0037af59" officeooo:paragraph-rsid="00395ffd" style:font-size-asian="10.5pt" style:font-style-asian="italic" style:font-weight-asian="normal" style:font-size-complex="12pt" style:font-style-complex="italic" style:font-weight-complex="normal"/>
    </style:style>
    <style:style style:name="P128" style:family="paragraph" style:parent-style-name="Standard">
      <style:paragraph-properties fo:text-align="start" style:justify-single-word="false"/>
      <style:text-properties fo:font-size="12pt" fo:font-style="italic" style:text-underline-style="none" fo:font-weight="normal" officeooo:rsid="0037af59" officeooo:paragraph-rsid="00445949" style:font-size-asian="10.5pt" style:font-style-asian="italic" style:font-weight-asian="normal" style:font-size-complex="12pt" style:font-style-complex="italic" style:font-weight-complex="normal"/>
    </style:style>
    <style:style style:name="P129" style:family="paragraph" style:parent-style-name="Standard">
      <style:paragraph-properties fo:text-align="start" style:justify-single-word="false"/>
      <style:text-properties fo:font-size="12pt" fo:font-style="italic" style:text-underline-style="none" fo:font-weight="normal" officeooo:rsid="0037af59" officeooo:paragraph-rsid="0048b87c" style:font-size-asian="10.5pt" style:font-style-asian="italic" style:font-weight-asian="normal" style:font-size-complex="12pt" style:font-style-complex="italic" style:font-weight-complex="normal"/>
    </style:style>
    <style:style style:name="P130" style:family="paragraph" style:parent-style-name="Standard">
      <style:paragraph-properties fo:text-align="start" style:justify-single-word="false"/>
      <style:text-properties fo:font-size="12pt" fo:font-style="italic" style:text-underline-style="none" fo:font-weight="normal" officeooo:rsid="0037af59" officeooo:paragraph-rsid="004b4b41" style:font-size-asian="10.5pt" style:font-style-asian="italic" style:font-weight-asian="normal" style:font-size-complex="12pt" style:font-style-complex="italic" style:font-weight-complex="normal"/>
    </style:style>
    <style:style style:name="P131" style:family="paragraph" style:parent-style-name="Standard">
      <style:paragraph-properties fo:text-align="start" style:justify-single-word="false"/>
      <style:text-properties fo:font-size="12pt" fo:font-style="italic" style:text-underline-style="none" fo:font-weight="normal" officeooo:rsid="0037af59" officeooo:paragraph-rsid="004e88fc" style:font-size-asian="10.5pt" style:font-style-asian="italic" style:font-weight-asian="normal" style:font-size-complex="12pt" style:font-style-complex="italic" style:font-weight-complex="normal"/>
    </style:style>
    <style:style style:name="P132" style:family="paragraph" style:parent-style-name="Standard">
      <style:paragraph-properties fo:text-align="start" style:justify-single-word="false"/>
      <style:text-properties fo:font-size="12pt" fo:font-style="italic" style:text-underline-style="none" fo:font-weight="normal" officeooo:rsid="005eeb31" officeooo:paragraph-rsid="007b013c" style:font-size-asian="10.5pt" style:font-style-asian="italic" style:font-weight-asian="normal" style:font-size-complex="12pt" style:font-style-complex="italic" style:font-weight-complex="normal"/>
    </style:style>
    <style:style style:name="P133" style:family="paragraph" style:parent-style-name="Standard">
      <style:paragraph-properties fo:text-align="start" style:justify-single-word="false"/>
      <style:text-properties fo:font-size="12pt" fo:font-style="italic" style:text-underline-style="none" fo:font-weight="bold" officeooo:rsid="0035c5fd" officeooo:paragraph-rsid="00445949" style:font-size-asian="10.5pt" style:font-style-asian="italic" style:font-weight-asian="bold" style:font-size-complex="12pt" style:font-style-complex="italic" style:font-weight-complex="bold"/>
    </style:style>
    <style:style style:name="P134" style:family="paragraph" style:parent-style-name="Standard">
      <style:paragraph-properties fo:text-align="start" style:justify-single-word="false"/>
      <style:text-properties fo:font-size="12pt" fo:font-style="italic" style:text-underline-style="none" fo:font-weight="bold" officeooo:rsid="0035c5fd" officeooo:paragraph-rsid="0048b87c" style:font-size-asian="10.5pt" style:font-style-asian="italic" style:font-weight-asian="bold" style:font-size-complex="12pt" style:font-style-complex="italic" style:font-weight-complex="bold"/>
    </style:style>
    <style:style style:name="P135" style:family="paragraph" style:parent-style-name="Standard">
      <style:paragraph-properties fo:text-align="start" style:justify-single-word="false"/>
      <style:text-properties fo:font-size="12pt" fo:font-style="italic" style:text-underline-style="none" fo:font-weight="bold" officeooo:rsid="0035c5fd" officeooo:paragraph-rsid="004e88fc" style:font-size-asian="10.5pt" style:font-style-asian="italic" style:font-weight-asian="bold" style:font-size-complex="12pt" style:font-style-complex="italic" style:font-weight-complex="bold"/>
    </style:style>
    <style:style style:name="P136" style:family="paragraph" style:parent-style-name="Standard" style:list-style-name="L3">
      <style:paragraph-properties fo:text-align="start" style:justify-single-word="false"/>
      <style:text-properties fo:font-size="12pt" fo:font-style="italic" style:text-underline-style="solid" style:text-underline-width="auto" style:text-underline-color="font-color" fo:font-weight="bold" officeooo:rsid="0035c5fd" officeooo:paragraph-rsid="0035c5fd" style:font-size-asian="10.5pt" style:font-style-asian="italic" style:font-weight-asian="bold" style:font-size-complex="12pt" style:font-style-complex="italic" style:font-weight-complex="bold"/>
    </style:style>
    <style:style style:name="P137" style:family="paragraph" style:parent-style-name="Standard">
      <style:paragraph-properties fo:text-align="start" style:justify-single-word="false"/>
      <style:text-properties fo:font-size="12pt" fo:font-style="italic" style:text-underline-style="solid" style:text-underline-width="auto" style:text-underline-color="font-color" fo:font-weight="bold" officeooo:rsid="0035c5fd" officeooo:paragraph-rsid="0035c5fd" style:font-size-asian="10.5pt" style:font-style-asian="italic" style:font-weight-asian="bold" style:font-size-complex="12pt" style:font-style-complex="italic" style:font-weight-complex="bold"/>
    </style:style>
    <style:style style:name="P138" style:family="paragraph" style:parent-style-name="Standard">
      <style:paragraph-properties fo:text-align="start" style:justify-single-word="false"/>
      <style:text-properties fo:font-size="12pt" fo:font-style="italic" style:text-underline-style="solid" style:text-underline-width="auto" style:text-underline-color="font-color" fo:font-weight="bold" officeooo:rsid="0035c5fd" officeooo:paragraph-rsid="0048b87c" style:font-size-asian="10.5pt" style:font-style-asian="italic" style:font-weight-asian="bold" style:font-size-complex="12pt" style:font-style-complex="italic" style:font-weight-complex="bold"/>
    </style:style>
    <style:style style:name="P139" style:family="paragraph" style:parent-style-name="Standard">
      <style:paragraph-properties fo:text-align="start" style:justify-single-word="false"/>
      <style:text-properties fo:font-size="12pt" fo:font-style="italic" style:text-underline-style="solid" style:text-underline-width="auto" style:text-underline-color="font-color" fo:font-weight="bold" officeooo:rsid="0035c5fd" officeooo:paragraph-rsid="004e88fc" style:font-size-asian="10.5pt" style:font-style-asian="italic" style:font-weight-asian="bold" style:font-size-complex="12pt" style:font-style-complex="italic" style:font-weight-complex="bold"/>
    </style:style>
    <style:style style:name="P140" style:family="paragraph" style:parent-style-name="Standard" style:list-style-name="L3">
      <style:paragraph-properties fo:text-align="start" style:justify-single-word="false"/>
      <style:text-properties fo:font-size="12pt" fo:font-style="italic" style:text-underline-style="solid" style:text-underline-width="auto" style:text-underline-color="font-color" fo:font-weight="bold" officeooo:rsid="0048b87c" officeooo:paragraph-rsid="0048b87c" style:font-size-asian="10.5pt" style:font-style-asian="italic" style:font-weight-asian="bold" style:font-size-complex="12pt" style:font-style-complex="italic" style:font-weight-complex="bold"/>
    </style:style>
    <style:style style:name="P141" style:family="paragraph" style:parent-style-name="Standard">
      <style:paragraph-properties fo:text-align="start" style:justify-single-word="false"/>
      <style:text-properties fo:font-size="12pt" fo:font-style="italic" style:text-underline-style="solid" style:text-underline-width="auto" style:text-underline-color="font-color" fo:font-weight="bold" officeooo:rsid="0048b87c" officeooo:paragraph-rsid="0048b87c" style:font-size-asian="10.5pt" style:font-style-asian="italic" style:font-weight-asian="bold" style:font-size-complex="12pt" style:font-style-complex="italic" style:font-weight-complex="bold"/>
    </style:style>
    <style:style style:name="P142" style:family="paragraph" style:parent-style-name="Standard" style:list-style-name="L3">
      <style:paragraph-properties fo:text-align="start" style:justify-single-word="false"/>
      <style:text-properties fo:font-size="12pt" fo:font-style="italic" style:text-underline-style="solid" style:text-underline-width="auto" style:text-underline-color="font-color" fo:font-weight="normal" officeooo:rsid="00395000" officeooo:paragraph-rsid="00395000" style:font-size-asian="10.5pt" style:font-style-asian="italic" style:font-weight-asian="normal" style:font-size-complex="12pt" style:font-style-complex="italic" style:font-weight-complex="normal"/>
    </style:style>
    <style:style style:name="P143" style:family="paragraph" style:parent-style-name="Standard">
      <style:paragraph-properties fo:text-align="start" style:justify-single-word="false"/>
      <style:text-properties fo:font-size="12pt" fo:font-style="italic" style:text-underline-style="solid" style:text-underline-width="auto" style:text-underline-color="font-color" fo:font-weight="normal" officeooo:rsid="00395000" officeooo:paragraph-rsid="00395000" style:font-size-asian="10.5pt" style:font-style-asian="italic" style:font-weight-asian="normal" style:font-size-complex="12pt" style:font-style-complex="italic" style:font-weight-complex="normal"/>
    </style:style>
    <style:style style:name="P144" style:family="paragraph" style:parent-style-name="Standard">
      <style:paragraph-properties fo:text-align="start" style:justify-single-word="false"/>
      <style:text-properties fo:font-size="12pt" fo:font-weight="normal" officeooo:paragraph-rsid="00395ffd"/>
    </style:style>
    <style:style style:name="P145" style:family="paragraph" style:parent-style-name="Standard">
      <style:paragraph-properties fo:text-align="start" style:justify-single-word="false"/>
      <style:text-properties fo:font-size="12pt" fo:font-weight="normal" officeooo:paragraph-rsid="00445949"/>
    </style:style>
    <style:style style:name="P146" style:family="paragraph" style:parent-style-name="Standard">
      <style:paragraph-properties fo:text-align="start" style:justify-single-word="false"/>
      <style:text-properties fo:font-size="12pt" fo:font-weight="normal" officeooo:paragraph-rsid="0048b87c"/>
    </style:style>
    <style:style style:name="P147" style:family="paragraph" style:parent-style-name="Standard">
      <style:paragraph-properties fo:text-align="start" style:justify-single-word="false"/>
      <style:text-properties fo:font-size="12pt" fo:font-weight="normal" officeooo:paragraph-rsid="004e88fc"/>
    </style:style>
    <style:style style:name="P148" style:family="paragraph" style:parent-style-name="Standard">
      <style:paragraph-properties fo:text-align="start" style:justify-single-word="false"/>
      <style:text-properties fo:font-size="12pt" style:text-underline-style="none" fo:font-weight="normal" officeooo:rsid="00395000" officeooo:paragraph-rsid="00395000" style:font-size-asian="10.5pt" style:font-weight-asian="normal" style:font-size-complex="12pt" style:font-weight-complex="normal"/>
    </style:style>
    <style:style style:name="P149" style:family="paragraph" style:parent-style-name="Standard">
      <style:paragraph-properties fo:text-align="start" style:justify-single-word="false"/>
      <style:text-properties fo:color="#ff0000" loext:opacity="100%" fo:font-size="10pt" fo:font-style="italic" style:text-underline-style="none" fo:font-weight="normal" officeooo:rsid="00347c88" officeooo:paragraph-rsid="003a0015" style:font-size-asian="10pt" style:font-style-asian="italic" style:font-weight-asian="normal" style:font-size-complex="10pt" style:font-style-complex="italic" style:font-weight-complex="normal"/>
    </style:style>
    <style:style style:name="P150" style:family="paragraph" style:parent-style-name="Standard">
      <style:paragraph-properties fo:text-align="start" style:justify-single-word="false"/>
      <style:text-properties fo:color="#ff0000" loext:opacity="100%" fo:font-size="10pt" fo:font-style="normal" style:text-underline-style="none" fo:font-weight="normal" officeooo:rsid="00347c88" officeooo:paragraph-rsid="00395000" style:font-size-asian="10pt" style:font-style-asian="normal" style:font-weight-asian="normal" style:font-size-complex="10pt" style:font-style-complex="normal" style:font-weight-complex="normal"/>
    </style:style>
    <style:style style:name="P151" style:family="paragraph" style:parent-style-name="Standard">
      <style:paragraph-properties fo:text-align="start" style:justify-single-word="false"/>
      <style:text-properties fo:color="#ff0000" loext:opacity="100%" fo:font-size="12pt" fo:font-weight="normal" officeooo:paragraph-rsid="003a0015"/>
    </style:style>
    <style:style style:name="P152" style:family="paragraph" style:parent-style-name="Standard">
      <style:paragraph-properties fo:text-align="start" style:justify-single-word="false"/>
      <style:text-properties fo:font-size="20pt" fo:font-style="normal" style:text-underline-style="solid" style:text-underline-width="auto" style:text-underline-color="font-color" fo:font-weight="normal" officeooo:rsid="000dbd5d" officeooo:paragraph-rsid="0017bf4e" style:font-size-asian="17.5pt" style:font-style-asian="normal" style:font-weight-asian="normal" style:font-size-complex="20pt" style:font-style-complex="normal" style:font-weight-complex="normal"/>
    </style:style>
    <style:style style:name="P153" style:family="paragraph" style:parent-style-name="Standard">
      <style:paragraph-properties fo:text-align="start" style:justify-single-word="false"/>
      <style:text-properties fo:font-size="20pt" style:text-underline-style="solid" style:text-underline-width="auto" style:text-underline-color="font-color" fo:font-weight="normal" officeooo:rsid="000dbd5d" officeooo:paragraph-rsid="005d70e3" style:font-size-asian="17.5pt" style:font-weight-asian="normal" style:font-size-complex="20pt" style:font-weight-complex="normal"/>
    </style:style>
    <style:style style:name="P154" style:family="paragraph" style:parent-style-name="Standard">
      <style:paragraph-properties fo:text-align="start" style:justify-single-word="false"/>
      <style:text-properties fo:color="#800080" loext:opacity="100%" fo:font-size="10pt" style:text-underline-style="none" fo:font-weight="normal" officeooo:rsid="001af9d3" officeooo:paragraph-rsid="00395000" style:font-size-asian="10pt" style:font-weight-asian="normal" style:font-size-complex="10pt" style:font-weight-complex="normal"/>
    </style:style>
    <style:style style:name="P155" style:family="paragraph" style:parent-style-name="Standard">
      <style:paragraph-properties style:line-height-at-least="0.503cm"/>
      <style:text-properties fo:color="#cccccc" loext:opacity="100%" style:font-name="Droid Sans Mono" fo:font-size="10.5pt" fo:font-weight="normal" fo:background-color="#1f1f1f"/>
    </style:style>
    <style:style style:name="P156" style:family="paragraph" style:parent-style-name="Standard">
      <style:paragraph-properties fo:text-align="start" style:justify-single-word="false"/>
      <style:text-properties fo:color="#cccccc" loext:opacity="100%" style:font-name="Droid Sans Mono" fo:font-size="10.5pt" fo:font-weight="normal" officeooo:paragraph-rsid="00445949" fo:background-color="#1f1f1f"/>
    </style:style>
    <style:style style:name="P157" style:family="paragraph" style:parent-style-name="Standard">
      <style:paragraph-properties style:line-height-at-least="0.503cm"/>
      <style:text-properties fo:color="#cccccc" loext:opacity="100%" fo:font-size="10.5pt" fo:font-weight="normal"/>
    </style:style>
    <style:style style:name="P158" style:family="paragraph" style:parent-style-name="Standard">
      <style:paragraph-properties style:line-height-at-least="0.503cm"/>
      <style:text-properties fo:color="#cccccc" loext:opacity="100%" fo:font-size="10.5pt" fo:font-weight="normal" officeooo:paragraph-rsid="003a0015"/>
    </style:style>
    <style:style style:name="P159" style:family="paragraph" style:parent-style-name="Standard">
      <style:paragraph-properties fo:text-align="start" style:justify-single-word="false"/>
      <style:text-properties fo:font-size="10.5pt" fo:font-weight="normal" officeooo:paragraph-rsid="0048b87c"/>
    </style:style>
    <style:style style:name="P160" style:family="paragraph" style:parent-style-name="Standard">
      <style:paragraph-properties fo:text-align="start" style:justify-single-word="false"/>
      <style:text-properties fo:font-size="10.5pt" fo:font-weight="normal" officeooo:paragraph-rsid="004e88fc"/>
    </style:style>
    <style:style style:name="P161" style:family="paragraph" style:parent-style-name="Standard">
      <style:paragraph-properties style:line-height-at-least="0.503cm"/>
      <style:text-properties fo:color="#6a9955" loext:opacity="100%" style:font-name="Droid Sans Mono" fo:font-size="10.5pt" fo:font-weight="normal" fo:background-color="#1f1f1f"/>
    </style:style>
    <style:style style:name="P162" style:family="paragraph" style:parent-style-name="Standard">
      <style:paragraph-properties fo:text-align="start" style:justify-single-word="false"/>
      <style:text-properties fo:color="#6a9955" loext:opacity="100%" style:font-name="Droid Sans Mono" fo:font-size="10.5pt" fo:font-style="normal" style:text-underline-style="none" fo:font-weight="normal" officeooo:rsid="002e8907" officeooo:paragraph-rsid="0057b351" fo:background-color="#1f1f1f" style:font-size-asian="10.5pt" style:font-style-asian="normal" style:font-weight-asian="normal" style:font-size-complex="12pt" style:font-style-complex="normal" style:font-weight-complex="normal"/>
    </style:style>
    <style:style style:name="P163" style:family="paragraph" style:parent-style-name="Standard">
      <style:paragraph-properties fo:text-align="start" style:justify-single-word="false"/>
      <style:text-properties fo:color="#6a9955" loext:opacity="100%" fo:font-size="10.5pt" fo:font-weight="normal" officeooo:paragraph-rsid="0057b351"/>
    </style:style>
    <style:style style:name="P164" style:family="paragraph" style:parent-style-name="Standard">
      <style:paragraph-properties fo:text-align="start" style:justify-single-word="false"/>
      <style:text-properties fo:color="#6a9955" loext:opacity="100%" fo:font-size="10.5pt" fo:font-style="normal" style:text-underline-style="none" fo:font-weight="normal" officeooo:rsid="002e8907" officeooo:paragraph-rsid="0057b351" style:font-size-asian="10.5pt" style:font-style-asian="normal" style:font-weight-asian="normal" style:font-size-complex="12pt" style:font-style-complex="normal" style:font-weight-complex="normal"/>
    </style:style>
    <style:style style:name="P165" style:family="paragraph" style:parent-style-name="Standard">
      <style:paragraph-properties fo:text-align="start" style:justify-single-word="false"/>
      <style:text-properties fo:font-size="13pt" style:text-underline-style="none" fo:font-weight="normal" officeooo:rsid="000e4fd6" officeooo:paragraph-rsid="005d70e3" style:font-size-asian="13pt" style:font-weight-asian="normal" style:font-size-complex="13pt" style:font-weight-complex="normal"/>
    </style:style>
    <style:style style:name="P166" style:family="paragraph" style:parent-style-name="Text_20_body">
      <style:text-properties officeooo:rsid="0035c5fd" officeooo:paragraph-rsid="00524d40"/>
    </style:style>
    <style:style style:name="P167" style:family="paragraph" style:parent-style-name="Text_20_body">
      <style:text-properties officeooo:rsid="0035c5fd" officeooo:paragraph-rsid="0053dc87"/>
    </style:style>
    <style:style style:name="P168" style:family="paragraph" style:parent-style-name="Text_20_body">
      <style:paragraph-properties fo:text-align="start" style:justify-single-word="false"/>
      <style:text-properties fo:color="#000000" loext:opacity="100%" fo:font-size="12pt" fo:font-style="normal" style:text-underline-style="none" fo:font-weight="normal" officeooo:rsid="002e8907" officeooo:paragraph-rsid="0053dc87" style:font-size-asian="10.5pt" style:font-style-asian="normal" style:font-weight-asian="normal" style:font-size-complex="12pt" style:font-style-complex="normal" style:font-weight-complex="normal"/>
    </style:style>
    <style:style style:name="P169" style:family="paragraph" style:parent-style-name="Text_20_body">
      <style:paragraph-properties fo:text-align="start" style:justify-single-word="false"/>
      <style:text-properties fo:color="#000000" loext:opacity="100%" fo:font-size="12pt" fo:font-style="normal" style:text-underline-style="none" fo:font-weight="normal" officeooo:rsid="002e8907" officeooo:paragraph-rsid="0057b351" style:font-size-asian="10.5pt" style:font-style-asian="normal" style:font-weight-asian="normal" style:font-size-complex="12pt" style:font-style-complex="normal" style:font-weight-complex="normal"/>
    </style:style>
    <style:style style:name="P170" style:family="paragraph" style:parent-style-name="Text_20_body">
      <style:paragraph-properties fo:text-align="start" style:justify-single-word="false"/>
      <style:text-properties fo:color="#000000" loext:opacity="100%" fo:font-size="12pt" fo:font-weight="normal" officeooo:paragraph-rsid="0053dc87"/>
    </style:style>
    <style:style style:name="P171" style:family="paragraph" style:parent-style-name="Text_20_body">
      <style:paragraph-properties fo:text-align="start" style:justify-single-word="false"/>
      <style:text-properties fo:color="#000000" loext:opacity="100%" fo:font-size="12pt" fo:font-weight="normal" officeooo:paragraph-rsid="0057b351"/>
    </style:style>
    <style:style style:name="T1" style:family="text">
      <style:text-properties officeooo:rsid="000e4fd6"/>
    </style:style>
    <style:style style:name="T2" style:family="text">
      <style:text-properties fo:font-size="12pt" style:text-underline-style="none" fo:font-weight="normal" officeooo:rsid="00151b0c" style:font-size-asian="10.5pt" style:font-weight-asian="normal" style:font-size-complex="12pt" style:font-weight-complex="normal"/>
    </style:style>
    <style:style style:name="T3" style:family="text">
      <style:text-properties fo:font-size="12pt" style:text-underline-style="none" fo:font-weight="normal" officeooo:rsid="00136328" style:font-size-asian="10.5pt" style:font-weight-asian="normal" style:font-size-complex="12pt" style:font-weight-complex="normal"/>
    </style:style>
    <style:style style:name="T4" style:family="text">
      <style:text-properties officeooo:rsid="000fb2fd"/>
    </style:style>
    <style:style style:name="T5" style:family="text">
      <style:text-properties officeooo:rsid="00108872"/>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officeooo:rsid="0070710a"/>
    </style:style>
    <style:style style:name="T8" style:family="text">
      <style:text-properties style:text-underline-style="solid" style:text-underline-width="auto" style:text-underline-color="font-color" officeooo:rsid="0089931d"/>
    </style:style>
    <style:style style:name="T9" style:family="text">
      <style:text-properties style:text-underline-style="solid" style:text-underline-width="auto" style:text-underline-color="font-color" fo:font-weight="normal" officeooo:rsid="0018ff99" style:font-weight-asian="normal" style:font-weight-complex="normal"/>
    </style:style>
    <style:style style:name="T10" style:family="text">
      <style:text-properties style:text-underline-style="solid" style:text-underline-width="auto" style:text-underline-color="font-color" fo:font-weight="normal" officeooo:rsid="006e1486" style:font-weight-asian="normal" style:font-weight-complex="normal"/>
    </style:style>
    <style:style style:name="T11" style:family="text">
      <style:text-properties style:text-underline-style="solid" style:text-underline-width="auto" style:text-underline-color="font-color" fo:font-weight="normal" officeooo:rsid="0070710a" style:font-weight-asian="normal" style:font-weight-complex="normal"/>
    </style:style>
    <style:style style:name="T12" style:family="text">
      <style:text-properties style:text-underline-style="solid" style:text-underline-width="auto" style:text-underline-color="font-color" fo:font-weight="normal" officeooo:rsid="00743dd1" style:font-weight-asian="normal" style:font-weight-complex="normal"/>
    </style:style>
    <style:style style:name="T13" style:family="text">
      <style:text-properties style:text-underline-style="solid" style:text-underline-width="auto" style:text-underline-color="font-color" fo:font-weight="normal" officeooo:rsid="0070ffc4" style:font-weight-asian="normal" style:font-weight-complex="normal"/>
    </style:style>
    <style:style style:name="T14" style:family="text">
      <style:text-properties style:text-underline-style="solid" style:text-underline-width="auto" style:text-underline-color="font-color" fo:font-weight="normal" officeooo:rsid="0016fa07" style:font-weight-asian="normal" style:font-weight-complex="normal"/>
    </style:style>
    <style:style style:name="T15" style:family="text">
      <style:text-properties style:text-underline-style="solid" style:text-underline-width="auto" style:text-underline-color="font-color" fo:font-weight="normal" officeooo:rsid="0013a30c" style:font-weight-asian="normal" style:font-weight-complex="normal"/>
    </style:style>
    <style:style style:name="T16" style:family="text">
      <style:text-properties style:text-underline-style="solid" style:text-underline-width="auto" style:text-underline-color="font-color" fo:font-weight="normal" officeooo:rsid="007f2843" style:font-weight-asian="normal" style:font-weight-complex="normal"/>
    </style:style>
    <style:style style:name="T17" style:family="text">
      <style:text-properties style:text-underline-style="solid" style:text-underline-width="auto" style:text-underline-color="font-color" fo:font-weight="normal" officeooo:rsid="0082c763" style:font-weight-asian="normal" style:font-weight-complex="normal"/>
    </style:style>
    <style:style style:name="T18" style:family="text">
      <style:text-properties style:text-underline-style="solid" style:text-underline-width="auto" style:text-underline-color="font-color" fo:font-weight="normal" officeooo:rsid="0080ea5d" style:font-weight-asian="normal" style:font-weight-complex="normal"/>
    </style:style>
    <style:style style:name="T19" style:family="text">
      <style:text-properties style:text-underline-style="solid" style:text-underline-width="auto" style:text-underline-color="font-color" fo:font-weight="normal" officeooo:rsid="00934827" style:font-weight-asian="normal" style:font-weight-complex="normal"/>
    </style:style>
    <style:style style:name="T20" style:family="text">
      <style:text-properties style:text-underline-style="solid" style:text-underline-width="auto" style:text-underline-color="font-color" fo:font-weight="normal" officeooo:rsid="0092e9ec" style:font-weight-asian="normal" style:font-weight-complex="normal"/>
    </style:style>
    <style:style style:name="T21" style:family="text">
      <style:text-properties style:text-underline-style="solid" style:text-underline-width="auto" style:text-underline-color="font-color" officeooo:rsid="003493fc"/>
    </style:style>
    <style:style style:name="T22" style:family="text">
      <style:text-properties style:text-underline-style="solid" style:text-underline-width="auto" style:text-underline-color="font-color" officeooo:rsid="0018ff99"/>
    </style:style>
    <style:style style:name="T23" style:family="text">
      <style:text-properties style:text-underline-style="solid" style:text-underline-width="auto" style:text-underline-color="font-color" fo:font-weight="bold" style:font-weight-asian="bold" style:font-weight-complex="bold"/>
    </style:style>
    <style:style style:name="T24" style:family="text">
      <style:text-properties style:text-underline-style="solid" style:text-underline-width="auto" style:text-underline-color="font-color" fo:font-weight="bold" officeooo:rsid="0018ff99" style:font-weight-asian="bold" style:font-weight-complex="bold"/>
    </style:style>
    <style:style style:name="T25" style:family="text">
      <style:text-properties style:text-underline-style="solid" style:text-underline-width="auto" style:text-underline-color="font-color" fo:font-weight="bold" officeooo:rsid="00743dd1" style:font-weight-asian="bold" style:font-weight-complex="bold"/>
    </style:style>
    <style:style style:name="T26" style:family="text">
      <style:text-properties style:text-underline-style="solid" style:text-underline-width="auto" style:text-underline-color="font-color" fo:font-weight="bold" officeooo:rsid="000e8fd3" style:font-weight-asian="bold" style:font-weight-complex="bold"/>
    </style:style>
    <style:style style:name="T27" style:family="text">
      <style:text-properties style:text-underline-style="solid" style:text-underline-width="auto" style:text-underline-color="font-color" officeooo:rsid="002ad002"/>
    </style:style>
    <style:style style:name="T28" style:family="text">
      <style:text-properties style:text-underline-style="solid" style:text-underline-width="auto" style:text-underline-color="font-color" officeooo:rsid="00743dd1"/>
    </style:style>
    <style:style style:name="T29" style:family="text">
      <style:text-properties style:text-underline-style="solid" style:text-underline-width="auto" style:text-underline-color="font-color" officeooo:rsid="0070ffc4"/>
    </style:style>
    <style:style style:name="T30" style:family="text">
      <style:text-properties style:text-underline-style="solid" style:text-underline-width="auto" style:text-underline-color="font-color" officeooo:rsid="0072a8a8"/>
    </style:style>
    <style:style style:name="T31" style:family="text">
      <style:text-properties style:text-underline-style="solid" style:text-underline-width="auto" style:text-underline-color="font-color" officeooo:rsid="00852b80"/>
    </style:style>
    <style:style style:name="T32" style:family="text">
      <style:text-properties style:text-underline-style="solid" style:text-underline-width="auto" style:text-underline-color="font-color" officeooo:rsid="00884617"/>
    </style:style>
    <style:style style:name="T33" style:family="text">
      <style:text-properties style:text-underline-style="solid" style:text-underline-width="auto" style:text-underline-color="font-color" officeooo:rsid="00660840"/>
    </style:style>
    <style:style style:name="T34" style:family="text">
      <style:text-properties style:text-underline-style="solid" style:text-underline-width="auto" style:text-underline-color="font-color" officeooo:rsid="0021e5fc"/>
    </style:style>
    <style:style style:name="T35" style:family="text">
      <style:text-properties officeooo:rsid="00114aa2"/>
    </style:style>
    <style:style style:name="T36" style:family="text">
      <style:text-properties officeooo:rsid="00130ced"/>
    </style:style>
    <style:style style:name="T37" style:family="text">
      <style:text-properties fo:color="#c9211e" loext:opacity="100%" fo:font-size="12pt" fo:font-style="italic" style:font-size-asian="10.5pt" style:font-style-asian="italic" style:font-size-complex="12pt" style:font-style-complex="italic"/>
    </style:style>
    <style:style style:name="T38" style:family="text">
      <style:text-properties fo:color="#c9211e" loext:opacity="100%" fo:font-size="12pt" fo:font-style="italic" officeooo:rsid="00151b0c" style:font-size-asian="10.5pt" style:font-style-asian="italic" style:font-size-complex="12pt" style:font-style-complex="italic"/>
    </style:style>
    <style:style style:name="T39" style:family="text">
      <style:text-properties fo:color="#c9211e" loext:opacity="100%" fo:font-size="12pt" fo:font-style="italic" style:text-underline-style="none" fo:font-weight="normal" style:font-size-asian="10.5pt" style:font-style-asian="italic" style:font-weight-asian="normal" style:font-size-complex="12pt" style:font-style-complex="italic" style:font-weight-complex="normal"/>
    </style:style>
    <style:style style:name="T40" style:family="text">
      <style:text-properties fo:color="#c9211e" loext:opacity="100%" fo:font-size="12pt" fo:font-style="italic" style:text-underline-style="none" fo:font-weight="normal" officeooo:rsid="001f3ae7" style:font-size-asian="10.5pt" style:font-style-asian="italic" style:font-weight-asian="normal" style:font-size-complex="12pt" style:font-style-complex="italic" style:font-weight-complex="normal"/>
    </style:style>
    <style:style style:name="T41" style:family="text">
      <style:text-properties fo:color="#c9211e" loext:opacity="100%" fo:font-size="12pt" fo:font-style="italic" style:text-underline-style="none" fo:font-weight="normal" officeooo:rsid="00505355" style:font-size-asian="10.5pt" style:font-style-asian="italic" style:font-weight-asian="normal" style:font-size-complex="12pt" style:font-style-complex="italic" style:font-weight-complex="normal"/>
    </style:style>
    <style:style style:name="T42" style:family="text">
      <style:text-properties fo:color="#c9211e" loext:opacity="100%" fo:font-size="12pt" fo:font-style="italic" style:text-underline-style="none" fo:font-weight="normal" officeooo:rsid="00524d40" style:font-size-asian="10.5pt" style:font-style-asian="italic" style:font-weight-asian="normal" style:font-size-complex="12pt" style:font-style-complex="italic" style:font-weight-complex="normal"/>
    </style:style>
    <style:style style:name="T43" style:family="text">
      <style:text-properties fo:color="#c9211e" loext:opacity="100%" fo:font-size="12pt" fo:font-style="italic" style:text-underline-style="none" officeooo:rsid="00524d40" style:font-size-asian="10.5pt" style:font-style-asian="italic" style:font-size-complex="12pt" style:font-style-complex="italic"/>
    </style:style>
    <style:style style:name="T44" style:family="text">
      <style:text-properties officeooo:rsid="00136328"/>
    </style:style>
    <style:style style:name="T45" style:family="text">
      <style:text-properties officeooo:rsid="00151b0c"/>
    </style:style>
    <style:style style:name="T46" style:family="text">
      <style:text-properties fo:font-size="20pt" style:text-underline-style="solid" style:text-underline-width="auto" style:text-underline-color="font-color" style:font-size-asian="17.5pt" style:font-size-complex="20pt"/>
    </style:style>
    <style:style style:name="T47" style:family="text">
      <style:text-properties fo:font-size="20pt" style:text-underline-style="solid" style:text-underline-width="auto" style:text-underline-color="font-color" officeooo:rsid="000dbd5d" style:font-size-asian="17.5pt" style:font-size-complex="20pt"/>
    </style:style>
    <style:style style:name="T48" style:family="text">
      <style:text-properties fo:font-size="20pt" style:text-underline-style="solid" style:text-underline-width="auto" style:text-underline-color="font-color" officeooo:rsid="00151b0c" style:font-size-asian="17.5pt" style:font-size-complex="20pt"/>
    </style:style>
    <style:style style:name="T49" style:family="text">
      <style:text-properties officeooo:rsid="00162072"/>
    </style:style>
    <style:style style:name="T50" style:family="text">
      <style:text-properties officeooo:rsid="0089931d"/>
    </style:style>
    <style:style style:name="T51" style:family="text">
      <style:text-properties officeooo:rsid="0018ff99"/>
    </style:style>
    <style:style style:name="T52" style:family="text">
      <style:text-properties officeooo:rsid="0086779d"/>
    </style:style>
    <style:style style:name="T53" style:family="text">
      <style:text-properties officeooo:rsid="00743dd1"/>
    </style:style>
    <style:style style:name="T54" style:family="text">
      <style:text-properties style:text-underline-style="none"/>
    </style:style>
    <style:style style:name="T55" style:family="text">
      <style:text-properties style:text-underline-style="none" fo:font-weight="normal" style:font-weight-asian="normal" style:font-weight-complex="normal"/>
    </style:style>
    <style:style style:name="T56" style:family="text">
      <style:text-properties style:text-underline-style="none" fo:font-weight="normal" officeooo:rsid="0018ff99" style:font-weight-asian="normal" style:font-weight-complex="normal"/>
    </style:style>
    <style:style style:name="T57" style:family="text">
      <style:text-properties style:text-underline-style="none" fo:font-weight="normal" officeooo:rsid="00351860" style:font-weight-asian="normal" style:font-weight-complex="normal"/>
    </style:style>
    <style:style style:name="T58" style:family="text">
      <style:text-properties style:text-underline-style="none" fo:font-weight="normal" officeooo:rsid="006e1486" style:font-weight-asian="normal" style:font-weight-complex="normal"/>
    </style:style>
    <style:style style:name="T59" style:family="text">
      <style:text-properties style:text-underline-style="none" fo:font-weight="normal" officeooo:rsid="0070710a" style:font-weight-asian="normal" style:font-weight-complex="normal"/>
    </style:style>
    <style:style style:name="T60" style:family="text">
      <style:text-properties style:text-underline-style="none" fo:font-weight="normal" officeooo:rsid="0072a8a8" style:font-weight-asian="normal" style:font-weight-complex="normal"/>
    </style:style>
    <style:style style:name="T61" style:family="text">
      <style:text-properties style:text-underline-style="none" fo:font-weight="normal" officeooo:rsid="00743dd1" style:font-weight-asian="normal" style:font-weight-complex="normal"/>
    </style:style>
    <style:style style:name="T62" style:family="text">
      <style:text-properties style:text-underline-style="none" fo:font-weight="normal" officeooo:rsid="007b5948" style:font-weight-asian="normal" style:font-weight-complex="normal"/>
    </style:style>
    <style:style style:name="T63" style:family="text">
      <style:text-properties style:text-underline-style="none" fo:font-weight="normal" officeooo:rsid="0016fa07" style:font-weight-asian="normal" style:font-weight-complex="normal"/>
    </style:style>
    <style:style style:name="T64" style:family="text">
      <style:text-properties style:text-underline-style="none" fo:font-weight="normal" officeooo:rsid="0022ffcf" style:font-weight-asian="normal" style:font-weight-complex="normal"/>
    </style:style>
    <style:style style:name="T65" style:family="text">
      <style:text-properties style:text-underline-style="none" fo:font-weight="normal" officeooo:rsid="00241af1" style:font-weight-asian="normal" style:font-weight-complex="normal"/>
    </style:style>
    <style:style style:name="T66" style:family="text">
      <style:text-properties style:text-underline-style="none" officeooo:rsid="00778c42"/>
    </style:style>
    <style:style style:name="T67" style:family="text">
      <style:text-properties style:text-underline-style="none" officeooo:rsid="001891fe"/>
    </style:style>
    <style:style style:name="T68" style:family="text">
      <style:text-properties style:text-underline-style="none" officeooo:rsid="005ebf2e"/>
    </style:style>
    <style:style style:name="T69" style:family="text">
      <style:text-properties style:text-underline-style="none" officeooo:rsid="002363c7"/>
    </style:style>
    <style:style style:name="T70" style:family="text">
      <style:text-properties officeooo:rsid="003fb8db"/>
    </style:style>
    <style:style style:name="T71" style:family="text">
      <style:text-properties officeooo:rsid="003e2bf8"/>
    </style:style>
    <style:style style:name="T72" style:family="text">
      <style:text-properties officeooo:rsid="00748266"/>
    </style:style>
    <style:style style:name="T73" style:family="text">
      <style:text-properties officeooo:rsid="003493fc"/>
    </style:style>
    <style:style style:name="T74" style:family="text">
      <style:text-properties officeooo:rsid="00522d1d"/>
    </style:style>
    <style:style style:name="T75" style:family="text">
      <style:text-properties officeooo:rsid="0071114b"/>
    </style:style>
    <style:style style:name="T76" style:family="text">
      <style:text-properties officeooo:rsid="006f9d8d"/>
    </style:style>
    <style:style style:name="T77" style:family="text">
      <style:text-properties officeooo:rsid="0070710a"/>
    </style:style>
    <style:style style:name="T78" style:family="text">
      <style:text-properties fo:font-style="italic" style:font-style-asian="italic" style:font-style-complex="italic"/>
    </style:style>
    <style:style style:name="T79" style:family="text">
      <style:text-properties fo:font-style="italic" officeooo:rsid="0016fa07" style:font-style-asian="italic" style:font-style-complex="italic"/>
    </style:style>
    <style:style style:name="T80" style:family="text">
      <style:text-properties fo:font-style="italic" officeooo:rsid="00380551" style:font-style-asian="italic" style:font-style-complex="italic"/>
    </style:style>
    <style:style style:name="T81" style:family="text">
      <style:text-properties fo:font-style="italic" style:text-underline-style="none" fo:font-weight="normal" officeooo:rsid="0016fa07" style:font-style-asian="italic" style:font-weight-asian="normal" style:font-style-complex="italic" style:font-weight-complex="normal"/>
    </style:style>
    <style:style style:name="T82" style:family="text">
      <style:text-properties fo:font-style="italic" style:text-underline-style="solid" style:text-underline-width="auto" style:text-underline-color="font-color" officeooo:rsid="0053dc87" style:font-size-asian="10.5pt" style:font-style-asian="italic" style:font-weight-asian="normal" style:font-size-complex="12pt" style:font-style-complex="italic" style:font-weight-complex="normal"/>
    </style:style>
    <style:style style:name="T83" style:family="text">
      <style:text-properties fo:color="#800080" loext:opacity="100%" fo:font-style="normal" officeooo:rsid="00522d1d" style:font-style-asian="normal" style:font-style-complex="normal"/>
    </style:style>
    <style:style style:name="T84" style:family="text">
      <style:text-properties fo:color="#800080" loext:opacity="100%" fo:font-style="normal" officeooo:rsid="001891fe" style:font-style-asian="normal" style:font-style-complex="normal"/>
    </style:style>
    <style:style style:name="T85" style:family="text">
      <style:text-properties fo:color="#800080" loext:opacity="100%" fo:font-style="normal" officeooo:rsid="00395ffd" style:font-style-asian="normal" style:font-style-complex="normal"/>
    </style:style>
    <style:style style:name="T86" style:family="text">
      <style:text-properties fo:color="#800080" loext:opacity="100%" fo:font-style="normal" officeooo:rsid="00395000" style:font-style-asian="normal" style:font-style-complex="normal"/>
    </style:style>
    <style:style style:name="T87" style:family="text">
      <style:text-properties fo:color="#800080" loext:opacity="100%" fo:font-style="normal" style:text-underline-style="solid" style:text-underline-width="auto" style:text-underline-color="font-color" officeooo:rsid="00522d1d" style:font-style-asian="normal" style:font-style-complex="normal"/>
    </style:style>
    <style:style style:name="T88" style:family="text">
      <style:text-properties fo:color="#800080" loext:opacity="100%" fo:font-style="normal" style:text-underline-style="solid" style:text-underline-width="auto" style:text-underline-color="font-color" officeooo:rsid="001891fe" style:font-style-asian="normal" style:font-style-complex="normal"/>
    </style:style>
    <style:style style:name="T89" style:family="text">
      <style:text-properties fo:color="#800080" loext:opacity="100%" fo:font-style="normal" style:text-underline-style="solid" style:text-underline-width="auto" style:text-underline-color="font-color" officeooo:rsid="00395000" style:font-style-asian="normal" style:font-style-complex="normal"/>
    </style:style>
    <style:style style:name="T90" style:family="text">
      <style:text-properties fo:color="#800080" loext:opacity="100%" fo:font-style="normal" style:text-underline-style="solid" style:text-underline-width="auto" style:text-underline-color="font-color" fo:font-weight="normal" officeooo:rsid="0016fa07" style:font-style-asian="normal" style:font-weight-asian="normal" style:font-style-complex="normal" style:font-weight-complex="normal"/>
    </style:style>
    <style:style style:name="T91" style:family="text">
      <style:text-properties fo:color="#800080" loext:opacity="100%" fo:font-style="normal" style:text-underline-style="solid" style:text-underline-width="auto" style:text-underline-color="font-color" fo:font-weight="normal" officeooo:rsid="00767fe9" style:font-style-asian="normal" style:font-weight-asian="normal" style:font-style-complex="normal" style:font-weight-complex="normal"/>
    </style:style>
    <style:style style:name="T92" style:family="text">
      <style:text-properties fo:color="#800080" loext:opacity="100%" fo:font-style="normal" style:text-underline-style="solid" style:text-underline-width="auto" style:text-underline-color="font-color" fo:font-weight="normal" officeooo:rsid="0014ede2" style:font-style-asian="normal" style:font-weight-asian="normal" style:font-style-complex="normal" style:font-weight-complex="normal"/>
    </style:style>
    <style:style style:name="T93" style:family="text">
      <style:text-properties fo:color="#800080" loext:opacity="100%" fo:font-style="normal" style:text-underline-style="solid" style:text-underline-width="auto" style:text-underline-color="font-color" fo:font-weight="normal" officeooo:rsid="004f4725" style:font-style-asian="normal" style:font-weight-asian="normal" style:font-style-complex="normal" style:font-weight-complex="normal"/>
    </style:style>
    <style:style style:name="T94" style:family="text">
      <style:text-properties fo:color="#800080" loext:opacity="100%" fo:font-style="normal" style:text-underline-style="none" officeooo:rsid="001891fe" style:font-style-asian="normal" style:font-style-complex="normal"/>
    </style:style>
    <style:style style:name="T95" style:family="text">
      <style:text-properties fo:color="#800080" loext:opacity="100%" fo:font-style="normal" style:text-underline-style="none" officeooo:rsid="004c4437" style:font-style-asian="normal" style:font-style-complex="normal"/>
    </style:style>
    <style:style style:name="T96" style:family="text">
      <style:text-properties fo:color="#800080" loext:opacity="100%" fo:font-style="normal" style:text-underline-style="none" officeooo:rsid="00243b11" style:font-style-asian="normal" style:font-style-complex="normal"/>
    </style:style>
    <style:style style:name="T97" style:family="text">
      <style:text-properties fo:color="#800080" loext:opacity="100%" fo:font-style="normal" style:text-underline-style="none" officeooo:rsid="009a993d" style:font-style-asian="normal" style:font-style-complex="normal"/>
    </style:style>
    <style:style style:name="T98" style:family="text">
      <style:text-properties fo:color="#800080" loext:opacity="100%" fo:font-style="normal" style:text-underline-style="none" officeooo:rsid="005ebf2e" style:font-style-asian="normal" style:font-style-complex="normal"/>
    </style:style>
    <style:style style:name="T99" style:family="text">
      <style:text-properties fo:color="#800080" loext:opacity="100%" fo:font-style="normal" style:text-underline-style="none" officeooo:rsid="0082c763" style:font-style-asian="normal" style:font-style-complex="normal"/>
    </style:style>
    <style:style style:name="T100" style:family="text">
      <style:text-properties fo:color="#800080" loext:opacity="100%" fo:font-style="normal" style:text-underline-style="none" fo:font-weight="normal" officeooo:rsid="004f4725" style:font-style-asian="normal" style:font-weight-asian="normal" style:font-style-complex="normal" style:font-weight-complex="normal"/>
    </style:style>
    <style:style style:name="T101" style:family="text">
      <style:text-properties fo:color="#800080" loext:opacity="100%" fo:font-style="normal" style:text-underline-style="none" fo:font-weight="normal" officeooo:rsid="0016fa07" style:font-style-asian="normal" style:font-weight-asian="normal" style:font-style-complex="normal" style:font-weight-complex="normal"/>
    </style:style>
    <style:style style:name="T102" style:family="text">
      <style:text-properties fo:color="#800080" loext:opacity="100%" fo:font-style="normal" style:text-underline-style="none" fo:font-weight="normal" officeooo:rsid="00315a21" style:font-style-asian="normal" style:font-weight-asian="normal" style:font-style-complex="normal" style:font-weight-complex="normal"/>
    </style:style>
    <style:style style:name="T103" style:family="text">
      <style:text-properties fo:color="#800080" loext:opacity="100%" fo:font-style="normal" style:text-underline-style="none" fo:font-weight="normal" officeooo:rsid="0059656b" style:font-style-asian="normal" style:font-weight-asian="normal" style:font-style-complex="normal" style:font-weight-complex="normal"/>
    </style:style>
    <style:style style:name="T104" style:family="text">
      <style:text-properties fo:color="#800080" loext:opacity="100%" fo:font-style="normal" style:text-underline-style="none" fo:font-weight="normal" officeooo:rsid="007e989c" style:font-style-asian="normal" style:font-weight-asian="normal" style:font-style-complex="normal" style:font-weight-complex="normal"/>
    </style:style>
    <style:style style:name="T105" style:family="text">
      <style:text-properties fo:color="#800080" loext:opacity="100%" fo:font-style="normal" style:text-underline-style="none" fo:font-weight="normal" officeooo:rsid="0014ede2" style:font-style-asian="normal" style:font-weight-asian="normal" style:font-style-complex="normal" style:font-weight-complex="normal"/>
    </style:style>
    <style:style style:name="T106" style:family="text">
      <style:text-properties fo:color="#800080" loext:opacity="100%" fo:font-style="normal" fo:font-weight="normal" officeooo:rsid="0016fa07" style:font-style-asian="normal" style:font-weight-asian="normal" style:font-style-complex="normal" style:font-weight-complex="normal"/>
    </style:style>
    <style:style style:name="T107" style:family="text">
      <style:text-properties fo:color="#800080" loext:opacity="100%" fo:font-style="normal" fo:font-weight="normal" officeooo:rsid="0059656b" style:font-style-asian="normal" style:font-weight-asian="normal" style:font-style-complex="normal" style:font-weight-complex="normal"/>
    </style:style>
    <style:style style:name="T108" style:family="text">
      <style:text-properties fo:color="#800080" loext:opacity="100%" style:text-underline-style="none" officeooo:rsid="005ebf2e"/>
    </style:style>
    <style:style style:name="T109" style:family="text">
      <style:text-properties fo:color="#800080" loext:opacity="100%" style:text-underline-style="none" officeooo:rsid="0082c763"/>
    </style:style>
    <style:style style:name="T110" style:family="text">
      <style:text-properties fo:color="#800080" loext:opacity="100%" style:text-underline-style="none" officeooo:rsid="00842a91"/>
    </style:style>
    <style:style style:name="T111" style:family="text">
      <style:text-properties fo:color="#800080" loext:opacity="100%" style:text-underline-style="none" officeooo:rsid="009a993d"/>
    </style:style>
    <style:style style:name="T112" style:family="text">
      <style:text-properties fo:color="#800080" loext:opacity="100%" officeooo:rsid="005ebf2e"/>
    </style:style>
    <style:style style:name="T113" style:family="text">
      <style:text-properties fo:font-style="normal" fo:font-weight="normal" style:font-style-asian="normal" style:font-weight-asian="normal" style:font-style-complex="normal" style:font-weight-complex="normal"/>
    </style:style>
    <style:style style:name="T114" style:family="text">
      <style:text-properties fo:font-style="normal" fo:font-weight="normal" officeooo:rsid="003b24f7" style:font-style-asian="normal" style:font-weight-asian="normal" style:font-style-complex="normal" style:font-weight-complex="normal"/>
    </style:style>
    <style:style style:name="T115" style:family="text">
      <style:text-properties fo:font-style="normal" fo:font-weight="normal" officeooo:rsid="0058c8f5" style:font-style-asian="normal" style:font-weight-asian="normal" style:font-style-complex="normal" style:font-weight-complex="normal"/>
    </style:style>
    <style:style style:name="T116" style:family="text">
      <style:text-properties fo:font-style="normal" fo:font-weight="normal" officeooo:rsid="0013a30c" style:font-style-asian="normal" style:font-weight-asian="normal" style:font-style-complex="normal" style:font-weight-complex="normal"/>
    </style:style>
    <style:style style:name="T117" style:family="text">
      <style:text-properties fo:font-style="normal" fo:font-weight="normal" officeooo:rsid="00380551" style:font-style-asian="normal" style:font-weight-asian="normal" style:font-style-complex="normal" style:font-weight-complex="normal"/>
    </style:style>
    <style:style style:name="T118" style:family="text">
      <style:text-properties fo:font-style="normal" fo:font-weight="normal" officeooo:rsid="00445949" style:font-style-asian="normal" style:font-weight-asian="normal" style:font-style-complex="normal" style:font-weight-complex="normal"/>
    </style:style>
    <style:style style:name="T119" style:family="text">
      <style:text-properties fo:font-style="normal" style:text-underline-style="none" fo:font-weight="normal" officeooo:rsid="003b24f7" style:font-style-asian="normal" style:font-weight-asian="normal" style:font-style-complex="normal" style:font-weight-complex="normal"/>
    </style:style>
    <style:style style:name="T120" style:family="text">
      <style:text-properties fo:font-style="normal" style:text-underline-style="none" fo:font-weight="normal" officeooo:rsid="003e2bf8" style:font-style-asian="normal" style:font-weight-asian="normal" style:font-style-complex="normal" style:font-weight-complex="normal"/>
    </style:style>
    <style:style style:name="T121" style:family="text">
      <style:text-properties fo:font-style="normal" style:text-underline-style="none" fo:font-weight="normal" officeooo:rsid="0070710a" style:font-style-asian="normal" style:font-weight-asian="normal" style:font-style-complex="normal" style:font-weight-complex="normal"/>
    </style:style>
    <style:style style:name="T122" style:family="text">
      <style:text-properties fo:font-style="normal" style:text-underline-style="none" fo:font-weight="normal" officeooo:rsid="00445949" style:font-style-asian="normal" style:font-weight-asian="normal" style:font-style-complex="normal" style:font-weight-complex="normal"/>
    </style:style>
    <style:style style:name="T123" style:family="text">
      <style:text-properties fo:font-style="normal" style:text-underline-style="none" fo:font-weight="normal" officeooo:rsid="00395ffd" style:font-style-asian="normal" style:font-weight-asian="normal" style:font-style-complex="normal" style:font-weight-complex="normal"/>
    </style:style>
    <style:style style:name="T124" style:family="text">
      <style:text-properties fo:font-style="normal" style:text-underline-style="none" fo:font-weight="normal" officeooo:rsid="0048b87c" style:font-style-asian="normal" style:font-weight-asian="normal" style:font-style-complex="normal" style:font-weight-complex="normal"/>
    </style:style>
    <style:style style:name="T125" style:family="text">
      <style:text-properties fo:font-style="normal" style:text-underline-style="none" fo:font-weight="normal" officeooo:rsid="004e88fc" style:font-style-asian="normal" style:font-weight-asian="normal" style:font-style-complex="normal" style:font-weight-complex="normal"/>
    </style:style>
    <style:style style:name="T126" style:family="text">
      <style:text-properties fo:font-style="normal" style:text-underline-style="none" officeooo:rsid="00395ffd" style:font-size-asian="10.5pt" style:font-style-asian="normal" style:font-weight-asian="normal" style:font-size-complex="12pt" style:font-style-complex="normal" style:font-weight-complex="normal"/>
    </style:style>
    <style:style style:name="T127" style:family="text">
      <style:text-properties fo:font-style="normal" style:text-underline-style="none" officeooo:rsid="0037af59" style:font-size-asian="10.5pt" style:font-style-asian="normal" style:font-weight-asian="normal" style:font-size-complex="12pt" style:font-style-complex="normal" style:font-weight-complex="normal"/>
    </style:style>
    <style:style style:name="T128" style:family="text">
      <style:text-properties fo:font-style="normal" style:text-underline-style="none" officeooo:rsid="0046655b" style:font-size-asian="10.5pt" style:font-style-asian="normal" style:font-weight-asian="normal" style:font-size-complex="12pt" style:font-style-complex="normal" style:font-weight-complex="normal"/>
    </style:style>
    <style:style style:name="T129" style:family="text">
      <style:text-properties fo:font-style="normal" style:text-underline-style="none" officeooo:rsid="004b4b41" style:font-size-asian="10.5pt" style:font-style-asian="normal" style:font-weight-asian="normal" style:font-size-complex="12pt" style:font-style-complex="normal" style:font-weight-complex="normal"/>
    </style:style>
    <style:style style:name="T130" style:family="text">
      <style:text-properties fo:font-style="normal" style:text-underline-style="none" officeooo:rsid="004e88fc" style:font-size-asian="10.5pt" style:font-style-asian="normal" style:font-weight-asian="normal" style:font-size-complex="12pt" style:font-style-complex="normal" style:font-weight-complex="normal"/>
    </style:style>
    <style:style style:name="T131" style:family="text">
      <style:text-properties fo:font-style="normal" style:text-underline-style="none" officeooo:rsid="005eeb31" style:font-size-asian="10.5pt" style:font-style-asian="normal" style:font-weight-asian="normal" style:font-size-complex="12pt" style:font-style-complex="normal" style:font-weight-complex="normal"/>
    </style:style>
    <style:style style:name="T132" style:family="text">
      <style:text-properties fo:font-style="normal" style:text-underline-style="none" officeooo:rsid="0060dc80" style:font-size-asian="10.5pt" style:font-style-asian="normal" style:font-weight-asian="normal" style:font-size-complex="12pt" style:font-style-complex="normal" style:font-weight-complex="normal"/>
    </style:style>
    <style:style style:name="T133" style:family="text">
      <style:text-properties fo:font-style="normal" style:font-style-asian="normal" style:font-style-complex="normal"/>
    </style:style>
    <style:style style:name="T134" style:family="text">
      <style:text-properties fo:font-style="normal" officeooo:rsid="0070710a" style:font-style-asian="normal" style:font-style-complex="normal"/>
    </style:style>
    <style:style style:name="T135" style:family="text">
      <style:text-properties fo:font-style="normal" officeooo:rsid="0018ff99" style:font-style-asian="normal" style:font-style-complex="normal"/>
    </style:style>
    <style:style style:name="T136" style:family="text">
      <style:text-properties fo:font-style="normal" officeooo:rsid="007984a7" style:font-style-asian="normal" style:font-style-complex="normal"/>
    </style:style>
    <style:style style:name="T137" style:family="text">
      <style:text-properties fo:font-style="normal" officeooo:rsid="0070ffc4" style:font-style-asian="normal" style:font-style-complex="normal"/>
    </style:style>
    <style:style style:name="T138" style:family="text">
      <style:text-properties fo:font-style="normal" officeooo:rsid="00884617" style:font-style-asian="normal" style:font-style-complex="normal"/>
    </style:style>
    <style:style style:name="T139" style:family="text">
      <style:text-properties fo:font-style="normal" officeooo:rsid="0086779d" style:font-style-asian="normal" style:font-style-complex="normal"/>
    </style:style>
    <style:style style:name="T140" style:family="text">
      <style:text-properties fo:font-style="normal" officeooo:rsid="0035c5fd" style:font-style-asian="normal" style:font-style-complex="normal"/>
    </style:style>
    <style:style style:name="T141" style:family="text">
      <style:text-properties fo:font-style="normal" officeooo:rsid="00380551" style:font-style-asian="normal" style:font-style-complex="normal"/>
    </style:style>
    <style:style style:name="T142" style:family="text">
      <style:text-properties fo:font-style="normal" officeooo:rsid="00395000" style:font-style-asian="normal" style:font-style-complex="normal"/>
    </style:style>
    <style:style style:name="T143" style:family="text">
      <style:text-properties fo:font-style="normal" officeooo:rsid="00743dd1" style:font-style-asian="normal" style:font-style-complex="normal"/>
    </style:style>
    <style:style style:name="T144" style:family="text">
      <style:text-properties fo:font-style="normal" officeooo:rsid="003c3f4b" style:font-style-asian="normal" style:font-style-complex="normal"/>
    </style:style>
    <style:style style:name="T145" style:family="text">
      <style:text-properties fo:font-style="normal" officeooo:rsid="0046655b" style:font-style-asian="normal" style:font-style-complex="normal"/>
    </style:style>
    <style:style style:name="T146" style:family="text">
      <style:text-properties fo:font-style="normal" officeooo:rsid="00485f4c" style:font-style-asian="normal" style:font-style-complex="normal"/>
    </style:style>
    <style:style style:name="T147" style:family="text">
      <style:text-properties fo:font-style="normal" officeooo:rsid="0048b87c" style:font-style-asian="normal" style:font-style-complex="normal"/>
    </style:style>
    <style:style style:name="T148" style:family="text">
      <style:text-properties fo:font-style="normal" officeooo:rsid="00496d58" style:font-style-asian="normal" style:font-style-complex="normal"/>
    </style:style>
    <style:style style:name="T149" style:family="text">
      <style:text-properties fo:font-style="normal" officeooo:rsid="004b4b41" style:font-style-asian="normal" style:font-style-complex="normal"/>
    </style:style>
    <style:style style:name="T150" style:family="text">
      <style:text-properties fo:font-style="normal" officeooo:rsid="004c2a50" style:font-style-asian="normal" style:font-style-complex="normal"/>
    </style:style>
    <style:style style:name="T151" style:family="text">
      <style:text-properties fo:font-style="normal" officeooo:rsid="004e88fc" style:font-style-asian="normal" style:font-style-complex="normal"/>
    </style:style>
    <style:style style:name="T152" style:family="text">
      <style:text-properties fo:font-style="normal" officeooo:rsid="005f0299" style:font-style-asian="normal" style:font-style-complex="normal"/>
    </style:style>
    <style:style style:name="T153" style:family="text">
      <style:text-properties fo:font-style="normal" officeooo:rsid="005fce0d" style:font-style-asian="normal" style:font-style-complex="normal"/>
    </style:style>
    <style:style style:name="T154" style:family="text">
      <style:text-properties fo:font-style="normal" officeooo:rsid="0060dc80" style:font-style-asian="normal" style:font-style-complex="normal"/>
    </style:style>
    <style:style style:name="T155" style:family="text">
      <style:text-properties fo:font-style="normal" officeooo:rsid="0062ce62" style:font-style-asian="normal" style:font-style-complex="normal"/>
    </style:style>
    <style:style style:name="T156" style:family="text">
      <style:text-properties fo:font-style="normal" officeooo:rsid="00639ecc" style:font-style-asian="normal" style:font-style-complex="normal"/>
    </style:style>
    <style:style style:name="T157" style:family="text">
      <style:text-properties fo:font-style="normal" officeooo:rsid="0064e164" style:font-style-asian="normal" style:font-style-complex="normal"/>
    </style:style>
    <style:style style:name="T158" style:family="text">
      <style:text-properties fo:font-style="normal" officeooo:rsid="0066734d" style:font-style-asian="normal" style:font-style-complex="normal"/>
    </style:style>
    <style:style style:name="T159" style:family="text">
      <style:text-properties fo:font-style="normal" officeooo:rsid="0069cdb1" style:font-style-asian="normal" style:font-style-complex="normal"/>
    </style:style>
    <style:style style:name="T160" style:family="text">
      <style:text-properties fo:font-style="normal" officeooo:rsid="006a93ad" style:font-style-asian="normal" style:font-style-complex="normal"/>
    </style:style>
    <style:style style:name="T161" style:family="text">
      <style:text-properties fo:font-style="normal" officeooo:rsid="006cd209" style:font-style-asian="normal" style:font-style-complex="normal"/>
    </style:style>
    <style:style style:name="T162" style:family="text">
      <style:text-properties fo:font-style="normal" officeooo:rsid="006e4315" style:font-style-asian="normal" style:font-style-complex="normal"/>
    </style:style>
    <style:style style:name="T163" style:family="text">
      <style:text-properties fo:font-style="normal" officeooo:rsid="006f836a" style:font-style-asian="normal" style:font-style-complex="normal"/>
    </style:style>
    <style:style style:name="T164" style:family="text">
      <style:text-properties fo:font-style="normal" officeooo:rsid="007402b7" style:font-style-asian="normal" style:font-style-complex="normal"/>
    </style:style>
    <style:style style:name="T165" style:family="text">
      <style:text-properties fo:font-style="normal" officeooo:rsid="0079369a" style:font-style-asian="normal" style:font-style-complex="normal"/>
    </style:style>
    <style:style style:name="T166" style:family="text">
      <style:text-properties fo:font-style="normal" officeooo:rsid="007b013c" style:font-style-asian="normal" style:font-style-complex="normal"/>
    </style:style>
    <style:style style:name="T167" style:family="text">
      <style:text-properties fo:font-style="normal" officeooo:rsid="007b96da" style:font-style-asian="normal" style:font-style-complex="normal"/>
    </style:style>
    <style:style style:name="T168" style:family="text">
      <style:text-properties fo:font-style="normal" style:text-underline-style="solid" style:text-underline-width="auto" style:text-underline-color="font-color" officeooo:rsid="007984a7" style:font-style-asian="normal" style:font-style-complex="normal"/>
    </style:style>
    <style:style style:name="T169" style:family="text">
      <style:text-properties fo:font-style="normal" style:text-underline-style="solid" style:text-underline-width="auto" style:text-underline-color="font-color" officeooo:rsid="0070710a" style:font-style-asian="normal" style:font-style-complex="normal"/>
    </style:style>
    <style:style style:name="T170" style:family="text">
      <style:text-properties fo:font-style="normal" style:text-underline-style="solid" style:text-underline-width="auto" style:text-underline-color="font-color" officeooo:rsid="0070ffc4" style:font-style-asian="normal" style:font-style-complex="normal"/>
    </style:style>
    <style:style style:name="T171" style:family="text">
      <style:text-properties fo:font-style="normal" style:text-underline-style="solid" style:text-underline-width="auto" style:text-underline-color="font-color" officeooo:rsid="0018ff99" style:font-style-asian="normal" style:font-style-complex="normal"/>
    </style:style>
    <style:style style:name="T172" style:family="text">
      <style:text-properties fo:font-style="normal" style:text-underline-style="solid" style:text-underline-width="auto" style:text-underline-color="font-color" officeooo:rsid="0086779d" style:font-style-asian="normal" style:font-style-complex="normal"/>
    </style:style>
    <style:style style:name="T173" style:family="text">
      <style:text-properties fo:font-style="normal" style:text-underline-style="solid" style:text-underline-width="auto" style:text-underline-color="font-color" officeooo:rsid="00743dd1" style:font-style-asian="normal" style:font-style-complex="normal"/>
    </style:style>
    <style:style style:name="T174" style:family="text">
      <style:text-properties fo:font-style="normal" style:text-underline-style="solid" style:text-underline-width="auto" style:text-underline-color="font-color" officeooo:rsid="00380551" style:font-style-asian="normal" style:font-style-complex="normal"/>
    </style:style>
    <style:style style:name="T175" style:family="text">
      <style:text-properties fo:font-style="normal" style:text-underline-style="solid" style:text-underline-width="auto" style:text-underline-color="font-color" fo:font-weight="normal" officeooo:rsid="0013a30c" style:font-style-asian="normal" style:font-weight-asian="normal" style:font-style-complex="normal" style:font-weight-complex="normal"/>
    </style:style>
    <style:style style:name="T176" style:family="text">
      <style:text-properties fo:font-style="normal" style:text-underline-style="solid" style:text-underline-width="auto" style:text-underline-color="font-color" fo:font-weight="normal" officeooo:rsid="00916591" style:font-style-asian="normal" style:font-weight-asian="normal" style:font-style-complex="normal" style:font-weight-complex="normal"/>
    </style:style>
    <style:style style:name="T177" style:family="text">
      <style:text-properties fo:font-style="normal" style:text-underline-style="solid" style:text-underline-width="auto" style:text-underline-color="font-color" fo:font-weight="normal" officeooo:rsid="00380551" style:font-style-asian="normal" style:font-weight-asian="normal" style:font-style-complex="normal" style:font-weight-complex="normal"/>
    </style:style>
    <style:style style:name="T178" style:family="text">
      <style:text-properties fo:font-style="normal" style:text-underline-style="solid" style:text-underline-width="auto" style:text-underline-color="font-color" fo:font-weight="normal" officeooo:rsid="00445949" style:font-style-asian="normal" style:font-weight-asian="normal" style:font-style-complex="normal" style:font-weight-complex="normal"/>
    </style:style>
    <style:style style:name="T179" style:family="text">
      <style:text-properties fo:font-style="normal" style:text-underline-style="solid" style:text-underline-width="auto" style:text-underline-color="font-color" fo:font-weight="normal" officeooo:rsid="004e88fc" style:font-style-asian="normal" style:font-weight-asian="normal" style:font-style-complex="normal" style:font-weight-complex="normal"/>
    </style:style>
    <style:style style:name="T180"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81" style:family="text">
      <style:text-properties fo:font-style="normal" style:text-underline-style="solid" style:text-underline-width="auto" style:text-underline-color="font-color" fo:font-weight="bold" officeooo:rsid="00633eae" style:font-style-asian="normal" style:font-weight-asian="bold" style:font-style-complex="normal" style:font-weight-complex="bold"/>
    </style:style>
    <style:style style:name="T182" style:family="text">
      <style:text-properties fo:font-style="normal" style:text-underline-style="solid" style:text-underline-width="auto" style:text-underline-color="font-color" fo:font-weight="bold" officeooo:rsid="0064e164" style:font-style-asian="normal" style:font-weight-asian="bold" style:font-style-complex="normal" style:font-weight-complex="bold"/>
    </style:style>
    <style:style style:name="T183" style:family="text">
      <style:text-properties fo:font-style="normal" style:text-underline-style="solid" style:text-underline-width="auto" style:text-underline-color="font-color" fo:font-weight="bold" officeooo:rsid="00659cf2" style:font-style-asian="normal" style:font-weight-asian="bold" style:font-style-complex="normal" style:font-weight-complex="bold"/>
    </style:style>
    <style:style style:name="T184" style:family="text">
      <style:text-properties fo:font-style="normal" style:text-underline-style="solid" style:text-underline-width="auto" style:text-underline-color="font-color" fo:font-weight="bold" officeooo:rsid="006c67dd" style:font-style-asian="normal" style:font-weight-asian="bold" style:font-style-complex="normal" style:font-weight-complex="bold"/>
    </style:style>
    <style:style style:name="T185" style:family="text">
      <style:text-properties fo:font-style="normal" style:text-underline-style="solid" style:text-underline-width="auto" style:text-underline-color="font-color" fo:font-weight="bold" officeooo:rsid="007b96da" style:font-style-asian="normal" style:font-weight-asian="bold" style:font-style-complex="normal" style:font-weight-complex="bold"/>
    </style:style>
    <style:style style:name="T186" style:family="text">
      <style:text-properties fo:font-style="normal" fo:font-weight="bold" style:font-style-asian="normal" style:font-weight-asian="bold" style:font-style-complex="normal" style:font-weight-complex="bold"/>
    </style:style>
    <style:style style:name="T187" style:family="text">
      <style:text-properties fo:font-style="normal" fo:font-weight="bold" officeooo:rsid="005f0299" style:font-style-asian="normal" style:font-weight-asian="bold" style:font-style-complex="normal" style:font-weight-complex="bold"/>
    </style:style>
    <style:style style:name="T188" style:family="text">
      <style:text-properties fo:color="#ff0000" loext:opacity="100%" fo:font-style="normal" style:text-underline-style="none" fo:font-weight="normal" officeooo:rsid="0018ff99" style:font-style-asian="normal" style:font-weight-asian="normal" style:font-style-complex="normal" style:font-weight-complex="normal"/>
    </style:style>
    <style:style style:name="T189" style:family="text">
      <style:text-properties fo:color="#ff0000" loext:opacity="100%" fo:font-style="normal" style:text-underline-style="none" fo:font-weight="normal" officeooo:rsid="00767fe9" style:font-style-asian="normal" style:font-weight-asian="normal" style:font-style-complex="normal" style:font-weight-complex="normal"/>
    </style:style>
    <style:style style:name="T190" style:family="text">
      <style:text-properties fo:color="#ff0000" loext:opacity="100%" fo:font-style="normal" officeooo:rsid="00852b80" style:font-style-asian="normal" style:font-style-complex="normal"/>
    </style:style>
    <style:style style:name="T191" style:family="text">
      <style:text-properties fo:color="#ff0000" loext:opacity="100%" fo:font-style="normal" officeooo:rsid="0018ff99" style:font-style-asian="normal" style:font-style-complex="normal"/>
    </style:style>
    <style:style style:name="T192" style:family="text">
      <style:text-properties fo:color="#ff0000" loext:opacity="100%" fo:font-style="normal" officeooo:rsid="0070710a" style:font-style-asian="normal" style:font-style-complex="normal"/>
    </style:style>
    <style:style style:name="T193" style:family="text">
      <style:text-properties fo:color="#ff0000" loext:opacity="100%" fo:font-style="normal" officeooo:rsid="007f2843" style:font-style-asian="normal" style:font-style-complex="normal"/>
    </style:style>
    <style:style style:name="T194" style:family="text">
      <style:text-properties fo:color="#ff0000" loext:opacity="100%" fo:font-style="normal" officeooo:rsid="00743dd1" style:font-style-asian="normal" style:font-style-complex="normal"/>
    </style:style>
    <style:style style:name="T195" style:family="text">
      <style:text-properties fo:color="#ff0000" loext:opacity="100%" fo:font-style="normal" officeooo:rsid="0086779d" style:font-style-asian="normal" style:font-style-complex="normal"/>
    </style:style>
    <style:style style:name="T196" style:family="text">
      <style:text-properties fo:color="#ff0000" loext:opacity="100%" fo:font-style="normal" officeooo:rsid="0089931d" style:font-style-asian="normal" style:font-style-complex="normal"/>
    </style:style>
    <style:style style:name="T197" style:family="text">
      <style:text-properties fo:color="#ff0000" loext:opacity="100%" fo:font-style="normal" officeooo:rsid="009a993d" style:font-style-asian="normal" style:font-style-complex="normal"/>
    </style:style>
    <style:style style:name="T198" style:family="text">
      <style:text-properties fo:color="#ff0000" loext:opacity="100%" fo:font-style="normal" style:text-underline-style="solid" style:text-underline-width="auto" style:text-underline-color="font-color" officeooo:rsid="00852b80" style:font-style-asian="normal" style:font-style-complex="normal"/>
    </style:style>
    <style:style style:name="T199" style:family="text">
      <style:text-properties fo:color="#ff0000" loext:opacity="100%" fo:font-style="normal" style:text-underline-style="solid" style:text-underline-width="auto" style:text-underline-color="font-color" officeooo:rsid="0070710a" style:font-style-asian="normal" style:font-style-complex="normal"/>
    </style:style>
    <style:style style:name="T200" style:family="text">
      <style:text-properties fo:color="#ff0000" loext:opacity="100%" fo:font-style="normal" style:text-underline-style="solid" style:text-underline-width="auto" style:text-underline-color="font-color" officeooo:rsid="007984a7" style:font-style-asian="normal" style:font-style-complex="normal"/>
    </style:style>
    <style:style style:name="T201" style:family="text">
      <style:text-properties fo:color="#ff0000" loext:opacity="100%" fo:font-style="normal" style:text-underline-style="solid" style:text-underline-width="auto" style:text-underline-color="font-color" officeooo:rsid="0018ff99" style:font-style-asian="normal" style:font-style-complex="normal"/>
    </style:style>
    <style:style style:name="T202" style:family="text">
      <style:text-properties fo:color="#ff0000" loext:opacity="100%" fo:font-style="normal" style:text-underline-style="solid" style:text-underline-width="auto" style:text-underline-color="font-color" officeooo:rsid="0086779d" style:font-style-asian="normal" style:font-style-complex="normal"/>
    </style:style>
    <style:style style:name="T203" style:family="text">
      <style:text-properties fo:color="#ff0000" loext:opacity="100%" fo:font-style="normal" style:text-underline-style="solid" style:text-underline-width="auto" style:text-underline-color="font-color" officeooo:rsid="00743dd1" style:font-style-asian="normal" style:font-style-complex="normal"/>
    </style:style>
    <style:style style:name="T204" style:family="text">
      <style:text-properties fo:color="#ff0000" loext:opacity="100%" fo:font-style="normal" style:text-underline-style="solid" style:text-underline-width="auto" style:text-underline-color="font-color" fo:font-weight="normal" officeooo:rsid="00743dd1" style:font-style-asian="normal" style:font-weight-asian="normal" style:font-style-complex="normal" style:font-weight-complex="normal"/>
    </style:style>
    <style:style style:name="T205" style:family="text">
      <style:text-properties fo:color="#ff0000" loext:opacity="100%" fo:font-style="normal" style:text-underline-style="solid" style:text-underline-width="auto" style:text-underline-color="font-color" fo:font-weight="normal" officeooo:rsid="00767fe9" style:font-style-asian="normal" style:font-weight-asian="normal" style:font-style-complex="normal" style:font-weight-complex="normal"/>
    </style:style>
    <style:style style:name="T206" style:family="text">
      <style:text-properties fo:color="#ff0000" loext:opacity="100%" style:text-underline-style="none" fo:font-weight="normal" officeooo:rsid="00767fe9" style:font-weight-asian="normal" style:font-weight-complex="normal"/>
    </style:style>
    <style:style style:name="T207" style:family="text">
      <style:text-properties fo:color="#ff0000" loext:opacity="100%" style:text-underline-style="none" fo:font-weight="normal" officeooo:rsid="0077f4c1" style:font-weight-asian="normal" style:font-weight-complex="normal"/>
    </style:style>
    <style:style style:name="T208" style:family="text">
      <style:text-properties fo:color="#ff0000" loext:opacity="100%" style:text-underline-style="none" fo:font-weight="normal" officeooo:rsid="0018ff99" style:font-weight-asian="normal" style:font-weight-complex="normal"/>
    </style:style>
    <style:style style:name="T209" style:family="text">
      <style:text-properties fo:color="#ff0000" loext:opacity="100%" style:text-underline-style="none" fo:font-weight="normal" officeooo:rsid="007984a7" style:font-weight-asian="normal" style:font-weight-complex="normal"/>
    </style:style>
    <style:style style:name="T210" style:family="text">
      <style:text-properties fo:color="#ff0000" loext:opacity="100%" style:text-underline-style="solid" style:text-underline-width="auto" style:text-underline-color="font-color" fo:font-weight="normal" officeooo:rsid="00767fe9" style:font-weight-asian="normal" style:font-weight-complex="normal"/>
    </style:style>
    <style:style style:name="T211" style:family="text">
      <style:text-properties fo:color="#ff0000" loext:opacity="100%" style:text-underline-style="solid" style:text-underline-width="auto" style:text-underline-color="font-color" fo:font-weight="normal" officeooo:rsid="007984a7" style:font-weight-asian="normal" style:font-weight-complex="normal"/>
    </style:style>
    <style:style style:name="T212" style:family="text">
      <style:text-properties fo:color="#ff0000" loext:opacity="100%" style:text-underline-style="solid" style:text-underline-width="auto" style:text-underline-color="font-color" fo:font-weight="normal" officeooo:rsid="00743dd1" style:font-weight-asian="normal" style:font-weight-complex="normal"/>
    </style:style>
    <style:style style:name="T213" style:family="text">
      <style:text-properties fo:color="#ff0000" loext:opacity="100%" style:text-underline-style="solid" style:text-underline-width="auto" style:text-underline-color="font-color" officeooo:rsid="0071114b"/>
    </style:style>
    <style:style style:name="T214" style:family="text">
      <style:text-properties fo:color="#ff0000" loext:opacity="100%" officeooo:rsid="006f9d8d"/>
    </style:style>
    <style:style style:name="T215" style:family="text">
      <style:text-properties fo:color="#ff0000" loext:opacity="100%" officeooo:rsid="0018ff99"/>
    </style:style>
    <style:style style:name="T216" style:family="text">
      <style:text-properties fo:color="#ff0000" loext:opacity="100%" officeooo:rsid="0070710a"/>
    </style:style>
    <style:style style:name="T217" style:family="text">
      <style:text-properties fo:color="#ff0000" loext:opacity="100%" officeooo:rsid="0071114b"/>
    </style:style>
    <style:style style:name="T218" style:family="text">
      <style:text-properties officeooo:rsid="002ad002"/>
    </style:style>
    <style:style style:name="T219" style:family="text">
      <style:text-properties officeooo:rsid="0072a8a8"/>
    </style:style>
    <style:style style:name="T220" style:family="text">
      <style:text-properties fo:font-weight="normal" officeooo:rsid="0016fa07" style:font-weight-asian="normal" style:font-weight-complex="normal"/>
    </style:style>
    <style:style style:name="T221" style:family="text">
      <style:text-properties fo:font-weight="normal" officeooo:rsid="0082c763" style:font-weight-asian="normal" style:font-weight-complex="normal"/>
    </style:style>
    <style:style style:name="T222" style:family="text">
      <style:text-properties fo:font-weight="normal" officeooo:rsid="0013a30c" style:font-weight-asian="normal" style:font-weight-complex="normal"/>
    </style:style>
    <style:style style:name="T223" style:family="text">
      <style:text-properties fo:font-weight="normal" officeooo:rsid="007f2843" style:font-weight-asian="normal" style:font-weight-complex="normal"/>
    </style:style>
    <style:style style:name="T224" style:family="text">
      <style:text-properties fo:font-weight="normal" officeooo:rsid="0018ff99" style:font-weight-asian="normal" style:font-weight-complex="normal"/>
    </style:style>
    <style:style style:name="T225" style:family="text">
      <style:text-properties fo:font-weight="normal" officeooo:rsid="0070710a" style:font-weight-asian="normal" style:font-weight-complex="normal"/>
    </style:style>
    <style:style style:name="T226" style:family="text">
      <style:text-properties fo:font-weight="normal" officeooo:rsid="0080ea5d" style:font-weight-asian="normal" style:font-weight-complex="normal"/>
    </style:style>
    <style:style style:name="T227" style:family="text">
      <style:text-properties fo:font-weight="normal" officeooo:rsid="0092e9ec" style:font-weight-asian="normal" style:font-weight-complex="normal"/>
    </style:style>
    <style:style style:name="T228" style:family="text">
      <style:text-properties fo:font-weight="normal" officeooo:rsid="00743dd1" style:font-weight-asian="normal" style:font-weight-complex="normal"/>
    </style:style>
    <style:style style:name="T229" style:family="text">
      <style:text-properties officeooo:rsid="00852b80"/>
    </style:style>
    <style:style style:name="T230" style:family="text">
      <style:text-properties officeooo:rsid="007f2843"/>
    </style:style>
    <style:style style:name="T231" style:family="text">
      <style:text-properties officeooo:rsid="005ebf2e"/>
    </style:style>
    <style:style style:name="T232" style:family="text">
      <style:text-properties officeooo:rsid="00225637"/>
    </style:style>
    <style:style style:name="T233" style:family="text">
      <style:text-properties officeooo:rsid="00884617"/>
    </style:style>
    <style:style style:name="T234" style:family="text">
      <style:text-properties officeooo:rsid="00659cc8"/>
    </style:style>
    <style:style style:name="T235" style:family="text">
      <style:text-properties officeooo:rsid="00168525"/>
    </style:style>
    <style:style style:name="T236" style:family="text">
      <style:text-properties officeooo:rsid="0017bf4e"/>
    </style:style>
    <style:style style:name="T237" style:family="text">
      <style:text-properties officeooo:rsid="0019b80a"/>
    </style:style>
    <style:style style:name="T238" style:family="text">
      <style:text-properties officeooo:rsid="001b50aa"/>
    </style:style>
    <style:style style:name="T239" style:family="text">
      <style:text-properties officeooo:rsid="00767fe9"/>
    </style:style>
    <style:style style:name="T240" style:family="text">
      <style:text-properties fo:font-weight="bold" style:font-weight-asian="bold" style:font-weight-complex="bold"/>
    </style:style>
    <style:style style:name="T241" style:family="text">
      <style:text-properties fo:font-weight="bold" officeooo:rsid="005d05a2" style:font-weight-asian="bold" style:font-weight-complex="bold"/>
    </style:style>
    <style:style style:name="T242" style:family="text">
      <style:text-properties officeooo:rsid="001e6ac4"/>
    </style:style>
    <style:style style:name="T243" style:family="text">
      <style:text-properties officeooo:rsid="001ecd25"/>
    </style:style>
    <style:style style:name="T244" style:family="text">
      <style:text-properties officeooo:rsid="001f3ae7"/>
    </style:style>
    <style:style style:name="T245" style:family="text">
      <style:text-properties officeooo:rsid="00241af1"/>
    </style:style>
    <style:style style:name="T246" style:family="text">
      <style:text-properties officeooo:rsid="002542a3"/>
    </style:style>
    <style:style style:name="T247" style:family="text">
      <style:text-properties officeooo:rsid="002613b5"/>
    </style:style>
    <style:style style:name="T248" style:family="text">
      <style:text-properties officeooo:rsid="002be1d4"/>
    </style:style>
    <style:style style:name="T249" style:family="text">
      <style:text-properties officeooo:rsid="002dcb42"/>
    </style:style>
    <style:style style:name="T250" style:family="text">
      <style:text-properties officeooo:rsid="009a993d"/>
    </style:style>
    <style:style style:name="T251" style:family="text">
      <style:text-properties officeooo:rsid="0035c5fd"/>
    </style:style>
    <style:style style:name="T252" style:family="text">
      <style:text-properties officeooo:rsid="00380551"/>
    </style:style>
    <style:style style:name="T253" style:family="text">
      <style:text-properties fo:color="#000000" loext:opacity="100%" fo:font-style="normal" style:text-underline-style="none" officeooo:rsid="00395ffd" style:font-size-asian="10.5pt" style:font-style-asian="normal" style:font-weight-asian="normal" style:font-size-complex="12pt" style:font-style-complex="normal" style:font-weight-complex="normal"/>
    </style:style>
    <style:style style:name="T254" style:family="text">
      <style:text-properties fo:color="#000000" loext:opacity="100%" fo:font-style="normal" style:text-underline-style="none" officeooo:rsid="00395ffd" fo:background-color="transparent" loext:char-shading-value="0" style:font-size-asian="10.5pt" style:font-style-asian="normal" style:font-weight-asian="normal" style:font-size-complex="12pt" style:font-style-complex="normal" style:font-weight-complex="normal"/>
    </style:style>
    <style:style style:name="T255" style:family="text">
      <style:text-properties fo:color="#000000" loext:opacity="100%" fo:font-style="normal" officeooo:rsid="00380551" style:font-style-asian="normal" style:font-style-complex="normal"/>
    </style:style>
    <style:style style:name="T256" style:family="text">
      <style:text-properties fo:color="#000000" loext:opacity="100%" fo:font-style="normal" officeooo:rsid="00395000" style:font-style-asian="normal" style:font-style-complex="normal"/>
    </style:style>
    <style:style style:name="T257" style:family="text">
      <style:text-properties fo:color="#000000" loext:opacity="100%" fo:font-style="normal" officeooo:rsid="00395ffd" style:font-style-asian="normal" style:font-style-complex="normal"/>
    </style:style>
    <style:style style:name="T258" style:family="text">
      <style:text-properties fo:color="#000000" loext:opacity="100%" fo:font-style="normal" officeooo:rsid="006cdf5c" style:font-style-asian="normal" style:font-style-complex="normal"/>
    </style:style>
    <style:style style:name="T259" style:family="text">
      <style:text-properties fo:color="#000000" loext:opacity="100%" fo:font-size="12pt" fo:font-style="normal" style:text-underline-style="none" fo:font-weight="normal" officeooo:rsid="00395ffd" style:font-size-asian="10.5pt" style:font-style-asian="normal" style:font-weight-asian="normal" style:font-size-complex="12pt" style:font-style-complex="normal" style:font-weight-complex="normal"/>
    </style:style>
    <style:style style:name="T260" style:family="text">
      <style:text-properties fo:color="#000000" loext:opacity="100%" fo:font-size="12pt" fo:font-style="normal" style:text-underline-style="none" fo:font-weight="normal" officeooo:rsid="003a0015" style:font-size-asian="10.5pt" style:font-style-asian="normal" style:font-weight-asian="normal" style:font-size-complex="12pt" style:font-style-complex="normal" style:font-weight-complex="normal"/>
    </style:style>
    <style:style style:name="T261" style:family="text">
      <style:text-properties fo:color="#000000" loext:opacity="100%" fo:font-size="12pt" fo:font-style="normal" style:text-underline-style="none" fo:font-weight="normal" officeooo:rsid="003df2f8" style:font-size-asian="10.5pt" style:font-style-asian="normal" style:font-weight-asian="normal" style:font-size-complex="12pt" style:font-style-complex="normal" style:font-weight-complex="normal"/>
    </style:style>
    <style:style style:name="T262" style:family="text">
      <style:text-properties fo:color="#000000" loext:opacity="100%" fo:font-size="12pt" fo:font-style="normal" style:text-underline-style="none" fo:font-weight="normal" officeooo:rsid="0070329a" style:font-size-asian="10.5pt" style:font-style-asian="normal" style:font-weight-asian="normal" style:font-size-complex="12pt" style:font-style-complex="normal" style:font-weight-complex="normal"/>
    </style:style>
    <style:style style:name="T263" style:family="text">
      <style:text-properties fo:color="#000000" loext:opacity="100%" fo:font-size="12pt" fo:font-style="normal" style:text-underline-style="none" officeooo:rsid="003a0015" style:font-size-asian="10.5pt" style:font-style-asian="normal" style:font-weight-asian="normal" style:font-size-complex="12pt" style:font-style-complex="normal" style:font-weight-complex="normal"/>
    </style:style>
    <style:style style:name="T264" style:family="text">
      <style:text-properties fo:color="#000000" loext:opacity="100%" fo:font-size="12pt" fo:font-style="normal" style:text-underline-style="none" officeooo:rsid="003df2f8" style:font-size-asian="10.5pt" style:font-style-asian="normal" style:font-weight-asian="normal" style:font-size-complex="12pt" style:font-style-complex="normal" style:font-weight-complex="normal"/>
    </style:style>
    <style:style style:name="T265" style:family="text">
      <style:text-properties fo:color="#000000" loext:opacity="100%" fo:font-size="12pt" fo:font-style="normal" style:text-underline-style="none" officeooo:rsid="003fc3dd" style:font-size-asian="10.5pt" style:font-style-asian="normal" style:font-weight-asian="normal" style:font-size-complex="12pt" style:font-style-complex="normal" style:font-weight-complex="normal"/>
    </style:style>
    <style:style style:name="T266" style:family="text">
      <style:text-properties fo:color="#000000" loext:opacity="100%" fo:font-size="12pt" fo:font-style="normal" officeooo:rsid="00395ffd" style:font-size-asian="10.5pt" style:font-style-asian="normal" style:font-size-complex="12pt" style:font-style-complex="normal"/>
    </style:style>
    <style:style style:name="T267" style:family="text">
      <style:text-properties fo:color="#000000" loext:opacity="100%" style:font-name="Droid Sans Mono" fo:font-size="10.5pt" fo:font-style="normal" style:text-underline-style="none" officeooo:rsid="00395ffd" fo:background-color="transparent" loext:char-shading-value="0" style:font-size-asian="10.5pt" style:font-style-asian="normal" style:font-weight-asian="normal" style:font-size-complex="12pt" style:font-style-complex="normal" style:font-weight-complex="normal"/>
    </style:style>
    <style:style style:name="T268" style:family="text">
      <style:text-properties fo:color="#000000" loext:opacity="100%" officeooo:rsid="00130ced"/>
    </style:style>
    <style:style style:name="T269" style:family="text">
      <style:text-properties fo:color="#000000" loext:opacity="100%" officeooo:rsid="00168525"/>
    </style:style>
    <style:style style:name="T270" style:family="text">
      <style:text-properties fo:color="#000000" loext:opacity="100%" officeooo:rsid="000e4fd6"/>
    </style:style>
    <style:style style:name="T271" style:family="text">
      <style:text-properties fo:color="#000000" loext:opacity="100%" officeooo:rsid="001f3ae7"/>
    </style:style>
    <style:style style:name="T272" style:family="text">
      <style:text-properties fo:color="#000000" loext:opacity="100%" officeooo:rsid="007de47a"/>
    </style:style>
    <style:style style:name="T273" style:family="text">
      <style:text-properties officeooo:rsid="00395ffd"/>
    </style:style>
    <style:style style:name="T274" style:family="text">
      <style:text-properties fo:color="#569cd6" loext:opacity="100%"/>
    </style:style>
    <style:style style:name="T275" style:family="text">
      <style:text-properties fo:color="#569cd6" loext:opacity="100%" fo:font-style="normal" style:text-underline-style="none" officeooo:rsid="00395ffd" style:font-size-asian="10.5pt" style:font-style-asian="normal" style:font-weight-asian="normal" style:font-size-complex="12pt" style:font-style-complex="normal" style:font-weight-complex="normal"/>
    </style:style>
    <style:style style:name="T276" style:family="text">
      <style:text-properties fo:color="#569cd6" loext:opacity="100%" style:font-name="Droid Sans Mono" fo:font-size="10.5pt" fo:font-style="normal" fo:background-color="#1f1f1f" loext:char-shading-value="0" style:font-style-asian="normal" style:font-style-complex="normal"/>
    </style:style>
    <style:style style:name="T277" style:family="text">
      <style:text-properties fo:color="#569cd6" loext:opacity="100%" style:font-name="Droid Sans Mono" fo:font-size="10.5pt" fo:font-style="normal" officeooo:rsid="00395ffd" fo:background-color="#1f1f1f" loext:char-shading-value="0" style:font-style-asian="normal" style:font-style-complex="normal"/>
    </style:style>
    <style:style style:name="T278" style:family="text">
      <style:text-properties fo:color="#569cd6" loext:opacity="100%" style:font-name="Droid Sans Mono" fo:font-size="10.5pt" fo:font-style="normal" officeooo:rsid="0060dc80" fo:background-color="#1f1f1f" loext:char-shading-value="0" style:font-style-asian="normal" style:font-style-complex="normal"/>
    </style:style>
    <style:style style:name="T279" style:family="text">
      <style:text-properties fo:color="#569cd6" loext:opacity="100%" style:font-name="Droid Sans Mono" fo:font-size="10.5pt" fo:font-style="normal" style:text-underline-style="solid" style:text-underline-width="auto" style:text-underline-color="font-color" officeooo:rsid="00395ffd" fo:background-color="#1f1f1f" loext:char-shading-value="0" style:font-size-asian="10.5pt" style:font-style-asian="normal" style:font-size-complex="12pt" style:font-style-complex="normal"/>
    </style:style>
    <style:style style:name="T280" style:family="text">
      <style:text-properties fo:color="#569cd6" loext:opacity="100%" style:font-name="Droid Sans Mono" fo:font-size="10.5pt" fo:font-style="normal" style:text-underline-style="none" officeooo:rsid="00395ffd" fo:background-color="transparent" loext:char-shading-value="0" style:font-size-asian="10.5pt" style:font-style-asian="normal" style:font-size-complex="12pt" style:font-style-complex="normal"/>
    </style:style>
    <style:style style:name="T281" style:family="text">
      <style:text-properties fo:color="#569cd6" loext:opacity="100%" style:font-name="Droid Sans Mono" style:text-underline-style="none" fo:background-color="transparent" loext:char-shading-value="0"/>
    </style:style>
    <style:style style:name="T282" style:family="text">
      <style:text-properties fo:color="#569cd6" loext:opacity="100%" style:font-name="Droid Sans Mono" fo:background-color="#1f1f1f" loext:char-shading-value="0"/>
    </style:style>
    <style:style style:name="T283" style:family="text">
      <style:text-properties fo:color="#569cd6" loext:opacity="100%" style:font-name="Droid Sans Mono" fo:background-color="transparent" loext:char-shading-value="0"/>
    </style:style>
    <style:style style:name="T284" style:family="text">
      <style:text-properties fo:color="#569cd6" loext:opacity="100%" style:font-name="Droid Sans Mono" fo:font-style="normal" style:text-underline-style="none" officeooo:rsid="00395ffd" fo:background-color="#1f1f1f" loext:char-shading-value="0" style:font-size-asian="10.5pt" style:font-style-asian="normal" style:font-weight-asian="normal" style:font-size-complex="12pt" style:font-style-complex="normal" style:font-weight-complex="normal"/>
    </style:style>
    <style:style style:name="T285" style:family="text">
      <style:text-properties fo:color="#569cd6" loext:opacity="100%" style:font-name="Droid Sans Mono" fo:font-style="normal" style:text-underline-style="none" officeooo:rsid="00395ffd" fo:background-color="#1f1f1f" loext:char-shading-value="0" style:font-size-asian="10.5pt" style:font-style-asian="normal" style:font-weight-asian="normal" style:font-size-complex="12pt" style:font-style-complex="normal" style:font-weight-complex="normal"/>
    </style:style>
    <style:style style:name="T286" style:family="text">
      <style:text-properties fo:color="#569cd6" loext:opacity="100%" style:font-name="Droid Sans Mono" fo:font-style="normal" style:text-underline-style="none" officeooo:rsid="00395ffd" fo:background-color="#1f1f1f" loext:char-shading-value="0" style:font-style-asian="normal" style:font-weight-asian="normal" style:font-style-complex="normal" style:font-weight-complex="normal"/>
    </style:style>
    <style:style style:name="T287" style:family="text">
      <style:text-properties fo:color="#569cd6" loext:opacity="100%" style:font-name="Droid Sans Mono" fo:font-style="normal" style:text-underline-style="none" officeooo:rsid="00395ffd" fo:background-color="transparent" loext:char-shading-value="0" style:font-size-asian="10.5pt" style:font-style-asian="normal" style:font-weight-asian="normal" style:font-size-complex="12pt" style:font-style-complex="normal" style:font-weight-complex="normal"/>
    </style:style>
    <style:style style:name="T288" style:family="text">
      <style:text-properties fo:color="#cccccc" loext:opacity="100%" style:font-name="Droid Sans Mono" fo:font-size="10.5pt" fo:font-style="normal" fo:background-color="#1f1f1f" loext:char-shading-value="0" style:font-style-asian="normal" style:font-style-complex="normal"/>
    </style:style>
    <style:style style:name="T289" style:family="text">
      <style:text-properties fo:color="#cccccc" loext:opacity="100%" style:font-name="Droid Sans Mono" fo:font-size="10.5pt" fo:font-style="normal" officeooo:rsid="00395ffd" fo:background-color="#1f1f1f" loext:char-shading-value="0" style:font-style-asian="normal" style:font-style-complex="normal"/>
    </style:style>
    <style:style style:name="T290" style:family="text">
      <style:text-properties fo:color="#cccccc" loext:opacity="100%" style:font-name="Droid Sans Mono" fo:font-size="10.5pt" fo:font-style="normal" officeooo:rsid="0062ce62" fo:background-color="#1f1f1f" loext:char-shading-value="0" style:font-style-asian="normal" style:font-style-complex="normal"/>
    </style:style>
    <style:style style:name="T291" style:family="text">
      <style:text-properties fo:color="#cccccc" loext:opacity="100%" style:font-name="Droid Sans Mono" fo:font-size="10.5pt" fo:font-style="normal" officeooo:rsid="0060dc80" fo:background-color="#1f1f1f" loext:char-shading-value="0" style:font-style-asian="normal" style:font-style-complex="normal"/>
    </style:style>
    <style:style style:name="T292" style:family="text">
      <style:text-properties fo:color="#cccccc" loext:opacity="100%" style:font-name="Droid Sans Mono" fo:font-size="10.5pt" fo:font-style="normal" style:text-underline-style="solid" style:text-underline-width="auto" style:text-underline-color="font-color" officeooo:rsid="00395ffd" fo:background-color="#1f1f1f" loext:char-shading-value="0" style:font-size-asian="10.5pt" style:font-style-asian="normal" style:font-size-complex="12pt" style:font-style-complex="normal"/>
    </style:style>
    <style:style style:name="T293" style:family="text">
      <style:text-properties fo:color="#cccccc" loext:opacity="100%" style:font-name="Droid Sans Mono" fo:font-size="10.5pt" fo:font-style="normal" officeooo:rsid="0060dc80" fo:background-color="transparent" loext:char-shading-value="0" style:font-style-asian="normal" style:font-style-complex="normal"/>
    </style:style>
    <style:style style:name="T294" style:family="text">
      <style:text-properties fo:color="#cccccc" loext:opacity="100%" style:font-name="Droid Sans Mono" fo:font-style="normal" style:text-underline-style="none" officeooo:rsid="00395ffd" fo:background-color="#1f1f1f" loext:char-shading-value="0" style:font-size-asian="10.5pt" style:font-style-asian="normal" style:font-weight-asian="normal" style:font-size-complex="12pt" style:font-style-complex="normal" style:font-weight-complex="normal"/>
    </style:style>
    <style:style style:name="T295" style:family="text">
      <style:text-properties fo:color="#cccccc" loext:opacity="100%" style:font-name="Droid Sans Mono" fo:font-style="normal" style:text-underline-style="none" officeooo:rsid="00395ffd" fo:background-color="#1f1f1f" loext:char-shading-value="0" style:font-size-asian="10.5pt" style:font-style-asian="normal" style:font-weight-asian="normal" style:font-size-complex="12pt" style:font-style-complex="normal" style:font-weight-complex="normal"/>
    </style:style>
    <style:style style:name="T296" style:family="text">
      <style:text-properties fo:color="#cccccc" loext:opacity="100%" style:font-name="Droid Sans Mono" fo:font-style="normal" style:text-underline-style="none" officeooo:rsid="00395ffd" fo:background-color="#1f1f1f" loext:char-shading-value="0" style:font-style-asian="normal" style:font-weight-asian="normal" style:font-style-complex="normal" style:font-weight-complex="normal"/>
    </style:style>
    <style:style style:name="T297" style:family="text">
      <style:text-properties style:font-name="Droid Sans Mono" fo:background-color="#1f1f1f" loext:char-shading-value="0"/>
    </style:style>
    <style:style style:name="T298" style:family="text">
      <style:text-properties fo:color="#2a6099" loext:opacity="100%" fo:font-size="12pt" fo:font-style="normal" style:text-underline-style="none" fo:font-weight="normal" officeooo:rsid="003a0015" style:font-size-asian="10.5pt" style:font-style-asian="normal" style:font-weight-asian="normal" style:font-size-complex="12pt" style:font-style-complex="normal" style:font-weight-complex="normal"/>
    </style:style>
    <style:style style:name="T299" style:family="text">
      <style:text-properties fo:color="#2a6099" loext:opacity="100%" fo:font-size="12pt" fo:font-style="normal" style:text-underline-style="none" fo:font-weight="normal" officeooo:rsid="003ed7f2" style:font-size-asian="10.5pt" style:font-style-asian="normal" style:font-weight-asian="normal" style:font-size-complex="12pt" style:font-style-complex="normal" style:font-weight-complex="normal"/>
    </style:style>
    <style:style style:name="T300" style:family="text">
      <style:text-properties officeooo:rsid="0045a209"/>
    </style:style>
    <style:style style:name="T301" style:family="text">
      <style:text-properties officeooo:rsid="0046655b"/>
    </style:style>
    <style:style style:name="T302" style:family="text">
      <style:text-properties officeooo:rsid="0048b87c"/>
    </style:style>
    <style:style style:name="T303" style:family="text">
      <style:text-properties officeooo:rsid="004e88fc"/>
    </style:style>
    <style:style style:name="T304" style:family="text">
      <style:text-properties fo:color="#d4d4d4" loext:opacity="100%"/>
    </style:style>
    <style:style style:name="T305" style:family="text">
      <style:text-properties fo:color="#d4d4d4" loext:opacity="100%" style:font-name="Droid Sans Mono" fo:font-size="10.5pt" fo:font-style="normal" fo:background-color="#1f1f1f" loext:char-shading-value="0" style:font-style-asian="normal" style:font-style-complex="normal"/>
    </style:style>
    <style:style style:name="T306" style:family="text">
      <style:text-properties fo:color="#d4d4d4" loext:opacity="100%" style:font-name="Droid Sans Mono" fo:font-size="10.5pt" fo:font-style="normal" officeooo:rsid="0060dc80" fo:background-color="#1f1f1f" loext:char-shading-value="0" style:font-style-asian="normal" style:font-style-complex="normal"/>
    </style:style>
    <style:style style:name="T307" style:family="text">
      <style:text-properties fo:color="#d4d4d4" loext:opacity="100%" style:font-name="Droid Sans Mono" fo:font-style="normal" style:text-underline-style="none" officeooo:rsid="00395ffd" fo:background-color="#1f1f1f" loext:char-shading-value="0" style:font-size-asian="10.5pt" style:font-style-asian="normal" style:font-weight-asian="normal" style:font-size-complex="12pt" style:font-style-complex="normal" style:font-weight-complex="normal"/>
    </style:style>
    <style:style style:name="T308" style:family="text">
      <style:text-properties fo:color="#b5cea8" loext:opacity="100%"/>
    </style:style>
    <style:style style:name="T309" style:family="text">
      <style:text-properties fo:color="#b5cea8" loext:opacity="100%" style:font-name="Droid Sans Mono" fo:font-style="normal" style:text-underline-style="none" officeooo:rsid="00395ffd" fo:background-color="#1f1f1f" loext:char-shading-value="0" style:font-style-asian="normal" style:font-weight-asian="normal" style:font-style-complex="normal" style:font-weight-complex="normal"/>
    </style:style>
    <style:style style:name="T310" style:family="text">
      <style:text-properties fo:color="#b5cea8" loext:opacity="100%" style:font-name="Droid Sans Mono" fo:font-style="normal" style:text-underline-style="none" officeooo:rsid="00395ffd" fo:background-color="#1f1f1f" loext:char-shading-value="0" style:font-size-asian="10.5pt" style:font-style-asian="normal" style:font-weight-asian="normal" style:font-size-complex="12pt" style:font-style-complex="normal" style:font-weight-complex="normal"/>
    </style:style>
    <style:style style:name="T311" style:family="text">
      <style:text-properties fo:color="#ce9178" loext:opacity="100%" style:font-name="Droid Sans Mono" fo:font-style="normal" style:text-underline-style="none" officeooo:rsid="00395ffd" fo:background-color="#1f1f1f" loext:char-shading-value="0" style:font-style-asian="normal" style:font-weight-asian="normal" style:font-style-complex="normal" style:font-weight-complex="normal"/>
    </style:style>
    <style:style style:name="T312" style:family="text">
      <style:text-properties officeooo:rsid="00505355"/>
    </style:style>
    <style:style style:name="T313" style:family="text">
      <style:text-properties officeooo:rsid="0053dc87"/>
    </style:style>
    <style:style style:name="T314" style:family="text">
      <style:text-properties fo:color="#dcdcaa" loext:opacity="100%"/>
    </style:style>
    <style:style style:name="T315" style:family="text">
      <style:text-properties fo:color="#6a9955" loext:opacity="100%" style:font-name="Droid Sans Mono" fo:font-size="10.5pt" fo:background-color="#1f1f1f" loext:char-shading-value="0"/>
    </style:style>
    <style:style style:name="T316" style:family="text">
      <style:text-properties officeooo:rsid="00542a4d"/>
    </style:style>
    <style:style style:name="T317" style:family="text">
      <style:text-properties officeooo:rsid="0055a4d6"/>
    </style:style>
    <style:style style:name="T318" style:family="text">
      <style:text-properties officeooo:rsid="005d70e3"/>
    </style:style>
    <style:style style:name="T319" style:family="text">
      <style:text-properties officeooo:rsid="005e1ad0"/>
    </style:style>
    <style:style style:name="T320" style:family="text">
      <style:text-properties officeooo:rsid="0073c3af"/>
    </style:style>
    <style:style style:name="T321" style:family="text">
      <style:text-properties fo:font-size="11pt" fo:font-style="normal" officeooo:rsid="007b96da" style:font-size-asian="11pt" style:font-style-asian="normal" style:font-size-complex="11pt" style:font-style-complex="normal"/>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t Bases de Données (BD6)</text:p>
      <text:p text:style-name="P2"><text:span text:style-name="T242">Groupe 30: </text:span>Rapport</text:p>
      <text:p text:style-name="P2"/>
      <text:p text:style-name="P2"/>
      <text:p text:style-name="P25"><text:span text:style-name="T45">Tous les</text:span><text:span text:style-name="T44"> documents mentionnés sont présents et visualisables dans l’archive.</text:span></text:p>
      <text:p text:style-name="P2"/>
      <text:p text:style-name="P3">I<text:span text:style-name="T1">) Modèle </text:span><text:span text:style-name="T45">et Diagramme</text:span><text:span text:style-name="T1"> entités-associations :</text:span></text:p>
      <text:p text:style-name="P13"/>
      <text:p text:style-name="P8"/>
      <text:p text:style-name="P21">a. Specialisation </text:p>
      <text:p text:style-name="P21"/>
      <text:p text:style-name="P31">Schema_Pre_Heredite.png</text:p>
      <text:p text:style-name="P17"/>
      <text:p text:style-name="P7">Nous avons tout d’abord réalisé un premier diagramme <text:span text:style-name="T36">E/R</text:span> <text:s/><text:span text:style-name="T36">avec représentation des héritage</text:span><text:span text:style-name="T238">s</text:span><text:span text:style-name="T36">.</text:span> <text:span text:style-name="T35"><text:s/></text:span>Ce premier modèle présentait <text:span text:style-name="T36">beaucoup</text:span> <text:span text:style-name="T36">de spécialisations</text:span> à supprimer, principalement au niveau de la table Utilisateur et de ses tables filles. De même récursivement, pour les tables filles de la table <text:span text:style-name="T5">Organisation</text:span>, fille d’Utilisateur.</text:p>
      <text:p text:style-name="P7"><text:span text:style-name="T4">Après réflexion, nous avons trouvé </text:span><text:span text:style-name="T44">un</text:span><text:span text:style-name="T4"> <text:s/></text:span><text:span text:style-name="T238">moyen </text:span><text:span text:style-name="T4">de suppression des hérédités économe en nombre de tables et raisonnable en terme de perte d’information </text:span><text:span text:style-name="T36">et de contraintes.</text:span><text:line-break/><text:line-break/></text:p>
      <text:p text:style-name="P22">a. Restructuration du diagramme E/R <text:s/>«</text:p>
      <text:p text:style-name="P18"/>
      <text:p text:style-name="P26">Diagramme_UML_Final.drawio.png</text:p>
      <text:p text:style-name="P26"/>
      <text:p text:style-name="P10">Chaque Utilisateur peut s’identifier comme un Artiste, chaque Arstite peut avoir joué dans des Films ce qui fait de lui un acteur et peut également en avoir réalisé ce qui fait de lui un réalisateur. <text:span text:style-name="T5">Est cinéphile l’Utilisateur lambda qui n’a ni joué ni réalisé, et on procède à l’élimination des filles de la classe Organisation qu’on renomme Groupe avec un simple attribut type pour indiquer à quel type de groupe appartient l’utilisateur. Les autres cas d’hérédité sont plus triviaux à résoudre. </text:span><text:span text:style-name="T35">La </text:span><text:span text:style-name="T44">table </text:span><text:span text:style-name="T35">Emoji Fille de la classe réaction qui devient une liaison 1-1 à 1-n de Reaction vers Emoji </text:span><text:span text:style-name="T44">et la table Jaime disparaît, le jaime devient un type d’emoji parmi d’autres</text:span><text:span text:style-name="T35">. La table Evenement_Passe fille de la table Evenement devient une liaison 0-1 à 1-1.<text:line-break/></text:span><text:span text:style-name="T44">Une fois la restructuration terminée, on améliore encore notre diagramme sur quelques points. </text:span></text:p>
      <text:p text:style-name="P14"><text:span text:style-name="T3">La table Amis disparaît car il suffit de modéliser le concept d’amis comme deux personnes qui se follow mutuellement, </text:span><text:span text:style-name="T2">la table Participe disparaît car nous avons trouvé une solution à une seule table pour régler la contrainte externe voulant qu’un utilisateur doit choisir entre être intéressé et participer à coup sûr. Enfin, </text:span><text:span text:style-name="T3">certai</text:span>f<text:span text:style-name="T3">ns attributs de certaines tables sont ajoutés ou enlevés ou renommés selon la pertinence.</text:span></text:p>
      <text:p text:style-name="P11"/>
      <text:p text:style-name="P12">Toutes les explications de choix de modélisation finaux sont détaillés dans le document :</text:p>
      <text:p text:style-name="P12"/>
      <text:p text:style-name="P15"><text:span text:style-name="T37">ExplicationDiagrammeUML.</text:span><text:span text:style-name="T38">odt</text:span></text:p>
      <text:p text:style-name="P6"><text:s/></text:p>
      <text:p text:style-name="P6"/>
      <text:p text:style-name="P6"/>
      <text:p text:style-name="P9"><text:soft-page-break/><text:span text:style-name="T47">I</text:span><text:span text:style-name="T48">I</text:span><text:span text:style-name="T46">) </text:span><text:span text:style-name="T48">Traduction en Schéma Relationnel</text:span><text:span text:style-name="T46">:</text:span></text:p>
      <text:p text:style-name="P5"/>
      <text:section text:style-name="Sect1" text:name="Section1">
        <text:p text:style-name="P58">Utilisateur</text:p>
        <text:p text:style-name="P78"/>
        <text:p text:style-name="P48"><text:span text:style-name="T56">Utilisateur( </text:span><text:span text:style-name="T9">login</text:span><text:span text:style-name="T56">, pseudo, mdp, anniversaire, </text:span><text:span text:style-name="T57">#ID_Artiste</text:span><text:span text:style-name="T56">)</text:span></text:p>
        <text:p text:style-name="P39"><text:span text:style-name="T58">Utilisateur</text:span><text:span text:style-name="T56">[</text:span><text:span text:style-name="T59">#</text:span><text:span text:style-name="T58">ID_Artiste</text:span><text:span text:style-name="T56">] ⊆ Artiste[</text:span><text:span text:style-name="T10">ID_Artiste</text:span><text:span text:style-name="T56">]</text:span></text:p>
        <text:p text:style-name="P79"/>
        <text:p text:style-name="P59">Publication</text:p>
        <text:p text:style-name="P75"/>
        <text:p text:style-name="P50">Publication<text:span text:style-name="T51">( </text:span><text:span text:style-name="T21">ID_Publication</text:span><text:span text:style-name="T22">,</text:span><text:span text:style-name="T51"> <text:s/></text:span><text:span text:style-name="T70">texte</text:span><text:span text:style-name="T51"> , </text:span><text:span text:style-name="T71">sujet1, sujet2 , sujet3 , </text:span><text:span text:style-name="T72">date_</text:span><text:span text:style-name="T237">p</text:span><text:span text:style-name="T72">, </text:span><text:span text:style-name="T71"><text:s/></text:span><text:span text:style-name="T73">#auteur, </text:span><text:span text:style-name="T74">#cat</text:span><text:span text:style-name="T75">e</text:span><text:span text:style-name="T74">gorie</text:span><text:span text:style-name="T51">)</text:span></text:p>
        <text:p text:style-name="P40"><text:span text:style-name="T76">Publication</text:span><text:span text:style-name="T51">[</text:span><text:span text:style-name="T77">#</text:span><text:span text:style-name="T76">auteur</text:span><text:span text:style-name="T51">] ⊆ </text:span><text:span text:style-name="T76">Utilisateur</text:span><text:span text:style-name="T51">[</text:span><text:span text:style-name="T7">login</text:span><text:span text:style-name="T51">]</text:span></text:p>
        <text:p text:style-name="P82"><text:span text:style-name="T214">Publication</text:span><text:span text:style-name="T215">[</text:span><text:span text:style-name="T216">#</text:span><text:span text:style-name="T217">categorie</text:span><text:span text:style-name="T215">] ⊆ </text:span><text:span text:style-name="T217">Categorie</text:span><text:span text:style-name="T215">[</text:span><text:span text:style-name="T213">nom</text:span><text:span text:style-name="T215">]</text:span></text:p>
        <text:p text:style-name="P60"/>
        <text:p text:style-name="P61">Categorie</text:p>
        <text:p text:style-name="P80"><text:span text:style-name="T79"><text:line-break/></text:span><text:span text:style-name="T83">Categorie(</text:span><text:span text:style-name="T87">nom</text:span><text:span text:style-name="T83">)</text:span></text:p>
        <text:p text:style-name="P60"/>
        <text:p text:style-name="P60">Commentaire</text:p>
        <text:p text:style-name="P79"/>
        <text:p text:style-name="P54"><text:span text:style-name="T56">C</text:span><text:span text:style-name="T55">ommentaire (</text:span><text:span text:style-name="T113">ID_Comment</text:span><text:span text:style-name="T114">aire</text:span><text:span text:style-name="T119"> , texte , <text:s/>#auteur, #</text:span><text:span text:style-name="T120">origine_p</text:span><text:span text:style-name="T119"> , #</text:span><text:span text:style-name="T121">origine_c</text:span><text:span text:style-name="T119">)</text:span></text:p>
        <text:p text:style-name="P40"><text:span text:style-name="T134">Commentaire</text:span><text:span text:style-name="T135">[</text:span><text:span text:style-name="T134">#auteur</text:span><text:span text:style-name="T135">] ⊆ </text:span><text:span text:style-name="T136">Utilisateur</text:span><text:span text:style-name="T135">[</text:span><text:span text:style-name="T168">login</text:span><text:span text:style-name="T135">] <text:s text:c="4"/></text:span></text:p>
        <text:p text:style-name="P40"><text:span text:style-name="T134">Commentaire</text:span><text:span text:style-name="T135">[</text:span><text:span text:style-name="T134">#origine_p</text:span><text:span text:style-name="T135">] ⊆ </text:span><text:span text:style-name="T134">Publication</text:span><text:span text:style-name="T135">[</text:span><text:span text:style-name="T169">ID_Publication</text:span><text:span text:style-name="T135">]</text:span></text:p>
        <text:p text:style-name="P82"><text:span text:style-name="T192">Commentaire</text:span><text:span text:style-name="T191">[</text:span><text:span text:style-name="T192">#origine_c</text:span><text:span text:style-name="T191">] ⊆ </text:span><text:span text:style-name="T192">Commentaire</text:span><text:span text:style-name="T191">[</text:span><text:span text:style-name="T199">ID_</text:span><text:span text:style-name="T200">Commentaire</text:span><text:span text:style-name="T191">] </text:span></text:p>
        <text:p text:style-name="P79"/>
        <text:p text:style-name="P62">Réaction</text:p>
        <text:p text:style-name="P90"/>
        <text:p text:style-name="P49">Réaction (<text:span text:style-name="T6">#ID_Utilisateur , #ID_Publication</text:span> , #ID_Emoji)</text:p>
        <text:p text:style-name="P40"><text:span text:style-name="T137">Réaction</text:span><text:span text:style-name="T135">[</text:span><text:span text:style-name="T169">#</text:span><text:span text:style-name="T170">ID_Utilisateur</text:span><text:span text:style-name="T135">] ⊆ </text:span><text:span text:style-name="T136">Utilisateur</text:span><text:span text:style-name="T135">[</text:span><text:span text:style-name="T168">login</text:span><text:span text:style-name="T135">] <text:s/></text:span></text:p>
        <text:p text:style-name="P40"><text:span text:style-name="T137">Réaction</text:span><text:span text:style-name="T135">[</text:span><text:span text:style-name="T169">#</text:span><text:span text:style-name="T170">ID_Publication</text:span><text:span text:style-name="T135">] ⊆ </text:span><text:span text:style-name="T134">Publication</text:span><text:span text:style-name="T135">[</text:span><text:span text:style-name="T170">ID_Publication</text:span><text:span text:style-name="T135">] <text:s/></text:span></text:p>
        <text:p text:style-name="P40"><text:span text:style-name="T137">Réaction</text:span><text:span text:style-name="T135">[</text:span><text:span text:style-name="T136">#ID_Emoji</text:span><text:span text:style-name="T135">] ⊆ </text:span><text:span text:style-name="T136">Emoji</text:span><text:span text:style-name="T135">[</text:span><text:span text:style-name="T170">ID_</text:span><text:span text:style-name="T168">Emoji</text:span><text:span text:style-name="T135">]</text:span></text:p>
        <text:p text:style-name="P90"/>
        <text:p text:style-name="P63">Emoji</text:p>
        <text:p text:style-name="P81"/>
        <text:p text:style-name="P51"><text:span text:style-name="T218">Emoji</text:span>(<text:span text:style-name="T6">ID_</text:span><text:span text:style-name="T27">Emoji</text:span><text:span text:style-name="T6"> ,</text:span> <text:span text:style-name="T218">nom</text:span>)</text:p>
        <text:p text:style-name="P79"/>
        <text:p text:style-name="P91"><text:span text:style-name="T23">S</text:span><text:span text:style-name="T25">ujet</text:span></text:p>
        <text:p text:style-name="P64"/>
        <text:p text:style-name="P92"><text:span text:style-name="T84">Sujet( </text:span><text:span text:style-name="T88">nom</text:span><text:span text:style-name="T84">)</text:span></text:p>
        <text:p text:style-name="P65"/>
        <text:p text:style-name="P65">Hashtag</text:p>
        <text:p text:style-name="P91"/>
        <text:p text:style-name="P55">Hashtag(<text:span text:style-name="T6">#ID_Publication , #</text:span><text:span text:style-name="T34">nom</text:span><text:span text:style-name="T6">_Sujet,</text:span><text:span text:style-name="T54"> </text:span><text:span text:style-name="T66">#date_</text:span><text:span text:style-name="T69">h</text:span>)</text:p>
        <text:p text:style-name="P41"><text:span text:style-name="T219">Hashtag</text:span><text:span text:style-name="T51">[</text:span><text:span text:style-name="T7">#</text:span><text:span text:style-name="T29">ID_</text:span><text:span text:style-name="T30">Publication</text:span><text:span text:style-name="T51">] ⊆ </text:span><text:span text:style-name="T77">Publication</text:span><text:span text:style-name="T51">[</text:span><text:span text:style-name="T29">ID_</text:span><text:span text:style-name="T30">Publication</text:span><text:span text:style-name="T28">]</text:span></text:p>
        <text:p text:style-name="P46"><text:span text:style-name="T60">Hashtag</text:span><text:span text:style-name="T56">[</text:span><text:span text:style-name="T11">#</text:span><text:span text:style-name="T12">nom</text:span><text:span text:style-name="T13">_</text:span><text:span text:style-name="T12">Sujet</text:span><text:span text:style-name="T56">] ⊆ </text:span><text:span text:style-name="T61">Sujet</text:span><text:span text:style-name="T56">[</text:span><text:span text:style-name="T12">nom]</text:span><text:span text:style-name="T56"> <text:s text:c="6"/></text:span><text:span text:style-name="T60">Hashtag</text:span><text:span text:style-name="T56">[</text:span><text:span text:style-name="T62">#date_</text:span><text:span text:style-name="T64">h</text:span><text:span text:style-name="T56">] ⊆ </text:span><text:span text:style-name="T62">Publication</text:span><text:span text:style-name="T56">[</text:span><text:span text:style-name="T62">date_</text:span><text:span text:style-name="T65">p</text:span><text:span text:style-name="T61">]</text:span><text:span text:style-name="T56"> <text:s text:c="3"/></text:span></text:p>
        <text:p text:style-name="P55"/>
        <text:p text:style-name="P92"><text:span text:style-name="T25">E</text:span><text:span text:style-name="T26">v</text:span><text:span text:style-name="T25">e</text:span><text:span text:style-name="T26">nement</text:span><text:span text:style-name="T67"><text:line-break/><text:line-break/></text:span><text:span text:style-name="T94">Evenement(</text:span><text:span text:style-name="T88">ID_Evenement</text:span><text:span text:style-name="T94"> , titre , lieu , date_</text:span><text:span text:style-name="T96">e</text:span><text:span text:style-name="T94"> , prix , nbPlaces ,</text:span><text:span text:style-name="T95">#annonce, <text:s/></text:span><text:span text:style-name="T94">#</text:span><text:span text:style-name="T95">organisateur</text:span><text:span text:style-name="T94">)</text:span></text:p>
        <text:p text:style-name="P56"><text:span text:style-name="T206">Evenemen</text:span><text:span text:style-name="T207">t</text:span><text:span text:style-name="T208">[</text:span><text:span text:style-name="T206">#</text:span><text:span text:style-name="T207">annonce</text:span><text:span text:style-name="T208">] ⊆ </text:span><text:span text:style-name="T209">Publication</text:span><text:span text:style-name="T208">[</text:span><text:span text:style-name="T210">ID_</text:span><text:span text:style-name="T211">Publication</text:span><text:span text:style-name="T212">]</text:span></text:p>
        <text:p text:style-name="P56"><text:span text:style-name="T206">Evenemen</text:span><text:span text:style-name="T207">t</text:span><text:span text:style-name="T208">[</text:span><text:span text:style-name="T206">#</text:span><text:span text:style-name="T209">organisateur</text:span><text:span text:style-name="T208">] ⊆</text:span><text:span text:style-name="T206"> </text:span><text:span text:style-name="T209">Utilisateur</text:span><text:span text:style-name="T208">[</text:span><text:span text:style-name="T211">login</text:span><text:span text:style-name="T212">]</text:span></text:p>
        <text:p text:style-name="P93"/>
        <text:p text:style-name="P69">Artiste</text:p>
        <text:p text:style-name="P66"><text:span text:style-name="T81"><text:line-break/></text:span><text:span text:style-name="T103">Artiste</text:span><text:span text:style-name="T101">(</text:span><text:span text:style-name="T106">ID_</text:span><text:span text:style-name="T107">Artiste</text:span><text:span text:style-name="T106">,</text:span><text:span text:style-name="T100"> </text:span><text:span text:style-name="T103">nom, sexe, nb_Oscar</text:span><text:span text:style-name="T104">s</text:span><text:span text:style-name="T101">)</text:span></text:p>
        <text:p text:style-name="P67">Evenement_Pass<text:span text:style-name="T239">e</text:span></text:p>
        <text:p text:style-name="P67"/>
        <text:p text:style-name="P94"><text:span text:style-name="T105">Evevenement_Passe(</text:span><text:span text:style-name="T92">ID_</text:span><text:span text:style-name="T93">Archive</text:span><text:span text:style-name="T101">, programme, nb_Participants, lien, #ID_Evenement)</text:span><text:span text:style-name="T189">Evenement_Passe</text:span><text:span text:style-name="T188">[</text:span><text:span text:style-name="T189">#ID_Evenement</text:span><text:span text:style-name="T188">] ⊆ </text:span><text:span text:style-name="T189">Evenement</text:span><text:span text:style-name="T188">[</text:span><text:span text:style-name="T205">ID_Evenement</text:span><text:span text:style-name="T204">]</text:span></text:p>
        <text:p text:style-name="P47"/>
        <text:p text:style-name="P68">Interesse</text:p>
        <text:p text:style-name="P93"><text:span text:style-name="T63"><text:line-break/></text:span><text:span text:style-name="T100">Interesse</text:span><text:span text:style-name="T101">(</text:span><text:span text:style-name="T102">#</text:span><text:span text:style-name="T90">ID_Evenement , #</text:span><text:span text:style-name="T91">ID_Utilisateur</text:span><text:span text:style-name="T101"> , </text:span><text:span text:style-name="T100">participe</text:span><text:span text:style-name="T101">)</text:span></text:p>
        <text:p text:style-name="P56"><text:span text:style-name="T206">Interesse</text:span><text:span text:style-name="T208">[</text:span><text:span text:style-name="T210">#ID_Evenement</text:span><text:span text:style-name="T208">] ⊆ </text:span><text:span text:style-name="T206">Evenement</text:span><text:span text:style-name="T208">[</text:span><text:span text:style-name="T210">ID_Evenement</text:span><text:span text:style-name="T212">]</text:span></text:p>
        <text:p text:style-name="P92"><text:span text:style-name="T189">Interesse</text:span><text:span text:style-name="T188">[</text:span><text:span text:style-name="T205">#ID_Utilisateur</text:span><text:span text:style-name="T188">] ⊆ </text:span><text:span text:style-name="T189">Utilisateur</text:span><text:span text:style-name="T188">[</text:span><text:span text:style-name="T205">login</text:span><text:span text:style-name="T204">]</text:span></text:p>
        <text:p text:style-name="P70"/>
        <text:p text:style-name="P77"><text:span text:style-name="T240">F</text:span><text:span text:style-name="T241">ilm</text:span></text:p>
        <text:p text:style-name="P87"/>
        <text:p text:style-name="P57"><text:span text:style-name="T220">Film(</text:span><text:span text:style-name="T221">t</text:span><text:span text:style-name="T14">itre</text:span><text:span text:style-name="T15">, </text:span><text:span text:style-name="T14">#ID_Realisateur</text:span><text:span text:style-name="T220"> , </text:span><text:span text:style-name="T222">nb_Oscars, nb_Entr</text:span><text:span text:style-name="T223">e</text:span><text:span text:style-name="T222">es, ann</text:span><text:span text:style-name="T223">e</text:span><text:span text:style-name="T222">e</text:span><text:span text:style-name="T220">, </text:span><text:span text:style-name="T222">#</text:span><text:span text:style-name="T221">genre</text:span><text:span text:style-name="T222">)</text:span></text:p>
        <text:p text:style-name="P44"><text:span text:style-name="T223">Film</text:span><text:span text:style-name="T224">[</text:span><text:span text:style-name="T11">#</text:span><text:span text:style-name="T16">ID_Realisateur</text:span><text:span text:style-name="T224">] ⊆ </text:span><text:span text:style-name="T223">Artiste</text:span><text:span text:style-name="T9">[</text:span><text:span text:style-name="T16">ID_Artiste</text:span><text:span text:style-name="T12">]</text:span><text:span text:style-name="T224"> <text:s text:c="2"/></text:span></text:p>
        <text:p text:style-name="P44"><text:span text:style-name="T223">Film</text:span><text:span text:style-name="T224">[</text:span><text:span text:style-name="T225">#</text:span><text:span text:style-name="T221">genre</text:span><text:span text:style-name="T224">] ⊆ </text:span><text:span text:style-name="T223">Genre</text:span><text:span text:style-name="T9">[</text:span><text:span text:style-name="T17">nom</text:span><text:span text:style-name="T12">]</text:span><text:span text:style-name="T224"> <text:s text:c="2"/></text:span></text:p>
        <text:p text:style-name="P89"/>
        <text:p text:style-name="P71">Acteur</text:p>
        <text:p text:style-name="P95"/>
        <text:p text:style-name="P53"><text:span text:style-name="T115">A</text:span><text:span text:style-name="T116">cteur(</text:span><text:span text:style-name="T175">#</text:span><text:span text:style-name="T176">titre</text:span><text:span text:style-name="T175"> , </text:span><text:span text:style-name="T176">#realisateur, </text:span><text:span text:style-name="T175"><text:s/>#</text:span><text:span text:style-name="T176">acteur</text:span><text:span text:style-name="T116">)</text:span></text:p>
        <text:p text:style-name="P45"><text:span text:style-name="T226">Acteur</text:span><text:span text:style-name="T224">[</text:span><text:span text:style-name="T11">#</text:span><text:span text:style-name="T20">titre</text:span><text:span text:style-name="T224">] ⊆ </text:span><text:span text:style-name="T227">Film</text:span><text:span text:style-name="T9">[</text:span><text:span text:style-name="T20">titre</text:span><text:span text:style-name="T12">]</text:span></text:p>
        <text:p text:style-name="P45"><text:span text:style-name="T226">Acteur</text:span><text:span text:style-name="T224">[</text:span><text:span text:style-name="T11">#</text:span><text:span text:style-name="T20">realisateur</text:span><text:span text:style-name="T224">] ⊆ </text:span><text:span text:style-name="T227">Film</text:span><text:span text:style-name="T224">[</text:span><text:span text:style-name="T20">ID_Realisateur</text:span><text:span text:style-name="T228">]</text:span></text:p>
        <text:p text:style-name="P45"><text:span text:style-name="T18">Acteur</text:span><text:span text:style-name="T9">[</text:span><text:span text:style-name="T11">#</text:span><text:span text:style-name="T19">acteur</text:span><text:span text:style-name="T9">] ⊆</text:span><text:span text:style-name="T20"> </text:span><text:span text:style-name="T19">Artiste</text:span><text:span text:style-name="T9">[</text:span><text:span text:style-name="T20">ID_</text:span><text:span text:style-name="T19">Artiste</text:span><text:span text:style-name="T12">]</text:span></text:p>
        <text:p text:style-name="P88"/>
        <text:p text:style-name="P63">G<text:span text:style-name="T249">enre</text:span></text:p>
        <text:p text:style-name="P76"><text:span text:style-name="T68"><text:line-break/></text:span><text:span text:style-name="T111">Sous_G</text:span><text:span text:style-name="T108">enre(</text:span><text:span text:style-name="T109"> </text:span><text:span text:style-name="T112">nom</text:span><text:span text:style-name="T108">, </text:span><text:span text:style-name="T110">#parent1, #parent2</text:span><text:span text:style-name="T108">)</text:span><text:span text:style-name="T68"> </text:span></text:p>
        <text:p text:style-name="P43"><text:span text:style-name="T250">Sous_</text:span><text:span text:style-name="T229">Genre</text:span><text:span text:style-name="T51">[</text:span><text:span text:style-name="T77">#</text:span><text:span text:style-name="T229">parent1</text:span><text:span text:style-name="T51">] ⊆ </text:span><text:span text:style-name="T230">Genre</text:span><text:span text:style-name="T22">[</text:span><text:span text:style-name="T31">nom</text:span><text:span text:style-name="T28">]</text:span></text:p>
        <text:p text:style-name="P83"><text:span text:style-name="T197">Sous_</text:span><text:span text:style-name="T190">Genre</text:span><text:span text:style-name="T191">[</text:span><text:span text:style-name="T192">#</text:span><text:span text:style-name="T190">parent2</text:span><text:span text:style-name="T191">] ⊆ </text:span><text:span text:style-name="T193">Genre</text:span><text:span text:style-name="T191">[</text:span><text:span text:style-name="T198">nom</text:span><text:span text:style-name="T194">]</text:span></text:p>
        <text:p text:style-name="P38"><text:span text:style-name="T97">G</text:span><text:span text:style-name="T98">enre(</text:span><text:span text:style-name="T99"> </text:span><text:span text:style-name="T98">nom)</text:span></text:p>
        <text:p text:style-name="P78"/>
        <text:p text:style-name="P78"><text:span text:style-name="T24">Groupe</text:span><text:span text:style-name="T51"> </text:span></text:p>
        <text:p text:style-name="P84"/>
        <text:p text:style-name="P52">Groupe( <text:span text:style-name="T6">ID_Groupe,</text:span> nom, type_<text:span text:style-name="T248">g</text:span>, <text:span text:style-name="T231">#createur</text:span>)</text:p>
        <text:p text:style-name="P82"><text:span text:style-name="T195">Groupe</text:span><text:span text:style-name="T191">[</text:span><text:span text:style-name="T192">#</text:span><text:span text:style-name="T195">createur</text:span><text:span text:style-name="T191">] ⊆ </text:span><text:span text:style-name="T195">Utilisateur </text:span><text:span text:style-name="T201">[</text:span><text:span text:style-name="T202">login</text:span><text:span text:style-name="T203">]</text:span></text:p>
        <text:p text:style-name="P79"/>
        <text:p text:style-name="P72">Membres</text:p>
        <text:p text:style-name="P79"/>
        <text:p text:style-name="P52">Membres(<text:span text:style-name="T6"> #</text:span><text:span text:style-name="T32">groupe</text:span><text:span text:style-name="T6">, #</text:span><text:span text:style-name="T32">login</text:span><text:span text:style-name="T232">)</text:span></text:p>
        <text:p text:style-name="P41"><text:span text:style-name="T233">Membres</text:span><text:span text:style-name="T51">[</text:span><text:span text:style-name="T77">#</text:span><text:span text:style-name="T233">groupe</text:span><text:span text:style-name="T51">] ⊆ </text:span><text:span text:style-name="T52">Groupe </text:span><text:span text:style-name="T22">[</text:span><text:span text:style-name="T32">ID_Groupe</text:span><text:span text:style-name="T28">]</text:span></text:p>
        <text:p text:style-name="P40"><text:span text:style-name="T138">Membres</text:span><text:span text:style-name="T135">[</text:span><text:span text:style-name="T134">#</text:span><text:span text:style-name="T138">login</text:span><text:span text:style-name="T135">] ⊆ </text:span><text:span text:style-name="T139">Utilisateur </text:span><text:span text:style-name="T171">[</text:span><text:span text:style-name="T172">login</text:span><text:span text:style-name="T173">]</text:span></text:p>
        <text:p text:style-name="P84"/>
        <text:p text:style-name="P73">Follow</text:p>
        <text:p text:style-name="P85"/>
        <text:p text:style-name="P51">Follow(<text:span text:style-name="T6">#</text:span><text:span text:style-name="T8">s</text:span><text:span text:style-name="T6">uivi , #</text:span><text:span text:style-name="T8">s</text:span><text:span text:style-name="T6">uiveur</text:span>)</text:p>
        <text:p text:style-name="P41"><text:span text:style-name="T50">Follow</text:span><text:span text:style-name="T51">[</text:span><text:span text:style-name="T77">#</text:span><text:span text:style-name="T50">suivi</text:span><text:span text:style-name="T51">] ⊆ </text:span><text:span text:style-name="T50">Utilisateur</text:span><text:span text:style-name="T52"> </text:span><text:span text:style-name="T22">[</text:span><text:span text:style-name="T8">login</text:span><text:span text:style-name="T28">]</text:span></text:p>
        <text:p text:style-name="P82"><text:span text:style-name="T196">Follow</text:span><text:span text:style-name="T191">[</text:span><text:span text:style-name="T192">#</text:span><text:span text:style-name="T196">suiveur</text:span><text:span text:style-name="T191">] ⊆ </text:span><text:span text:style-name="T196">Utilisateur</text:span><text:span text:style-name="T195"> </text:span><text:span text:style-name="T191">[</text:span><text:span text:style-name="T196">login</text:span><text:span text:style-name="T194">]</text:span></text:p>
        <text:p text:style-name="P86"/>
        <text:p text:style-name="P74">Historique</text:p>
        <text:p text:style-name="P85"/>
        <text:p text:style-name="P51"><text:span text:style-name="T234">Historique</text:span>(<text:span text:style-name="T6">#</text:span><text:span text:style-name="T8">utilisateur</text:span><text:span text:style-name="T6"> , #</text:span><text:span text:style-name="T8">sujet</text:span><text:span text:style-name="T33">, date</text:span>)</text:p>
        <text:p text:style-name="P41"><text:span text:style-name="T50">Historique</text:span><text:span text:style-name="T51">[</text:span><text:span text:style-name="T7">#</text:span><text:span text:style-name="T8">ID_Utilisateur</text:span><text:span text:style-name="T51">] ⊆ </text:span><text:span text:style-name="T50">Utilisateur</text:span><text:span text:style-name="T52"> </text:span><text:span text:style-name="T22">[</text:span><text:span text:style-name="T8">login</text:span><text:span text:style-name="T28">]</text:span></text:p>
        <text:p text:style-name="P42"><text:span text:style-name="T50">Historique</text:span><text:span text:style-name="T51">[</text:span><text:span text:style-name="T7">#</text:span><text:span text:style-name="T8">ID_Sujet</text:span><text:span text:style-name="T51">] ⊆</text:span><text:span text:style-name="T50"> Sujet</text:span><text:span text:style-name="T52"> </text:span><text:span text:style-name="T51">[</text:span><text:span text:style-name="T8">nom</text:span><text:span text:style-name="T53">]</text:span></text:p>
        <text:p text:style-name="P42"/>
      </text:section>
      <text:p text:style-name="P4"><text:soft-page-break/>I<text:span text:style-name="T49">II</text:span><text:span text:style-name="T1">) </text:span><text:span text:style-name="T236">Explication des choix </text:span><text:span text:style-name="T273">et traduction en sql</text:span><text:span text:style-name="T1">:</text:span></text:p>
      <text:p text:style-name="P4"/>
      <text:p text:style-name="P16"><text:span text:style-name="T37">ExplicationDiagrammeUML.</text:span><text:span text:style-name="T38">odt</text:span></text:p>
      <text:p text:style-name="P118"/>
      <text:p text:style-name="P120"><text:span text:style-name="T133">Plusieurs types de contraintes externes devaient être respecté</text:span><text:span text:style-name="T140">es au niveau de la base de donnée.</text:span></text:p>
      <text:p text:style-name="P120"><text:span text:style-name="T140"/></text:p>
      <text:list xml:id="list4120609117" text:style-name="L3">
        <text:list-item>
          <text:p text:style-name="P136"><text:span text:style-name="T133">Les contraintes de clé primaire</text:span></text:p>
          <text:p text:style-name="P121"><text:span text:style-name="T133"><text:s/></text:span></text:p>
          <text:list>
            <text:list-header>
              <text:p text:style-name="P123"><text:span text:style-name="T133">Nous le</text:span><text:span text:style-name="T161">s</text:span><text:span text:style-name="T133"> avons indiquées précédemment en soulignant les attributs concernés.<text:line-break/>Pour choisir ce qui constituera la clé primaire d’une table, on se demande ce qui permet d’identifier u</text:span><text:span text:style-name="T141">n tuple par rapport à un autre.<text:line-break/><text:line-break/></text:span><text:span text:style-name="T174">Exemple:</text:span><text:span text:style-name="T141"> </text:span></text:p>
            </text:list-header>
          </text:list>
        </text:list-item>
      </text:list>
      <text:p text:style-name="P126"><text:span text:style-name="T141"/></text:p>
      <text:p text:style-name="P126"><text:span text:style-name="T141"><text:tab/><text:tab/></text:span><text:span text:style-name="T252">Table Hashtag : </text:span></text:p>
      <text:p text:style-name="P127"><text:span text:style-name="T133"><text:tab/><text:tab/><text:tab/></text:span><text:span text:style-name="T142">Il impossible de mettre 2 fois le même hashtag dans une publication, on met <text:tab/><text:tab/><text:tab/>donc comme clé primaire le couple </text:span><text:span text:style-name="T89">#ID_Publication, #nom_Sujet</text:span><text:span text:style-name="T255"> .<text:line-break/><text:tab/><text:tab/><text:tab/></text:span><text:span text:style-name="T256">Si nous avions choisi d’inclure l’attribut </text:span><text:span text:style-name="T85">#</text:span><text:span text:style-name="T86">date</text:span><text:span text:style-name="T256"> à la clé primaire, alors il aurait <text:tab/><text:tab/><text:tab/>été possible </text:span><text:span text:style-name="T257">qu’un</text:span><text:span text:style-name="T258">e</text:span><text:span text:style-name="T257"> même publication mentionne le même sujet à 2 dates <text:tab/><text:tab/><text:tab/><text:tab/>différentes ce qui serait absurde.</text:span></text:p>
      <text:p text:style-name="P144"><text:span text:style-name="T253"><text:line-break/><text:tab/><text:tab/>On implémentera cette contrainte simplement en indiquant :</text:span></text:p>
      <text:p text:style-name="P144"><text:span text:style-name="T267"><text:tab/><text:tab/></text:span><text:span text:style-name="T277">PRIMARY KEY</text:span><text:span text:style-name="T289"> (ID_Publication, nom_Sujet),</text:span></text:p>
      <text:p text:style-name="P127"><text:span text:style-name="T141"/></text:p>
      <text:p text:style-name="P125"><text:span text:style-name="T141"/></text:p>
      <text:list xml:id="list82533824964916" text:continue-numbering="true" text:style-name="L3">
        <text:list-item>
          <text:p text:style-name="P136"><text:span text:style-name="T133">Les contraintes de clé</text:span><text:span text:style-name="T144">s </text:span><text:span text:style-name="T133">étrangères</text:span></text:p>
          <text:p text:style-name="P136"><text:span text:style-name="T133"/></text:p>
          <text:list>
            <text:list-header>
              <text:p text:style-name="P124"><text:span text:style-name="T133">Nous le</text:span><text:span text:style-name="T162">s</text:span><text:span text:style-name="T133"> avons indiquées précédemment </text:span><text:span text:style-name="T163">en</text:span><text:span text:style-name="T133"> </text:span><text:span text:style-name="T142">mettant un # devant</text:span><text:span text:style-name="T133"> les attributs concernés.<text:line-break/></text:span><text:span text:style-name="T142">On détaille le choix de chaque clé étrangère dans la partie en rouge du schéma.<text:line-break/></text:span></text:p>
              <text:p text:style-name="P142"><text:span text:style-name="T133">Exemple :</text:span></text:p>
            </text:list-header>
          </text:list>
        </text:list-item>
      </text:list>
      <text:p text:style-name="P143"><text:span text:style-name="T133"/></text:p>
      <text:p text:style-name="P148"><text:span text:style-name="T133"><text:tab/><text:tab/></text:span><text:span text:style-name="T80">Table </text:span><text:span text:style-name="T78">Membres</text:span><text:span text:style-name="T80"> : </text:span></text:p>
      <text:p text:style-name="P154"><text:tab/><text:tab/><text:tab/>Membres(<text:span text:style-name="T6"> #</text:span><text:span text:style-name="T32">groupe</text:span><text:span text:style-name="T6">, #</text:span><text:span text:style-name="T32">login</text:span><text:span text:style-name="T232">)</text:span></text:p>
      <text:p text:style-name="P150"><text:span text:style-name="T233"><text:tab/><text:tab/><text:tab/>Membres</text:span><text:span text:style-name="T51">[</text:span><text:span text:style-name="T77">#</text:span><text:span text:style-name="T233">groupe</text:span><text:span text:style-name="T51">] ⊆ </text:span><text:span text:style-name="T52">Groupe </text:span><text:span text:style-name="T22">[</text:span><text:span text:style-name="T32">ID_Groupe</text:span><text:span text:style-name="T28">]</text:span></text:p>
      <text:p text:style-name="P149"><text:span text:style-name="T138"><text:tab/><text:tab/><text:tab/>Membres</text:span><text:span text:style-name="T135">[</text:span><text:span text:style-name="T134">#</text:span><text:span text:style-name="T138">login</text:span><text:span text:style-name="T135">] ⊆ </text:span><text:span text:style-name="T139">Utilisateur </text:span><text:span text:style-name="T171">[</text:span><text:span text:style-name="T172">login</text:span><text:span text:style-name="T173">]</text:span></text:p>
      <text:p text:style-name="P149"><text:span text:style-name="T173"><text:line-break/></text:span><text:span text:style-name="T143"><text:tab/> <text:s text:c="5"/><text:tab/></text:span><text:span text:style-name="T266">On implémentera cette contrainte simplement en indiquant :</text:span></text:p>
      <text:p text:style-name="P151"><text:span text:style-name="T267"><text:tab/><text:tab/></text:span><text:span text:style-name="T279">FOREIGN KEY</text:span><text:span text:style-name="T292"> (groupe) </text:span><text:span text:style-name="T279">REFERENCES</text:span><text:span text:style-name="T292"> projet.Groupe(ID_Groupe) </text:span><text:span text:style-name="T279">ON DELETE </text:span><text:span text:style-name="T280"><text:tab/><text:tab/></text:span><text:span text:style-name="T279">CASCADE</text:span><text:span text:style-name="T292"> </text:span><text:span text:style-name="T279">ON</text:span><text:span text:style-name="T292"> </text:span><text:span text:style-name="T279">UPDATE</text:span><text:span text:style-name="T292"> CASCADE,</text:span></text:p>
      <text:p text:style-name="P158"><text:span text:style-name="T281"><text:tab/><text:tab/></text:span><text:span text:style-name="T282">FOREIGN KEY</text:span><text:span text:style-name="T297"> (logins) </text:span><text:span text:style-name="T282">REFERENCES</text:span><text:span text:style-name="T297"> projet.Utilisateur(logins) </text:span><text:span text:style-name="T282">ON DELETE <text:tab/></text:span><text:span text:style-name="T283"><text:tab/><text:tab/></text:span><text:span text:style-name="T282">CASCADE</text:span><text:span text:style-name="T297"> </text:span><text:span text:style-name="T282">ON</text:span><text:span text:style-name="T297"> </text:span><text:span text:style-name="T282">UPDATE</text:span><text:span text:style-name="T297"> CASCADE</text:span></text:p>
      <text:p text:style-name="P158"><text:span text:style-name="T297"/></text:p>
      <text:p text:style-name="P97"><text:span text:style-name="T259"><text:tab/><text:tab/>On </text:span><text:span text:style-name="T260">indiquera pour chaque clé étrangère </text:span><text:span text:style-name="T298">ON UPDATE CASCADE</text:span><text:span text:style-name="T260"> qui assure que </text:span><text:span text:style-name="T261">s</text:span><text:span text:style-name="T263">i <text:tab/><text:tab/>une ligne dans la table référencée (la table parent) est mise à jour, toutes les lignes <text:tab/><text:tab/>correspondantes dans la table qui contient la clé étrangère (la table enfant) sont <text:tab/><text:tab/><text:tab/>automatiquement mises à jour pour refléter cette modification.</text:span></text:p>
      <text:p text:style-name="P96"><text:span text:style-name="T263"/></text:p>
      <text:p text:style-name="P98"><text:span text:style-name="T263"><text:tab/><text:tab/></text:span><text:span text:style-name="T265">De même avec</text:span><text:span text:style-name="T264"> </text:span><text:span text:style-name="T298">ON </text:span><text:span text:style-name="T299">DELETE CASCADE</text:span><text:span text:style-name="T260"> qui assure que </text:span><text:span text:style-name="T262">s</text:span><text:span text:style-name="T260">i une ligne dans la table <text:tab/><text:tab/>référencée est <text:tab/>supprimée, toutes les lignes correspondantes dans la table contenant la <text:tab/><text:tab/>clé étrangère sont également supprimées.</text:span></text:p>
      <text:p text:style-name="P98"><text:span text:style-name="T260"/></text:p>
      <text:list xml:id="list82535766973093" text:continue-numbering="true" text:style-name="L3">
        <text:list-item>
          <text:p text:style-name="P136"><text:soft-page-break/><text:span text:style-name="T133">Les contraintes de non Nullité</text:span></text:p>
        </text:list-item>
      </text:list>
      <text:p text:style-name="P137"><text:span text:style-name="T133"/></text:p>
      <text:p text:style-name="P133"><text:span text:style-name="T133"><text:tab/> <text:s text:c="3"/></text:span><text:span text:style-name="T118">Certains attributs ne font pas parti de la clé primaire mais on ne souhaite pas qu’ils <text:tab/><text:tab/> <text:s text:c="3"/>puissent être NULL pour autant. </text:span></text:p>
      <text:p text:style-name="P133"><text:span text:style-name="T178"/></text:p>
      <text:p text:style-name="P133"><text:span text:style-name="T118"><text:tab/> <text:s text:c="3"/></text:span><text:span text:style-name="T177">Exemple:</text:span><text:span text:style-name="T117"> </text:span></text:p>
      <text:p text:style-name="P128"><text:span text:style-name="T141"/></text:p>
      <text:p text:style-name="P128"><text:span text:style-name="T141"><text:tab/><text:tab/></text:span><text:span text:style-name="T252">Table </text:span><text:span text:style-name="T300">R</text:span><text:span text:style-name="T301">e</text:span><text:span text:style-name="T300">action</text:span><text:span text:style-name="T252"> : </text:span></text:p>
      <text:p text:style-name="P128"><text:span text:style-name="T133"><text:tab/><text:tab/><text:tab/></text:span><text:span text:style-name="T145">L’attribut #ID_Emoji n’a pas été mis dans la clé primaire car on ne souhaite <text:tab/><text:tab/><text:tab/>pas qu’un utilisateur </text:span><text:span text:style-name="T146">puisse réagir 2 fois à une publication avec un emoji <text:tab/><text:tab/><text:tab/><text:tab/>différent. </text:span><text:span text:style-name="T147">Cependant,chaque réaction doit obligatoirement avoir un émoji <text:tab/><text:tab/><text:tab/><text:tab/>pour exister, on décide donc de mettre cet attribut en NOT NULL.</text:span></text:p>
      <text:p text:style-name="P145"><text:span text:style-name="T253"><text:line-break/><text:tab/><text:tab/>On implémentera cette contrainte simplement en indiquant :</text:span></text:p>
      <text:p text:style-name="P156"><text:span text:style-name="T254"><text:tab/><text:tab/></text:span><text:span text:style-name="T126">ID_Emoji </text:span><text:span text:style-name="T275">INTEGER</text:span><text:span text:style-name="T126"> </text:span><text:span text:style-name="T275">NOT NULL</text:span><text:span text:style-name="T126">,</text:span></text:p>
      <text:p text:style-name="P145"><text:span text:style-name="T267"><text:tab/></text:span></text:p>
      <text:list xml:id="list82534449027894" text:continue-numbering="true" text:style-name="L3">
        <text:list-item>
          <text:p text:style-name="P136"><text:span text:style-name="T133">Les contraintes d’Unicité</text:span></text:p>
        </text:list-item>
      </text:list>
      <text:p text:style-name="P137"><text:span text:style-name="T133"/></text:p>
      <text:p text:style-name="P138"><text:span text:style-name="T123"><text:tab/> <text:s text:c="3"/></text:span><text:span text:style-name="T122">Certains attributs ne font pas parti de la clé primaire mais on ne souhaite pas qu’ils <text:tab/><text:tab/> <text:s text:c="3"/>puissent être </text:span><text:span text:style-name="T124">partagés par d’autres tuples de la table pour autant.</text:span></text:p>
      <text:p text:style-name="P134"><text:span text:style-name="T178"/></text:p>
      <text:p text:style-name="P134"><text:span text:style-name="T118"><text:tab/> <text:s text:c="3"/></text:span><text:span text:style-name="T177">Exemple:</text:span><text:span text:style-name="T117"> </text:span></text:p>
      <text:p text:style-name="P129"><text:span text:style-name="T141"/></text:p>
      <text:p text:style-name="P129"><text:span text:style-name="T141"><text:tab/><text:tab/></text:span><text:span text:style-name="T252">Table </text:span><text:span text:style-name="T302">Evenement_Passe</text:span><text:span text:style-name="T252"> : </text:span></text:p>
      <text:p text:style-name="P129"><text:span text:style-name="T133"><text:tab/><text:tab/><text:tab/></text:span><text:span text:style-name="T145">L’attribut #ID_</text:span><text:span text:style-name="T147">Evenement</text:span><text:span text:style-name="T145"> </text:span><text:span text:style-name="T147">n’a pas été mis dans la clé primaire car cela <text:tab/><text:tab/><text:tab/> <text:s text:c="11"/>voudrait dire </text:span><text:span text:style-name="T148">qu’un même évènement peut être archivé par 2 évènements <text:tab/><text:tab/><text:tab/><text:tab/>passés. Pour s’assurer que 2 tuples de Evenement_passe n’archivent pas le </text:span></text:p>
      <text:p text:style-name="P130"><text:span text:style-name="T148"><text:tab/><text:tab/><text:tab/>même évènement, on met </text:span><text:span text:style-name="T150">cet attribut</text:span><text:span text:style-name="T149"> en Unique.</text:span></text:p>
      <text:p text:style-name="P146"><text:span text:style-name="T253"><text:line-break/><text:tab/><text:tab/>On implémentera cette contrainte simplement en indiquant :</text:span></text:p>
      <text:p text:style-name="P159"><text:span text:style-name="T287"><text:tab/><text:tab/></text:span><text:span text:style-name="T284">UNIQUE</text:span><text:span text:style-name="T294"> (ID_Evenement)</text:span></text:p>
      <text:p text:style-name="P122"><text:span text:style-name="T133"/></text:p>
      <text:list xml:id="list82533974263405" text:continue-numbering="true" text:style-name="L3">
        <text:list-item>
          <text:p text:style-name="P140"><text:span text:style-name="T133">Les contraintes de vérification</text:span></text:p>
        </text:list-item>
      </text:list>
      <text:p text:style-name="P141"><text:span text:style-name="T133"/></text:p>
      <text:p text:style-name="P139"><text:span text:style-name="T122"><text:tab/> <text:s text:c="3"/>Certains attributs </text:span><text:span text:style-name="T125">doivent pouvoir respecter certaines conditions.</text:span></text:p>
      <text:p text:style-name="P135"><text:span text:style-name="T178"/></text:p>
      <text:p text:style-name="P135"><text:span text:style-name="T118"><text:tab/> <text:s text:c="3"/></text:span><text:span text:style-name="T177">Exemple</text:span><text:span text:style-name="T179">s</text:span><text:span text:style-name="T177">:</text:span><text:span text:style-name="T117"> </text:span></text:p>
      <text:p text:style-name="P131"><text:span text:style-name="T141"/></text:p>
      <text:p text:style-name="P131"><text:span text:style-name="T141"><text:tab/><text:tab/></text:span><text:span text:style-name="T252">Table </text:span><text:span text:style-name="T303">Film</text:span><text:span text:style-name="T252"> : </text:span></text:p>
      <text:p text:style-name="P131"><text:span text:style-name="T133"><text:tab/><text:tab/><text:tab/></text:span><text:span text:style-name="T145">L’attribut</text:span><text:span text:style-name="T149"> </text:span><text:span text:style-name="T151">nb_Entrees ne peut pas être un nombre négatif.</text:span></text:p>
      <text:p text:style-name="P147"><text:span text:style-name="T253"><text:line-break/><text:tab/><text:tab/>On implémentera cette contrainte simplement en indiquant :</text:span></text:p>
      <text:p text:style-name="P160"><text:span text:style-name="T287"><text:tab/><text:tab/></text:span><text:span text:style-name="T295">nb_Entrees </text:span><text:span text:style-name="T285">INT</text:span><text:span text:style-name="T295"> </text:span><text:span text:style-name="T285">CHECK</text:span><text:span text:style-name="T295"> (nb_Entrees </text:span><text:span text:style-name="T307">&gt;=</text:span><text:span text:style-name="T310">0</text:span><text:span text:style-name="T295">),</text:span></text:p>
      <text:p text:style-name="P160"><text:span text:style-name="T295"/></text:p>
      <text:p text:style-name="P160"><text:span text:style-name="T295"/></text:p>
      <text:p text:style-name="P131"><text:span text:style-name="T252"><text:tab/><text:tab/>Table </text:span><text:span text:style-name="T303">Groupe</text:span><text:span text:style-name="T252"> : </text:span></text:p>
      <text:p text:style-name="P147"><text:span text:style-name="T127"><text:tab/><text:tab/><text:tab/></text:span><text:span text:style-name="T128">L’attribut</text:span><text:span text:style-name="T129"> </text:span><text:span text:style-name="T130">type doit se référer à des données précises, ici on limite les types <text:tab/><text:tab/><text:tab/>possibles à «club », « presse », « studio », « festival » et « cinema ».</text:span></text:p>
      <text:p text:style-name="P147"><text:span text:style-name="T253"><text:line-break/><text:tab/><text:tab/>On implémentera cette contrainte simplement en indiquant :</text:span></text:p>
      <text:p text:style-name="P160"><text:span text:style-name="T287"><text:tab/></text:span><text:span text:style-name="T296">type_g </text:span><text:span text:style-name="T286">VARCHAR</text:span><text:span text:style-name="T296">(</text:span><text:span text:style-name="T309">30</text:span><text:span text:style-name="T296">) </text:span><text:span text:style-name="T286">CHECK</text:span><text:span text:style-name="T296"> (type_g </text:span><text:span text:style-name="T286">IN</text:span><text:span text:style-name="T296"> (</text:span><text:span text:style-name="T311">'club'</text:span><text:span text:style-name="T296">,</text:span><text:span text:style-name="T311">'presse'</text:span><text:span text:style-name="T296">, </text:span><text:span text:style-name="T311">'studio'</text:span><text:span text:style-name="T296">, </text:span><text:span text:style-name="T311">'festival'</text:span><text:span text:style-name="T296">, </text:span><text:span text:style-name="T311">'cinema'</text:span><text:span text:style-name="T296">)),</text:span></text:p>
      <text:p text:style-name="P152"><text:span text:style-name="T268"/></text:p>
      <text:p text:style-name="P152"><text:soft-page-break/><text:span text:style-name="T268">I</text:span><text:span text:style-name="T269">V</text:span><text:span text:style-name="T270">) </text:span><text:span text:style-name="T271">Peuplement </text:span><text:span text:style-name="T272">des </text:span><text:span text:style-name="T271">tables</text:span><text:span text:style-name="T270">:</text:span></text:p>
      <text:p text:style-name="P152"/>
      <text:p text:style-name="P32"/>
      <text:p text:style-name="P23">a. <text:span text:style-name="T243">Création de la base de données</text:span></text:p>
      <text:p text:style-name="P19"/>
      <text:p text:style-name="P29"><text:span text:style-name="T312">c</text:span>reation/traduction.sql</text:p>
      <text:p text:style-name="P27"/>
      <text:p text:style-name="P36">Une fois le schéma relationnel terminé, on crée nos tables dans le fichier traduction.sql <text:span text:style-name="T273">en prenant soin d’implémenter toutes les contraintes externes nécessaires comme indiqué précédemment.</text:span></text:p>
      <text:p text:style-name="P107">On utilise <text:span text:style-name="T246">en priorité</text:span> des attribut de type Integer pour les chiffres <text:span text:style-name="T247">qui sont des ID et INT pour les autres.</text:span></text:p>
      <text:p text:style-name="P36">On décide d’utiliser <text:span text:style-name="T246">majoritairement </text:span>des attributs de type Varchar pour les différentes chaînes de caractères et de limiter leur taille à 30. </text:p>
      <text:p text:style-name="P36"><text:span text:style-name="T247">On privilégie</text:span> <text:span text:style-name="T247">l</text:span>e type <text:span text:style-name="T245">TIMESTAMP </text:span>pour les dates <text:span text:style-name="T245">puisqu’on veut pouvoir les ranger de façon précise</text:span>. </text:p>
      <text:p text:style-name="P35"/>
      <text:p text:style-name="P35"/>
      <text:p text:style-name="P24"><text:span text:style-name="T320">b</text:span>. <text:span text:style-name="T244">remplissage des tables</text:span></text:p>
      <text:p text:style-name="P20"/>
      <text:p text:style-name="P30"><text:span text:style-name="T312">creation/s</text:span>cript/<text:span text:style-name="T251">remplissage.sql</text:span></text:p>
      <text:p text:style-name="P28"/>
      <text:p text:style-name="P37">Pour alimenter nos tables avec des données, nous avons utilisé un script Python pour générer des ensembles de données variés. Ces ensembles ont été ajustés selon nos besoins spécifiques tout en respectant les contraintes définies dans notre schéma de base de données. Chaque ensemble de données a ensuite été sauvegardé dans un fichier CSV distinct, organisé dans le répertoire CSV/ressources.</text:p>
      <text:p text:style-name="Text_20_body">Le script remplissage.sql, localisé dans le dossier script, nous permet d'importer facilement ces fichiers CSV dans nos tables correspondantes. En utilisant COPY, nous transférons les données du fichier CSV vers la base de données, assurant ainsi un processus de chargement efficace et cohérent.</text:p>
      <text:p text:style-name="Text_20_body">Ce processus nous offre la flexibilité nécessaire pour ajuster et enrichir nos ensembles de données en fonction de nos besoins évolutifs. En automatisant cette tâche, nous gagnons du temps et minimisons les risques d'erreurs lors du chargement des données dans notre système.</text:p>
      <text:p text:style-name="P33"/>
      <text:p text:style-name="P33"><text:span text:style-name="T235">V</text:span><text:span text:style-name="T1">) </text:span><text:span text:style-name="T235">R</text:span><text:span text:style-name="T244">equetes</text:span></text:p>
      <text:p text:style-name="P28"/>
      <text:p text:style-name="P34"/>
      <text:p text:style-name="P166"><text:span text:style-name="T41">creation/</text:span><text:span text:style-name="T42">requete</text:span><text:span text:style-name="T40">/</text:span><text:span text:style-name="T39">r</text:span><text:span text:style-name="T42">eq_echo.sql</text:span></text:p>
      <text:p text:style-name="P102"/>
      <text:p text:style-name="P168"><text:span text:style-name="T313">On remplit les le fichier req_echo.sql avec des requêtes correspondant aux types de requêtes demandées.</text:span></text:p>
      <text:p text:style-name="P168"/>
      <text:p text:style-name="P170"><text:soft-page-break/><text:span text:style-name="T82">Exemple :<text:line-break/><text:line-break/></text:span><text:span text:style-name="T315">6. Agrégats nécessitant GROUP BY et HAVING :</text:span></text:p>
      <text:p text:style-name="P161">Cette requête sélectionne les artistes ayant remporté plus de 9 Oscars, en affichant leur identifiant et le nombre maximal d'Oscars remporté.</text:p>
      <text:p text:style-name="P155">\! echo Requête <text:span text:style-name="T308">6</text:span> : artistes ayant remporté plus de <text:span text:style-name="T308">9</text:span> Oscars;</text:p>
      <text:p text:style-name="P155"><text:span text:style-name="T274">SELECT</text:span> ID_Artiste, <text:span text:style-name="T314">MAX</text:span>(nb_Oscars) <text:span text:style-name="T274">AS</text:span> mx_oscars</text:p>
      <text:p text:style-name="P155"><text:span text:style-name="T274">FROM</text:span> projet.Artiste </text:p>
      <text:p text:style-name="P155"><text:span text:style-name="T274">GROUP BY</text:span> ID_Artiste</text:p>
      <text:p text:style-name="P155"><text:span text:style-name="T274">HAVING</text:span> <text:span text:style-name="T314">MAX</text:span>(nb_Oscars) <text:span text:style-name="T304">&gt;</text:span> <text:span text:style-name="T308">9</text:span></text:p>
      <text:p text:style-name="P157"><text:span text:style-name="T282">ORDER BY</text:span><text:span text:style-name="T297"> ID_Artiste </text:span><text:span text:style-name="T282">DESC</text:span><text:span text:style-name="T297">;</text:span></text:p>
      <text:p text:style-name="P32"/>
      <text:p text:style-name="P32"/>
      <text:p text:style-name="P32"><text:span text:style-name="T235">V</text:span><text:span text:style-name="T244">I</text:span><text:span text:style-name="T1">) </text:span><text:span text:style-name="T235">Re</text:span><text:span text:style-name="T236">commandation</text:span><text:span text:style-name="T1">:</text:span></text:p>
      <text:p text:style-name="P32"><text:span text:style-name="T43"/></text:p>
      <text:p text:style-name="P101"/>
      <text:p text:style-name="P167"><text:span text:style-name="T41">creation/</text:span><text:span text:style-name="T42">requete</text:span><text:span text:style-name="T40">/</text:span><text:span text:style-name="T39">r</text:span><text:span text:style-name="T42">eq_echo.sql</text:span></text:p>
      <text:p text:style-name="P103"/>
      <text:p text:style-name="P169"><text:span text:style-name="T313">On cherche </text:span><text:span text:style-name="T316">à inclure au fichier certaines requête</text:span><text:span text:style-name="T317">s</text:span><text:span text:style-name="T316"> qui pourront participer au développement d’un algorithme de recommandation :</text:span></text:p>
      <text:p text:style-name="P169"/>
      <text:p text:style-name="P162">14. Récupérer les événements auxquels un utilisateur est intéressé :</text:p>
      <text:p text:style-name="P161"/>
      <text:p text:style-name="P162">15. Recommandation de publications en fonction des sujets consultés par l'utilisateur :</text:p>
      <text:p text:style-name="P162"/>
      <text:p text:style-name="P171"><text:span text:style-name="T315">16. Calculer un score de recommandation :</text:span></text:p>
      <text:p text:style-name="P163"><text:span text:style-name="T297">17. Recommander les n meilleurs événements :</text:span></text:p>
      <text:p text:style-name="P163"><text:span text:style-name="T315"/></text:p>
      <text:p text:style-name="P164"><text:span text:style-name="T297">18. Recommandation de films basée sur les films aimés par les utilisateurs suivis :</text:span></text:p>
      <text:p text:style-name="P164"><text:span text:style-name="T297"/></text:p>
      <text:p text:style-name="P164"><text:span text:style-name="T297">19. Recommandation d'événements en fonction de l'historique des événements suivis par l'utilisateur</text:span></text:p>
      <text:p text:style-name="P164"><text:span text:style-name="T297"/></text:p>
      <text:p text:style-name="P162">20. Recommandation de publications basée sur les publications aimées par l'utilisateur et son réseau :</text:p>
      <text:p text:style-name="P104"/>
      <text:p text:style-name="P104"/>
      <text:p text:style-name="P153"><text:span text:style-name="T318">VI</text:span><text:span text:style-name="T49">I</text:span><text:span text:style-name="T1">) </text:span><text:span text:style-name="T318">Re</text:span><text:span text:style-name="T319">gard critique sur les choix effectués</text:span><text:span text:style-name="T1">:</text:span></text:p>
      <text:p text:style-name="P153"/>
      <text:p text:style-name="P165"><text:span text:style-name="T37">ExplicationDiagrammeUML.</text:span><text:span text:style-name="T38">odt</text:span></text:p>
      <text:p text:style-name="P119"/>
      <text:p text:style-name="P132"><text:span text:style-name="T133">Dans certains cas, il n’existe pas de solution parfait</text:span><text:span text:style-name="T164">e</text:span><text:span text:style-name="T133"> dans les choix de modélisation et d’implémentation d’une base de données, aussi certains des choix que nous avons effectués sont des parti pris qui méritent d’être critiqués.<text:line-break/></text:span></text:p>
      <text:p text:style-name="P132"><text:span text:style-name="T6">Exemples :</text:span></text:p>
      <text:p text:style-name="P110"><text:soft-page-break/><text:span text:style-name="T180">Les tables Ami</text:span><text:span text:style-name="T181">s</text:span><text:span text:style-name="T180">/Follow</text:span></text:p>
      <text:p text:style-name="P110"><text:span text:style-name="T180"><text:line-break/></text:span><text:span text:style-name="T186"><text:tab/></text:span><text:span text:style-name="T133">Ici, nous avons fait le choix de symboliser la relation d’amitié comme le fait de se <text:tab/><text:tab/>suivre mutuellement et en avons profité pour supprimer la table Ami</text:span><text:span text:style-name="T156">s</text:span><text:span text:style-name="T133">.<text:line-break/><text:tab/>Ce choix nous a permis d’alléger la base de données et peut sembler justifiable dans <text:tab/><text:tab/>un contexte de réseau social puisque beaucoup d’entre eux fonctionnent également <text:tab/><text:tab/>de la sorte.<text:line-break/><text:tab/>Cependant, on aurait pu vouloir garder ces 2 types de relations distinctes </text:span><text:span text:style-name="T152">et <text:tab/><text:tab/><text:tab/>implémenter la table amitié </text:span><text:span text:style-name="T133">de la façon suivante :</text:span></text:p>
      <text:p text:style-name="P108"><text:span text:style-name="T131"><text:tab/></text:span><text:span text:style-name="T276">ALTER</text:span><text:span text:style-name="T288"> </text:span><text:span text:style-name="T276">TABLE</text:span><text:span text:style-name="T288"> Ami</text:span><text:span text:style-name="T290">s</text:span><text:span text:style-name="T288"> </text:span><text:span text:style-name="T276">ADD</text:span><text:span text:style-name="T288"> </text:span><text:span text:style-name="T276">CONSTRAINT</text:span><text:span text:style-name="T288"> asym </text:span><text:span text:style-name="T276">Check</text:span><text:span text:style-name="T288"> (ami1</text:span><text:span text:style-name="T305">&lt;</text:span><text:span text:style-name="T288">ami2)</text:span></text:p>
      <text:p text:style-name="P110"><text:span text:style-name="T133"/></text:p>
      <text:p text:style-name="P115"><text:span text:style-name="T133"><text:s text:c="11"/></text:span><text:span text:style-name="T152">Il </text:span><text:span text:style-name="T164">aurait alors fallu</text:span><text:span text:style-name="T152"> bien faire attention à bien utiliser des disjonctions dans les requêtes pour <text:s/></text:span></text:p>
      <text:p text:style-name="P115"><text:span text:style-name="T152"><text:s text:c="11"/></text:span><text:span text:style-name="T165">t</text:span><text:span text:style-name="T152">enir compte de cette asym</text:span><text:span text:style-name="T153">é</text:span><text:span text:style-name="T152">trie.</text:span></text:p>
      <text:p text:style-name="P111"><text:span text:style-name="T152"><text:s text:c="11"/></text:span><text:span text:style-name="T166">On</text:span><text:span text:style-name="T152"> </text:span><text:span text:style-name="T154">pourra alors é</text:span><text:span text:style-name="T152">galement </text:span><text:span text:style-name="T154">recréer artificiellement la symétrie</text:span><text:span text:style-name="T152"> </text:span><text:span text:style-name="T154">en utilisant la </text:span><text:span text:style-name="T152">vue suivante <text:s text:c="25"/></text:span></text:p>
      <text:p text:style-name="P111"><text:span text:style-name="T152"><text:s text:c="11"/></text:span><text:span text:style-name="T154">Ami_full à la place de Ami</text:span><text:span text:style-name="T155">s</text:span><text:span text:style-name="T154"> :</text:span></text:p>
      <text:p text:style-name="P109"><text:span text:style-name="T132"><text:tab/></text:span><text:span text:style-name="T278">WITH</text:span><text:span text:style-name="T291"> Ami_full </text:span><text:span text:style-name="T278">AS</text:span><text:span text:style-name="T291"> </text:span></text:p>
      <text:p text:style-name="P109"><text:span text:style-name="T293"><text:tab/></text:span><text:span text:style-name="T291">( </text:span><text:span text:style-name="T278">SELECT</text:span><text:span text:style-name="T291"> </text:span><text:span text:style-name="T306">*</text:span><text:span text:style-name="T291"> </text:span><text:span text:style-name="T278">FROM</text:span><text:span text:style-name="T291"> amis </text:span><text:span text:style-name="T278">UNION</text:span><text:span text:style-name="T291"> </text:span><text:span text:style-name="T278">SELECT</text:span><text:span text:style-name="T291"> ami1 </text:span><text:span text:style-name="T278">AS</text:span><text:span text:style-name="T291"> ami2 , ami2 </text:span><text:span text:style-name="T278">AS</text:span><text:span text:style-name="T291"> ami1 </text:span><text:span text:style-name="T278">FROM</text:span><text:span text:style-name="T291"> amis)</text:span></text:p>
      <text:p text:style-name="P111"><text:span text:style-name="T152"/></text:p>
      <text:p text:style-name="P112"><text:span text:style-name="T180">Les tables </text:span><text:span text:style-name="T182">Interesse/Participe</text:span></text:p>
      <text:p text:style-name="P112"><text:span text:style-name="T182"/></text:p>
      <text:p text:style-name="P112"><text:span text:style-name="T187"><text:tab/></text:span><text:span text:style-name="T133">Ici, nous </text:span><text:span text:style-name="T157">avons fait le choix de régler la contrainte externe voulant qu’un utilisateur ne <text:tab/>pouvait pas se déclarer à la fois intéressé et certain de venir au même évènement, en <text:tab/>fusionnant les 2 tables et en ajoutant un attribut booléen. Cette solution nous a semblé <text:tab/>optimale dans cette situation puisque les 2 tables fusionnées partageaient exactement les <text:tab/>mêmes attributs.</text:span></text:p>
      <text:p text:style-name="P112"><text:span text:style-name="T157"/></text:p>
      <text:p text:style-name="P113"><text:span text:style-name="T180">Les tables </text:span><text:span text:style-name="T183">Réaction/Participe</text:span></text:p>
      <text:p text:style-name="P113"><text:span text:style-name="T182"/></text:p>
      <text:p text:style-name="P114"><text:span text:style-name="T187"><text:tab/></text:span><text:span text:style-name="T158">L’une des plus grosses limites de notre modélisation, réside dans le fait que l’on ne peut <text:tab/>réagir qu’aux publication de premiers niveau, mais pas aux commentaires. </text:span></text:p>
      <text:p text:style-name="P114"><text:span text:style-name="T158"><text:tab/>Parmi les solutions que nous aurions pu envisager pour régler ce problème, on aurait tout <text:tab/>d’abord simplement pu créer une autre table de réaction Reaction_C avec exactement les <text:tab/>mêmes propriétés que la table Reaction mais cette fois-ci reliée à la table Commentaire et <text:tab/>non Publication. </text:span><text:span text:style-name="T159">Nous apprécions peu ce genre de solution qui nous semblent manquer <text:tab/>d’élégance en distinguant 2 tables qui ne devraient en former qu’une.</text:span></text:p>
      <text:p text:style-name="P116"><text:span text:style-name="T158"><text:tab/></text:span><text:span text:style-name="T133">On aurait également pu envisager de fusionner les tables commentaires et publication, avec <text:tab/>simplement chaque publication se référant à une publication d’origine qu’elle commente, et <text:tab/>pouvant être nulle pour les publications de premier nive</text:span><text:span text:style-name="T159">au. Nous avons également choisi <text:tab/>d’écarter cette solution car celle-ci faisait perdre la distinction imposée par l’énoncé selon <text:tab/>laquelle </text:span><text:span text:style-name="T160">seules les publications de premier niveau doivent indiquer leur sujet, ainsi que celle <text:tab/>que nous nous étions nous même imposée selon laquelle seule les publications de premier <text:tab/>niveau peuvent annoncer un évènement.</text:span></text:p>
      <text:p text:style-name="P116"><text:span text:style-name="T160"/></text:p>
      <text:p text:style-name="P117"><text:span text:style-name="T184">L</text:span><text:span text:style-name="T180">es tables Sujet/Film/</text:span><text:span text:style-name="T185">Publication</text:span></text:p>
      <text:p text:style-name="P117"><text:span text:style-name="T180"/></text:p>
      <text:p text:style-name="P117"><text:span text:style-name="T186"><text:tab/></text:span><text:span text:style-name="T133">Une autre grande limite de notre modélisation réside dans le fait que toutes les réactions des <text:tab/>utilisateurs ne peuvent se référer qu’à une publication. La table sujet elle même n’est <text:tab/>d’ailleurs reliée qu’à la table publication. On aurait pu imaginer d’autres tables de transition </text:span><text:span text:style-name="T167"><text:tab/>qui permettent de relier les films aux utilisateurs sans passer par</text:span><text:span text:style-name="T321"> les tables Sujet et Publicatio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4T18:04:47.021982151</meta:creation-date>
    <dc:date>2024-05-27T08:25:33.491114134</dc:date>
    <meta:editing-duration>PT16H22M19S</meta:editing-duration>
    <meta:editing-cycles>104</meta:editing-cycles>
    <meta:generator>LibreOffice/7.3.7.2$Linux_X86_64 LibreOffice_project/30$Build-2</meta:generator>
    <meta:document-statistic meta:table-count="0" meta:image-count="0" meta:object-count="0" meta:page-count="7" meta:paragraph-count="186" meta:word-count="2041" meta:character-count="14627" meta:non-whitespace-character-count="12408"/>
  </office:meta>
</office:document-meta>
</file>